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41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94mm" fo:break-before="auto" style:use-optimal-row-height="false"/>
    </style:style>
    <style:style style:name="ro3" style:family="table-row">
      <style:table-row-properties style:row-height="5.79mm" fo:break-before="auto" style:use-optimal-row-height="false"/>
    </style:style>
    <style:style style:name="ro4" style:family="table-row">
      <style:table-row-properties style:row-height="7.43mm" fo:break-before="auto" style:use-optimal-row-height="false"/>
    </style:style>
    <style:style style:name="ro5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2" style:family="table-cell" style:parent-style-name="Default">
      <style:text-properties fo:font-size="6pt" style:font-size-asian="6pt" style:font-size-complex="6pt"/>
    </style:style>
    <style:style style:name="ce23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24" style:family="table-cell" style:parent-style-name="Default">
      <style:table-cell-properties fo:wrap-option="wrap"/>
      <style:text-properties fo:font-size="6pt" style:font-size-asian="6pt" style:font-size-complex="6pt"/>
    </style:style>
    <style:style style:name="ce25" style:family="table-cell" style:parent-style-name="Default" style:data-style-name="N1">
      <style:text-properties fo:font-size="8pt" style:font-size-asian="8pt" style:font-size-complex="8pt"/>
    </style:style>
    <style:style style:name="ce34" style:family="table-cell" style:parent-style-name="Default">
      <style:text-properties style:font-name="Cambria" fo:font-size="10pt" style:font-size-asian="10pt" style:font-size-complex="10pt"/>
    </style:style>
    <style:style style:name="ce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Cambria" fo:font-size="8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8pt" style:rfc-language-tag-asian="sr-Latn-RS" style:language-asian="sr" style:script-asian="Latn" style:country-asian="RS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2"/>
    <style:style style:name="ce2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 style:data-style-name="N2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Cambria" fo:font-size="8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8pt" style:rfc-language-tag-asian="sr-Latn-RS" style:language-asian="sr" style:script-asian="Latn" style:country-asian="RS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8"/>
    <style:style style:name="ce3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color="#000000" style:text-outline="false" style:text-line-through-style="none" style:text-line-through-type="none" style:font-name="Cambria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rfc-language-tag-asian="sr-Latn-RS" style:language-asian="sr" style:script-asian="Latn" style:country-asian="RS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7" style:family="table-cell" style:parent-style-name="Default" style:data-style-name="N1"/>
    <style:style style:name="ce38" style:family="table-cell" style:parent-style-name="Default">
      <style:table-cell-properties fo:border-bottom="none" fo:border-left="none" fo:border-right="none" fo:border-top="0.06pt solid #000000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0.06pt solid #000000" fo:border-left="none" fo:border-right="none" fo:border-top="0.06pt solid #000000"/>
      <style:text-properties fo:font-size="6pt" style:font-size-asian="6pt" style:font-size-complex="6pt"/>
    </style:style>
    <style:style style:name="ce40" style:family="table-cell" style:parent-style-name="Default">
      <style:table-cell-properties fo:border-bottom="0.06pt solid #000000" fo:border-left="none" fo:border-right="none" fo:border-top="none"/>
      <style:text-properties fo:font-size="6pt" style:font-size-asian="6pt" style:font-size-complex="6pt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>
      <style:table-cell-properties fo:border-bottom="0.06pt solid #000000" fo:border-left="none" fo:border-right="none" fo:border-top="0.06pt solid #000000"/>
    </style:style>
    <style:style style:name="ce43" style:family="table-cell" style:parent-style-name="Default">
      <style:table-cell-properties fo:border-bottom="0.06pt solid #000000" fo:border-left="none" fo:border-right="none" fo:border-top="none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cccccc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4" table:default-cell-style-name="ce22"/>
        <table:table-column table:style-name="co3" table:number-columns-repeated="1014" table:default-cell-style-name="Default"/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1" office:value-type="string" calcext:value-type="string">
            <text:p>PWM cycle resolution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2"/>
          <table:table-cell table:style-name="ce11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2" table:number-rows-spanned="1">
            <text:p>Tone</text:p>
          </table:table-cell>
          <table:covered-table-cell table:style-name="ce34"/>
          <table:table-cell table:style-name="ce34"/>
          <table:table-cell table:style-name="ce6" office:value-type="string" calcext:value-type="string">
            <text:p>Time of 1 step in PWM cycle</text:p>
          </table:table-cell>
          <table:table-cell table:style-name="ce1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3" office:value-type="string" calcext:value-type="string">
            <text:p>Hz</text:p>
          </table:table-cell>
          <table:table-cell table:style-name="ce3" office:value-type="string" calcext:value-type="string">
            <text:p>miliseconds</text:p>
          </table:table-cell>
          <table:table-cell table:style-name="ce3"/>
          <table:table-cell table:style-name="ce6" office:value-type="string" calcext:value-type="string">
            <text:p>microseconds</text:p>
          </table:table-cell>
          <table:table-cell table:style-name="ce1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table:style-name="ce9" table:formula="of:=(1/[.A5])*1000" office:value-type="float" office:value="2.27272727272727" calcext:value-type="float">
            <text:p>2,27</text:p>
          </table:table-cell>
          <table:table-cell table:style-name="ce9"/>
          <table:table-cell table:style-name="ce10" table:formula="of:=[.B5]*[.B2]" office:value-type="float" office:value="18.1818181818182" calcext:value-type="float">
            <text:p>18,18</text:p>
          </table:table-cell>
          <table:table-cell table:style-name="ce1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2" table:number-rows-spanned="1">
            <text:p>Serial communication lag</text:p>
          </table:table-cell>
          <table:covered-table-cell table:style-name="ce34"/>
          <table:table-cell table:style-name="ce34"/>
          <table:table-cell table:style-name="ce7"/>
          <table:table-cell table:style-name="ce13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Baudrate</text:p>
          </table:table-cell>
          <table:table-cell table:style-name="ce6" office:value-type="string" calcext:value-type="string">
            <text:p>miliseconds</text:p>
          </table:table-cell>
          <table:table-cell table:style-name="ce6"/>
          <table:table-cell table:style-name="ce6" office:value-type="string" calcext:value-type="string">
            <text:p>Target baudrate</text:p>
          </table:table-cell>
          <table:table-cell table:style-name="ce12" office:value-type="string" calcext:value-type="string">
            <text:p>Expected lag (microseconds)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" office:value-type="float" office:value="4800" calcext:value-type="float">
            <text:p>4800</text:p>
          </table:table-cell>
          <table:table-cell table:style-name="ce6" office:value-type="float" office:value="2.11" calcext:value-type="float">
            <text:p>2,11</text:p>
          </table:table-cell>
          <table:table-cell table:style-name="ce6"/>
          <table:table-cell table:style-name="ce6" office:value-type="float" office:value="115200" calcext:value-type="float">
            <text:p>115200</text:p>
          </table:table-cell>
          <table:table-cell table:style-name="ce12" office:value-type="float" office:value="87.92" calcext:value-type="float">
            <text:p>87,92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7" office:value-type="string" calcext:value-type="string">
            <text:p>Message length (bytes)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Ratio</text:p>
          </table:table-cell>
          <table:table-cell table:style-name="ce13" office:value-type="float" office:value="0.04" calcext:value-type="float">
            <text:p>0,04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Lag per message (microseconds)</text:p>
          </table:table-cell>
          <table:table-cell table:style-name="ce6" office:value-type="float" office:value="175.83" calcext:value-type="float">
            <text:p>175,83</text:p>
          </table:table-cell>
          <table:table-cell table:style-name="ce6" table:number-columns-repeated="2"/>
          <table:table-cell table:style-name="ce1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" table:number-columns-repeated="4"/>
          <table:table-cell table:style-name="ce1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Bits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2"/>
          <table:table-cell table:style-name="ce12"/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Steps</text:p>
          </table:table-cell>
          <table:table-cell table:style-name="ce6" table:formula="of:=POWER(2;[.B12])" office:value-type="float" office:value="16" calcext:value-type="float">
            <text:p>16</text:p>
          </table:table-cell>
          <table:table-cell table:style-name="ce6" table:number-columns-repeated="2"/>
          <table:table-cell table:style-name="ce12"/>
          <table:table-cell/>
          <table:table-cell table:style-name="Default" table:number-columns-repeated="4"/>
          <table:table-cell table:number-columns-repeated="1014"/>
        </table:table-row>
        <table:table-row table:style-name="ro1" table:number-rows-repeated="3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style-name="Default" office:value-type="string" calcext:value-type="string">
            <text:p>Time to overflow (with divisor)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21" table:number-columns-repeated="4"/>
          <table:table-cell/>
          <table:table-cell table:style-name="ce22" office:value-type="string" calcext:value-type="string">
            <text:p>Overflow</text:p>
          </table:table-cell>
          <table:table-cell office:value-type="string" calcext:value-type="string">
            <text:p>Overflow / divisor</text:p>
          </table:table-cell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MCU Clo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Hz</text:p>
          </table:table-cell>
          <table:table-cell office:value-type="string" calcext:value-type="string">
            <text:p>Timer1</text:p>
          </table:table-cell>
          <table:table-cell/>
          <table:table-cell office:value-type="float" office:value="65535" calcext:value-type="float">
            <text:p>65535</text:p>
          </table:table-cell>
          <table:table-cell table:style-name="Default" table:formula="of:=[.F19]*[.D23]" office:value-type="float" office:value="65535" calcext:value-type="float">
            <text:p>65535</text:p>
          </table:table-cell>
          <table:table-cell table:style-name="Default" table:formula="of:=[.B20]*[.G19]" office:value-type="float" office:value="4095.9375" calcext:value-type="float">
            <text:p>4095,9375</text:p>
          </table:table-cell>
          <table:table-cell office:value-type="string" calcext:value-type="string">
            <text:p>microsecond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1 clock cycle</text:p>
          </table:table-cell>
          <table:table-cell table:formula="of:=(1/([.B19]*1000*1000))*1000*1000" office:value-type="float" office:value="0.0625" calcext:value-type="float">
            <text:p>0,0625</text:p>
          </table:table-cell>
          <table:table-cell office:value-type="string" calcext:value-type="string">
            <text:p>microseconds</text:p>
          </table:table-cell>
          <table:table-cell office:value-type="string" calcext:value-type="string">
            <text:p>Timer2</text:p>
          </table:table-cell>
          <table:table-cell/>
          <table:table-cell office:value-type="float" office:value="256" calcext:value-type="float">
            <text:p>256</text:p>
          </table:table-cell>
          <table:table-cell table:style-name="Default" table:formula="of:=[.F20]*[.D23]" office:value-type="float" office:value="256" calcext:value-type="float">
            <text:p>256</text:p>
          </table:table-cell>
          <table:table-cell table:style-name="Default" table:formula="of:=[.G20]*[.B20]" office:value-type="float" office:value="16" calcext:value-type="float">
            <text:p>16</text:p>
          </table:table-cell>
          <table:table-cell office:value-type="string" calcext:value-type="string">
            <text:p>microseconds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style-name="Default" table:formula="of:=[.H20]*[.B2]" office:value-type="float" office:value="128" calcext:value-type="float">
            <text:p>128</text:p>
          </table:table-cell>
          <table:table-cell office:value-type="string" calcext:value-type="string">
            <text:p>microsecond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oftware clock counter</text:p>
          </table:table-cell>
          <table:table-cell table:number-columns-repeated="2"/>
          <table:table-cell office:value-type="string" calcext:value-type="string">
            <text:p>Hardware timer divisor</text:p>
          </table:table-cell>
          <table:table-cell/>
          <table:table-cell office:value-type="string" calcext:value-type="string">
            <text:p>Cycles per interrupt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2" office:value-type="string" calcext:value-type="string">
            <text:p>Clock cycles per sCyc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3]*[.F20]" office:value-type="float" office:value="256" calcext:value-type="float">
            <text:p>256</text:p>
          </table:table-cell>
          <table:table-cell table:style-name="Default"/>
          <table:table-cell table:style-name="Default" table:formula="of:=1000000/[.H21]" office:value-type="float" office:value="7812.5" calcext:value-type="float">
            <text:p>7812,5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3">
          <table:table-cell table:number-columns-repeated="4"/>
          <table:table-cell table:style-name="ce36" office:value-type="string" calcext:value-type="string" table:number-columns-spanned="2" table:number-rows-spanned="1">
            <text:p>For PWM step</text:p>
          </table:table-cell>
          <table:covered-table-cell/>
          <table:table-cell table:style-name="Default" table:number-columns-repeated="4"/>
          <table:table-cell table:number-columns-repeated="1014"/>
        </table:table-row>
        <table:table-row table:style-name="ro4">
          <table:table-cell table:style-name="ce23" office:value-type="string" calcext:value-type="string">
            <text:p>Frequency</text:p>
          </table:table-cell>
          <table:table-cell table:style-name="ce23" office:value-type="string" calcext:value-type="string">
            <text:p>Microseconds</text:p>
          </table:table-cell>
          <table:table-cell table:style-name="ce23" office:value-type="string" calcext:value-type="string">
            <text:p>Microseconds for PWM step</text:p>
          </table:table-cell>
          <table:table-cell table:style-name="ce23" office:value-type="string" calcext:value-type="string">
            <text:p>sClockPerPWMStep</text:p>
          </table:table-cell>
          <table:table-cell table:style-name="ce23"/>
          <table:table-cell/>
          <table:table-cell table:style-name="Default" table:number-columns-repeated="4"/>
          <table:table-cell table:number-columns-repeated="1014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28" table:formula="of:=(1/[.A27])*1000*1000" office:value-type="float" office:value="18181.8181818182" calcext:value-type="float">
            <text:p>18181,82</text:p>
          </table:table-cell>
          <table:table-cell table:style-name="ce28" table:formula="of:=[.B27]/[.$B$2]" office:value-type="float" office:value="2272.72727272727" calcext:value-type="float">
            <text:p>2272,73</text:p>
          </table:table-cell>
          <table:table-cell table:style-name="ce31" table:formula="of:=[.C27]/[.$H$20]" office:value-type="float" office:value="142.045454545455" calcext:value-type="float">
            <text:p>142,0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8" table:formula="of:=(1/[.A28])*1000*1000" office:value-type="float" office:value="9090.90909090909" calcext:value-type="float">
            <text:p>9090,91</text:p>
          </table:table-cell>
          <table:table-cell table:style-name="ce28" table:formula="of:=[.B28]/[.$B$2]" office:value-type="float" office:value="1136.36363636364" calcext:value-type="float">
            <text:p>1136,36</text:p>
          </table:table-cell>
          <table:table-cell table:style-name="ce31" table:formula="of:=[.C28]/[.$H$20]" office:value-type="float" office:value="71.0227272727273" calcext:value-type="float">
            <text:p>71,0</text:p>
          </table:table-cell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8" table:formula="of:=(1/[.A29])*1000*1000" office:value-type="float" office:value="4545.45454545455" calcext:value-type="float">
            <text:p>4545,45</text:p>
          </table:table-cell>
          <table:table-cell table:style-name="ce28" table:formula="of:=[.B29]/[.$B$2]" office:value-type="float" office:value="568.181818181818" calcext:value-type="float">
            <text:p>568,18</text:p>
          </table:table-cell>
          <table:table-cell table:style-name="ce31" table:formula="of:=[.C29]/[.$H$20]" office:value-type="float" office:value="35.5113636363636" calcext:value-type="float">
            <text:p>35,5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8" table:formula="of:=(1/[.A30])*1000*1000" office:value-type="float" office:value="2272.72727272727" calcext:value-type="float">
            <text:p>2272,73</text:p>
          </table:table-cell>
          <table:table-cell table:style-name="ce28" table:formula="of:=[.B30]/[.$B$2]" office:value-type="float" office:value="284.090909090909" calcext:value-type="float">
            <text:p>284,09</text:p>
          </table:table-cell>
          <table:table-cell table:style-name="ce31" table:formula="of:=[.C30]/[.$H$20]" office:value-type="float" office:value="17.7556818181818" calcext:value-type="float">
            <text:p>17,8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string" calcext:value-type="string">
            <text:p>pattern dbl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8" table:formula="of:=(1/[.A31])*1000*1000" office:value-type="float" office:value="1136.36363636364" calcext:value-type="float">
            <text:p>1136,36</text:p>
          </table:table-cell>
          <table:table-cell table:style-name="ce28" table:formula="of:=[.B31]/[.$B$2]" office:value-type="float" office:value="142.045454545455" calcext:value-type="float">
            <text:p>142,05</text:p>
          </table:table-cell>
          <table:table-cell table:style-name="ce31" table:formula="of:=[.C31]/[.$H$20]" office:value-type="float" office:value="8.87784090909091" calcext:value-type="float">
            <text:p>8,9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string" calcext:value-type="string">
            <text:p>pattern dbl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style-name="ce28" table:formula="of:=(1/[.A32])*1000*1000" office:value-type="float" office:value="581.395348837209" calcext:value-type="float">
            <text:p>581,40</text:p>
          </table:table-cell>
          <table:table-cell table:style-name="ce28" table:formula="of:=[.B32]/[.$B$2]" office:value-type="float" office:value="72.6744186046512" calcext:value-type="float">
            <text:p>72,67</text:p>
          </table:table-cell>
          <table:table-cell table:style-name="ce31" table:formula="of:=[.C32]/[.$H$20]" office:value-type="float" office:value="4.5421511627907" calcext:value-type="float">
            <text:p>4,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pattern dbl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table:formula="of:=[.A32]*2" office:value-type="float" office:value="3440" calcext:value-type="float">
            <text:p>3440</text:p>
          </table:table-cell>
          <table:table-cell table:style-name="ce28" table:formula="of:=(1/[.A33])*1000*1000" office:value-type="float" office:value="290.697674418605" calcext:value-type="float">
            <text:p>290,70</text:p>
          </table:table-cell>
          <table:table-cell table:style-name="ce28" table:formula="of:=[.B33]/[.$B$2]" office:value-type="float" office:value="36.3372093023256" calcext:value-type="float">
            <text:p>36,34</text:p>
          </table:table-cell>
          <table:table-cell table:style-name="ce31" table:formula="of:=[.C33]/[.$H$20]" office:value-type="float" office:value="2.27107558139535" calcext:value-type="float">
            <text:p>2,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Default" table:number-columns-repeated="4"/>
          <table:table-cell table:number-columns-repeated="1014"/>
        </table:table-row>
        <table:table-row table:style-name="ro1" table:number-rows-repeated="4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ce24" office:value-type="string" calcext:value-type="string">
            <text:p>sClockPerPWMStep</text:p>
          </table:table-cell>
          <table:table-cell table:style-name="ce22" office:value-type="string" calcext:value-type="string">
            <text:p>Microseconds per cycle</text:p>
          </table:table-cell>
          <table:table-cell table:style-name="ce22" office:value-type="string" calcext:value-type="string">
            <text:p>Frequency</text:p>
          </table:table-cell>
          <table:table-cell table:style-name="ce22" table:number-columns-repeated="3"/>
          <table:table-cell office:value-type="string" calcext:value-type="string">
            <text:p>Frequency</text:p>
          </table:table-cell>
          <table:table-cell table:style-name="ce24" office:value-type="string" calcext:value-type="string">
            <text:p>sClockPerPWMStep</text:p>
          </table:table-cell>
          <table:table-cell table:number-columns-repeated="2"/>
          <table:table-cell table:style-name="ce22" table:number-columns-repeated="1014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9" table:formula="of:=[.A39]*[.$H$20]*[.$B$2]" office:value-type="float" office:value="128" calcext:value-type="float">
            <text:p>128</text:p>
          </table:table-cell>
          <table:table-cell table:style-name="ce25" table:formula="of:=1000000/[.B39]" office:value-type="float" office:value="7812.5" calcext:value-type="float">
            <text:p>7813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9" table:formula="of:=[.A40]*[.$H$20]*[.$B$2]" office:value-type="float" office:value="256" calcext:value-type="float">
            <text:p>256</text:p>
          </table:table-cell>
          <table:table-cell table:style-name="ce25" table:formula="of:=1000000/[.B40]" office:value-type="float" office:value="3906.25" calcext:value-type="float">
            <text:p>3906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9" table:formula="of:=[.A41]*[.$H$20]*[.$B$2]" office:value-type="float" office:value="384" calcext:value-type="float">
            <text:p>384</text:p>
          </table:table-cell>
          <table:table-cell table:style-name="ce25" table:formula="of:=1000000/[.B41]" office:value-type="float" office:value="2604.16666666667" calcext:value-type="float">
            <text:p>2604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9" table:formula="of:=[.A42]*[.$H$20]*[.$B$2]" office:value-type="float" office:value="512" calcext:value-type="float">
            <text:p>512</text:p>
          </table:table-cell>
          <table:table-cell table:style-name="ce25" table:formula="of:=1000000/[.B42]" office:value-type="float" office:value="1953.125" calcext:value-type="float">
            <text:p>1953</text:p>
          </table:table-cell>
          <table:table-cell office:value-type="float" office:value="950" calcext:value-type="float">
            <text:p>950</text:p>
          </table:table-cell>
          <table:table-cell table:formula="of:=[.C42]/[.D42]" office:value-type="float" office:value="2.05592105263158" calcext:value-type="float">
            <text:p>2,05592105263158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9" table:formula="of:=[.A43]*[.$H$20]*[.$B$2]" office:value-type="float" office:value="640" calcext:value-type="float">
            <text:p>640</text:p>
          </table:table-cell>
          <table:table-cell table:style-name="ce25" table:formula="of:=1000000/[.B43]" office:value-type="float" office:value="1562.5" calcext:value-type="float">
            <text:p>1563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9" table:formula="of:=[.A44]*[.$H$20]*[.$B$2]" office:value-type="float" office:value="768" calcext:value-type="float">
            <text:p>768</text:p>
          </table:table-cell>
          <table:table-cell table:style-name="ce25" table:formula="of:=1000000/[.B44]" office:value-type="float" office:value="1302.08333333333" calcext:value-type="float">
            <text:p>1302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9" table:formula="of:=[.A45]*[.$H$20]*[.$B$2]" office:value-type="float" office:value="896" calcext:value-type="float">
            <text:p>896</text:p>
          </table:table-cell>
          <table:table-cell table:style-name="ce25" table:formula="of:=1000000/[.B45]" office:value-type="float" office:value="1116.07142857143" calcext:value-type="float">
            <text:p>1116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9" table:formula="of:=[.A46]*[.$H$20]*[.$B$2]" office:value-type="float" office:value="1024" calcext:value-type="float">
            <text:p>1024</text:p>
          </table:table-cell>
          <table:table-cell table:style-name="ce25" table:formula="of:=1000000/[.B46]" office:value-type="float" office:value="976.5625" calcext:value-type="float">
            <text:p>977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9" table:formula="of:=[.A47]*[.$H$20]*[.$B$2]" office:value-type="float" office:value="1152" calcext:value-type="float">
            <text:p>1152</text:p>
          </table:table-cell>
          <table:table-cell table:style-name="ce25" table:formula="of:=1000000/[.B47]" office:value-type="float" office:value="868.055555555556" calcext:value-type="float">
            <text:p>868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9" table:formula="of:=[.A48]*[.$H$20]*[.$B$2]" office:value-type="float" office:value="1280" calcext:value-type="float">
            <text:p>1280</text:p>
          </table:table-cell>
          <table:table-cell table:style-name="ce25" table:formula="of:=1000000/[.B48]" office:value-type="float" office:value="781.25" calcext:value-type="float">
            <text:p>781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9" table:formula="of:=[.A49]*[.$H$20]*[.$B$2]" office:value-type="float" office:value="1408" calcext:value-type="float">
            <text:p>1408</text:p>
          </table:table-cell>
          <table:table-cell table:style-name="ce25" table:formula="of:=1000000/[.B49]" office:value-type="float" office:value="710.227272727273" calcext:value-type="float">
            <text:p>710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9" table:formula="of:=[.A50]*[.$H$20]*[.$B$2]" office:value-type="float" office:value="1536" calcext:value-type="float">
            <text:p>1536</text:p>
          </table:table-cell>
          <table:table-cell table:style-name="ce25" table:formula="of:=1000000/[.B50]" office:value-type="float" office:value="651.041666666667" calcext:value-type="float">
            <text:p>651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9" table:formula="of:=[.A51]*[.$H$20]*[.$B$2]" office:value-type="float" office:value="1664" calcext:value-type="float">
            <text:p>1664</text:p>
          </table:table-cell>
          <table:table-cell table:style-name="ce25" table:formula="of:=1000000/[.B51]" office:value-type="float" office:value="600.961538461538" calcext:value-type="float">
            <text:p>601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9" table:formula="of:=[.A52]*[.$H$20]*[.$B$2]" office:value-type="float" office:value="1792" calcext:value-type="float">
            <text:p>1792</text:p>
          </table:table-cell>
          <table:table-cell table:style-name="ce25" table:formula="of:=1000000/[.B52]" office:value-type="float" office:value="558.035714285714" calcext:value-type="float">
            <text:p>558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29" table:formula="of:=[.A53]*[.$H$20]*[.$B$2]" office:value-type="float" office:value="1920" calcext:value-type="float">
            <text:p>1920</text:p>
          </table:table-cell>
          <table:table-cell table:style-name="ce25" table:formula="of:=1000000/[.B53]" office:value-type="float" office:value="520.833333333333" calcext:value-type="float">
            <text:p>521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9" table:formula="of:=[.A54]*[.$H$20]*[.$B$2]" office:value-type="float" office:value="2048" calcext:value-type="float">
            <text:p>2048</text:p>
          </table:table-cell>
          <table:table-cell table:style-name="ce25" table:formula="of:=1000000/[.B54]" office:value-type="float" office:value="488.28125" calcext:value-type="float">
            <text:p>488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29" table:formula="of:=[.A55]*[.$H$20]*[.$B$2]" office:value-type="float" office:value="2176" calcext:value-type="float">
            <text:p>2176</text:p>
          </table:table-cell>
          <table:table-cell table:style-name="ce25" table:formula="of:=1000000/[.B55]" office:value-type="float" office:value="459.558823529412" calcext:value-type="float">
            <text:p>460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29" table:formula="of:=[.A56]*[.$H$20]*[.$B$2]" office:value-type="float" office:value="2304" calcext:value-type="float">
            <text:p>2304</text:p>
          </table:table-cell>
          <table:table-cell table:style-name="ce25" table:formula="of:=1000000/[.B56]" office:value-type="float" office:value="434.027777777778" calcext:value-type="float">
            <text:p>434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29" table:formula="of:=[.A57]*[.$H$20]*[.$B$2]" office:value-type="float" office:value="2432" calcext:value-type="float">
            <text:p>2432</text:p>
          </table:table-cell>
          <table:table-cell table:style-name="ce25" table:formula="of:=1000000/[.B57]" office:value-type="float" office:value="411.184210526316" calcext:value-type="float">
            <text:p>411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29" table:formula="of:=[.A58]*[.$H$20]*[.$B$2]" office:value-type="float" office:value="2560" calcext:value-type="float">
            <text:p>2560</text:p>
          </table:table-cell>
          <table:table-cell table:style-name="ce25" table:formula="of:=1000000/[.B58]" office:value-type="float" office:value="390.625" calcext:value-type="float">
            <text:p>391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1" calcext:value-type="float">
            <text:p>21</text:p>
          </table:table-cell>
          <table:table-cell table:style-name="ce29" table:formula="of:=[.A59]*[.$H$20]*[.$B$2]" office:value-type="float" office:value="2688" calcext:value-type="float">
            <text:p>2688</text:p>
          </table:table-cell>
          <table:table-cell table:style-name="ce25" table:formula="of:=1000000/[.B59]" office:value-type="float" office:value="372.02380952381" calcext:value-type="float">
            <text:p>372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2" calcext:value-type="float">
            <text:p>22</text:p>
          </table:table-cell>
          <table:table-cell table:style-name="ce29" table:formula="of:=[.A60]*[.$H$20]*[.$B$2]" office:value-type="float" office:value="2816" calcext:value-type="float">
            <text:p>2816</text:p>
          </table:table-cell>
          <table:table-cell table:style-name="ce25" table:formula="of:=1000000/[.B60]" office:value-type="float" office:value="355.113636363636" calcext:value-type="float">
            <text:p>355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3" calcext:value-type="float">
            <text:p>23</text:p>
          </table:table-cell>
          <table:table-cell table:style-name="ce29" table:formula="of:=[.A61]*[.$H$20]*[.$B$2]" office:value-type="float" office:value="2944" calcext:value-type="float">
            <text:p>2944</text:p>
          </table:table-cell>
          <table:table-cell table:style-name="ce25" table:formula="of:=1000000/[.B61]" office:value-type="float" office:value="339.673913043478" calcext:value-type="float">
            <text:p>340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4" calcext:value-type="float">
            <text:p>24</text:p>
          </table:table-cell>
          <table:table-cell table:style-name="ce29" table:formula="of:=[.A62]*[.$H$20]*[.$B$2]" office:value-type="float" office:value="3072" calcext:value-type="float">
            <text:p>3072</text:p>
          </table:table-cell>
          <table:table-cell table:style-name="ce25" table:formula="of:=1000000/[.B62]" office:value-type="float" office:value="325.520833333333" calcext:value-type="float">
            <text:p>326</text:p>
          </table:table-cell>
          <table:table-cell table:style-name="ce3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5" calcext:value-type="float">
            <text:p>25</text:p>
          </table:table-cell>
          <table:table-cell table:style-name="ce29" table:formula="of:=[.A63]*[.$H$20]*[.$B$2]" office:value-type="float" office:value="3200" calcext:value-type="float">
            <text:p>3200</text:p>
          </table:table-cell>
          <table:table-cell table:style-name="ce25" table:formula="of:=1000000/[.B63]" office:value-type="float" office:value="312.5" calcext:value-type="float">
            <text:p>313</text:p>
          </table:table-cell>
          <table:table-cell table:style-name="ce3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29" table:formula="of:=[.A64]*[.$H$20]*[.$B$2]" office:value-type="float" office:value="3328" calcext:value-type="float">
            <text:p>3328</text:p>
          </table:table-cell>
          <table:table-cell table:style-name="ce25" table:formula="of:=1000000/[.B64]" office:value-type="float" office:value="300.480769230769" calcext:value-type="float">
            <text:p>300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7" calcext:value-type="float">
            <text:p>27</text:p>
          </table:table-cell>
          <table:table-cell table:style-name="ce29" table:formula="of:=[.A65]*[.$H$20]*[.$B$2]" office:value-type="float" office:value="3456" calcext:value-type="float">
            <text:p>3456</text:p>
          </table:table-cell>
          <table:table-cell table:style-name="ce25" table:formula="of:=1000000/[.B65]" office:value-type="float" office:value="289.351851851852" calcext:value-type="float">
            <text:p>289</text:p>
          </table:table-cell>
          <table:table-cell table:style-name="ce32"/>
          <table:table-cell table:number-columns-repeated="2"/>
          <table:table-cell office:value-type="float" office:value="31" calcext:value-type="float">
            <text:p>31</text:p>
          </table:table-cell>
          <table:table-cell table:formula="of:=1000000/[.G65]" office:value-type="float" office:value="32258.064516129" calcext:value-type="float">
            <text:p>32258,064516129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8" calcext:value-type="float">
            <text:p>28</text:p>
          </table:table-cell>
          <table:table-cell table:style-name="ce29" table:formula="of:=[.A66]*[.$H$20]*[.$B$2]" office:value-type="float" office:value="3584" calcext:value-type="float">
            <text:p>3584</text:p>
          </table:table-cell>
          <table:table-cell table:style-name="ce25" table:formula="of:=1000000/[.B66]" office:value-type="float" office:value="279.017857142857" calcext:value-type="float">
            <text:p>279</text:p>
          </table:table-cell>
          <table:table-cell table:style-name="ce3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29" calcext:value-type="float">
            <text:p>29</text:p>
          </table:table-cell>
          <table:table-cell table:style-name="ce29" table:formula="of:=[.A67]*[.$H$20]*[.$B$2]" office:value-type="float" office:value="3712" calcext:value-type="float">
            <text:p>3712</text:p>
          </table:table-cell>
          <table:table-cell table:style-name="ce25" table:formula="of:=1000000/[.B67]" office:value-type="float" office:value="269.396551724138" calcext:value-type="float">
            <text:p>269</text:p>
          </table:table-cell>
          <table:table-cell table:number-columns-repeated="6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0" calcext:value-type="float">
            <text:p>30</text:p>
          </table:table-cell>
          <table:table-cell table:style-name="ce29" table:formula="of:=[.A68]*[.$H$20]*[.$B$2]" office:value-type="float" office:value="3840" calcext:value-type="float">
            <text:p>3840</text:p>
          </table:table-cell>
          <table:table-cell table:style-name="ce25" table:formula="of:=1000000/[.B68]" office:value-type="float" office:value="260.416666666667" calcext:value-type="float">
            <text:p>260</text:p>
          </table:table-cell>
          <table:table-cell table:style-name="ce32"/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1" calcext:value-type="float">
            <text:p>31</text:p>
          </table:table-cell>
          <table:table-cell table:style-name="ce29" table:formula="of:=[.A69]*[.$H$20]*[.$B$2]" office:value-type="float" office:value="3968" calcext:value-type="float">
            <text:p>3968</text:p>
          </table:table-cell>
          <table:table-cell table:style-name="ce25" table:formula="of:=1000000/[.B69]" office:value-type="float" office:value="252.016129032258" calcext:value-type="float">
            <text:p>252</text:p>
          </table:table-cell>
          <table:table-cell table:number-columns-repeated="3"/>
          <table:table-cell table:style-name="ce38" office:value-type="float" office:value="31" calcext:value-type="float">
            <text:p>31</text:p>
          </table:table-cell>
          <table:table-cell table:style-name="ce38" table:formula="of:=(((1/[.G69])*1000000)/[.$H$20])/[.$B$2]" office:value-type="float" office:value="252.016129032258" calcext:value-type="float">
            <text:p>252,016129032258</text:p>
          </table:table-cell>
          <table:table-cell table:style-name="ce38" table:formula="of:=ROUND([.H69])" office:value-type="float" office:value="252" calcext:value-type="float">
            <text:p>252</text:p>
          </table:table-cell>
          <table:table-cell table:style-name="ce41"/>
          <table:table-cell table:number-columns-repeated="1014"/>
        </table:table-row>
        <table:table-row table:style-name="ro1">
          <table:table-cell table:style-name="ce25" office:value-type="float" office:value="32" calcext:value-type="float">
            <text:p>32</text:p>
          </table:table-cell>
          <table:table-cell table:style-name="ce29" table:formula="of:=[.A70]*[.$H$20]*[.$B$2]" office:value-type="float" office:value="4096" calcext:value-type="float">
            <text:p>4096</text:p>
          </table:table-cell>
          <table:table-cell table:style-name="ce25" table:formula="of:=1000000/[.B70]" office:value-type="float" office:value="244.140625" calcext:value-type="float">
            <text:p>244</text:p>
          </table:table-cell>
          <table:table-cell table:style-name="ce32"/>
          <table:table-cell table:number-columns-repeated="2"/>
          <table:table-cell office:value-type="float" office:value="32" calcext:value-type="float">
            <text:p>32</text:p>
          </table:table-cell>
          <table:table-cell table:formula="of:=(((1/[.G70])*1000000)/[.$H$20])/[.$B$2]" office:value-type="float" office:value="244.140625" calcext:value-type="float">
            <text:p>244,140625</text:p>
          </table:table-cell>
          <table:table-cell table:formula="of:=ROUND([.H70])" office:value-type="float" office:value="244" calcext:value-type="float">
            <text:p>24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3" calcext:value-type="float">
            <text:p>33</text:p>
          </table:table-cell>
          <table:table-cell table:style-name="ce29" table:formula="of:=[.A71]*[.$H$20]*[.$B$2]" office:value-type="float" office:value="4224" calcext:value-type="float">
            <text:p>4224</text:p>
          </table:table-cell>
          <table:table-cell table:style-name="ce25" table:formula="of:=1000000/[.B71]" office:value-type="float" office:value="236.742424242424" calcext:value-type="float">
            <text:p>23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((1/[.G71])*1000000)/[.$H$20])/[.$B$2]" office:value-type="float" office:value="236.742424242424" calcext:value-type="float">
            <text:p>236,742424242424</text:p>
          </table:table-cell>
          <table:table-cell table:formula="of:=ROUND([.H71])" office:value-type="float" office:value="237" calcext:value-type="float">
            <text:p>23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4" calcext:value-type="float">
            <text:p>34</text:p>
          </table:table-cell>
          <table:table-cell table:style-name="ce29" table:formula="of:=[.A72]*[.$H$20]*[.$B$2]" office:value-type="float" office:value="4352" calcext:value-type="float">
            <text:p>4352</text:p>
          </table:table-cell>
          <table:table-cell table:style-name="ce25" table:formula="of:=1000000/[.B72]" office:value-type="float" office:value="229.779411764706" calcext:value-type="float">
            <text:p>230</text:p>
          </table:table-cell>
          <table:table-cell table:style-name="ce32"/>
          <table:table-cell table:number-columns-repeated="2"/>
          <table:table-cell office:value-type="float" office:value="34" calcext:value-type="float">
            <text:p>34</text:p>
          </table:table-cell>
          <table:table-cell table:formula="of:=(((1/[.G72])*1000000)/[.$H$20])/[.$B$2]" office:value-type="float" office:value="229.779411764706" calcext:value-type="float">
            <text:p>229,779411764706</text:p>
          </table:table-cell>
          <table:table-cell table:formula="of:=ROUND([.H72])" office:value-type="float" office:value="230" calcext:value-type="float">
            <text:p>23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5" calcext:value-type="float">
            <text:p>35</text:p>
          </table:table-cell>
          <table:table-cell table:style-name="ce29" table:formula="of:=[.A73]*[.$H$20]*[.$B$2]" office:value-type="float" office:value="4480" calcext:value-type="float">
            <text:p>4480</text:p>
          </table:table-cell>
          <table:table-cell table:style-name="ce25" table:formula="of:=1000000/[.B73]" office:value-type="float" office:value="223.214285714286" calcext:value-type="float">
            <text:p>223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(((1/[.G73])*1000000)/[.$H$20])/[.$B$2]" office:value-type="float" office:value="223.214285714286" calcext:value-type="float">
            <text:p>223,214285714286</text:p>
          </table:table-cell>
          <table:table-cell table:formula="of:=ROUND([.H73])" office:value-type="float" office:value="223" calcext:value-type="float">
            <text:p>22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6" calcext:value-type="float">
            <text:p>36</text:p>
          </table:table-cell>
          <table:table-cell table:style-name="ce29" table:formula="of:=[.A74]*[.$H$20]*[.$B$2]" office:value-type="float" office:value="4608" calcext:value-type="float">
            <text:p>4608</text:p>
          </table:table-cell>
          <table:table-cell table:style-name="ce25" table:formula="of:=1000000/[.B74]" office:value-type="float" office:value="217.013888888889" calcext:value-type="float">
            <text:p>217</text:p>
          </table:table-cell>
          <table:table-cell table:style-name="ce32"/>
          <table:table-cell table:number-columns-repeated="2"/>
          <table:table-cell office:value-type="float" office:value="36" calcext:value-type="float">
            <text:p>36</text:p>
          </table:table-cell>
          <table:table-cell table:formula="of:=(((1/[.G74])*1000000)/[.$H$20])/[.$B$2]" office:value-type="float" office:value="217.013888888889" calcext:value-type="float">
            <text:p>217,013888888889</text:p>
          </table:table-cell>
          <table:table-cell table:formula="of:=ROUND([.H74])" office:value-type="float" office:value="217" calcext:value-type="float">
            <text:p>21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7" calcext:value-type="float">
            <text:p>37</text:p>
          </table:table-cell>
          <table:table-cell table:style-name="ce29" table:formula="of:=[.A75]*[.$H$20]*[.$B$2]" office:value-type="float" office:value="4736" calcext:value-type="float">
            <text:p>4736</text:p>
          </table:table-cell>
          <table:table-cell table:style-name="ce25" table:formula="of:=1000000/[.B75]" office:value-type="float" office:value="211.148648648649" calcext:value-type="float">
            <text:p>211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(((1/[.G75])*1000000)/[.$H$20])/[.$B$2]" office:value-type="float" office:value="211.148648648649" calcext:value-type="float">
            <text:p>211,148648648649</text:p>
          </table:table-cell>
          <table:table-cell table:formula="of:=ROUND([.H75])" office:value-type="float" office:value="211" calcext:value-type="float">
            <text:p>21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8" calcext:value-type="float">
            <text:p>38</text:p>
          </table:table-cell>
          <table:table-cell table:style-name="ce29" table:formula="of:=[.A76]*[.$H$20]*[.$B$2]" office:value-type="float" office:value="4864" calcext:value-type="float">
            <text:p>4864</text:p>
          </table:table-cell>
          <table:table-cell table:style-name="ce25" table:formula="of:=1000000/[.B76]" office:value-type="float" office:value="205.592105263158" calcext:value-type="float">
            <text:p>206</text:p>
          </table:table-cell>
          <table:table-cell table:style-name="ce32"/>
          <table:table-cell table:number-columns-repeated="2"/>
          <table:table-cell office:value-type="float" office:value="38" calcext:value-type="float">
            <text:p>38</text:p>
          </table:table-cell>
          <table:table-cell table:formula="of:=(((1/[.G76])*1000000)/[.$H$20])/[.$B$2]" office:value-type="float" office:value="205.592105263158" calcext:value-type="float">
            <text:p>205,592105263158</text:p>
          </table:table-cell>
          <table:table-cell table:formula="of:=ROUND([.H76])" office:value-type="float" office:value="206" calcext:value-type="float">
            <text:p>20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39" calcext:value-type="float">
            <text:p>39</text:p>
          </table:table-cell>
          <table:table-cell table:style-name="ce29" table:formula="of:=[.A77]*[.$H$20]*[.$B$2]" office:value-type="float" office:value="4992" calcext:value-type="float">
            <text:p>4992</text:p>
          </table:table-cell>
          <table:table-cell table:style-name="ce25" table:formula="of:=1000000/[.B77]" office:value-type="float" office:value="200.320512820513" calcext:value-type="float">
            <text:p>20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((1/[.G77])*1000000)/[.$H$20])/[.$B$2]" office:value-type="float" office:value="200.320512820513" calcext:value-type="float">
            <text:p>200,320512820513</text:p>
          </table:table-cell>
          <table:table-cell table:formula="of:=ROUND([.H77])" office:value-type="float" office:value="200" calcext:value-type="float">
            <text:p>20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0" calcext:value-type="float">
            <text:p>40</text:p>
          </table:table-cell>
          <table:table-cell table:style-name="ce29" table:formula="of:=[.A78]*[.$H$20]*[.$B$2]" office:value-type="float" office:value="5120" calcext:value-type="float">
            <text:p>5120</text:p>
          </table:table-cell>
          <table:table-cell table:style-name="ce25" table:formula="of:=1000000/[.B78]" office:value-type="float" office:value="195.3125" calcext:value-type="float">
            <text:p>195</text:p>
          </table:table-cell>
          <table:table-cell table:style-name="ce32"/>
          <table:table-cell table:number-columns-repeated="2"/>
          <table:table-cell office:value-type="float" office:value="40" calcext:value-type="float">
            <text:p>40</text:p>
          </table:table-cell>
          <table:table-cell table:formula="of:=(((1/[.G78])*1000000)/[.$H$20])/[.$B$2]" office:value-type="float" office:value="195.3125" calcext:value-type="float">
            <text:p>195,3125</text:p>
          </table:table-cell>
          <table:table-cell table:formula="of:=ROUND([.H78])" office:value-type="float" office:value="195" calcext:value-type="float">
            <text:p>19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1" calcext:value-type="float">
            <text:p>41</text:p>
          </table:table-cell>
          <table:table-cell table:style-name="ce29" table:formula="of:=[.A79]*[.$H$20]*[.$B$2]" office:value-type="float" office:value="5248" calcext:value-type="float">
            <text:p>5248</text:p>
          </table:table-cell>
          <table:table-cell table:style-name="ce25" table:formula="of:=1000000/[.B79]" office:value-type="float" office:value="190.548780487805" calcext:value-type="float">
            <text:p>19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(((1/[.G79])*1000000)/[.$H$20])/[.$B$2]" office:value-type="float" office:value="190.548780487805" calcext:value-type="float">
            <text:p>190,548780487805</text:p>
          </table:table-cell>
          <table:table-cell table:formula="of:=ROUND([.H79])" office:value-type="float" office:value="191" calcext:value-type="float">
            <text:p>191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2" calcext:value-type="float">
            <text:p>42</text:p>
          </table:table-cell>
          <table:table-cell table:style-name="ce29" table:formula="of:=[.A80]*[.$H$20]*[.$B$2]" office:value-type="float" office:value="5376" calcext:value-type="float">
            <text:p>5376</text:p>
          </table:table-cell>
          <table:table-cell table:style-name="ce25" table:formula="of:=1000000/[.B80]" office:value-type="float" office:value="186.011904761905" calcext:value-type="float">
            <text:p>186</text:p>
          </table:table-cell>
          <table:table-cell table:style-name="ce32"/>
          <table:table-cell table:number-columns-repeated="2"/>
          <table:table-cell office:value-type="float" office:value="42" calcext:value-type="float">
            <text:p>42</text:p>
          </table:table-cell>
          <table:table-cell table:formula="of:=(((1/[.G80])*1000000)/[.$H$20])/[.$B$2]" office:value-type="float" office:value="186.011904761905" calcext:value-type="float">
            <text:p>186,011904761905</text:p>
          </table:table-cell>
          <table:table-cell table:formula="of:=ROUND([.H80])" office:value-type="float" office:value="186" calcext:value-type="float">
            <text:p>18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3" calcext:value-type="float">
            <text:p>43</text:p>
          </table:table-cell>
          <table:table-cell table:style-name="ce29" table:formula="of:=[.A81]*[.$H$20]*[.$B$2]" office:value-type="float" office:value="5504" calcext:value-type="float">
            <text:p>5504</text:p>
          </table:table-cell>
          <table:table-cell table:style-name="ce25" table:formula="of:=1000000/[.B81]" office:value-type="float" office:value="181.686046511628" calcext:value-type="float">
            <text:p>182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((1/[.G81])*1000000)/[.$H$20])/[.$B$2]" office:value-type="float" office:value="181.686046511628" calcext:value-type="float">
            <text:p>181,686046511628</text:p>
          </table:table-cell>
          <table:table-cell table:formula="of:=ROUND([.H81])" office:value-type="float" office:value="182" calcext:value-type="float">
            <text:p>182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4" calcext:value-type="float">
            <text:p>44</text:p>
          </table:table-cell>
          <table:table-cell table:style-name="ce29" table:formula="of:=[.A82]*[.$H$20]*[.$B$2]" office:value-type="float" office:value="5632" calcext:value-type="float">
            <text:p>5632</text:p>
          </table:table-cell>
          <table:table-cell table:style-name="ce25" table:formula="of:=1000000/[.B82]" office:value-type="float" office:value="177.556818181818" calcext:value-type="float">
            <text:p>178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(((1/[.G82])*1000000)/[.$H$20])/[.$B$2]" office:value-type="float" office:value="177.556818181818" calcext:value-type="float">
            <text:p>177,556818181818</text:p>
          </table:table-cell>
          <table:table-cell table:formula="of:=ROUND([.H82])" office:value-type="float" office:value="178" calcext:value-type="float">
            <text:p>178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5" calcext:value-type="float">
            <text:p>45</text:p>
          </table:table-cell>
          <table:table-cell table:style-name="ce29" table:formula="of:=[.A83]*[.$H$20]*[.$B$2]" office:value-type="float" office:value="5760" calcext:value-type="float">
            <text:p>5760</text:p>
          </table:table-cell>
          <table:table-cell table:style-name="ce25" table:formula="of:=1000000/[.B83]" office:value-type="float" office:value="173.611111111111" calcext:value-type="float">
            <text:p>174</text:p>
          </table:table-cell>
          <table:table-cell table:style-name="ce32"/>
          <table:table-cell table:number-columns-repeated="2"/>
          <table:table-cell office:value-type="float" office:value="45" calcext:value-type="float">
            <text:p>45</text:p>
          </table:table-cell>
          <table:table-cell table:formula="of:=(((1/[.G83])*1000000)/[.$H$20])/[.$B$2]" office:value-type="float" office:value="173.611111111111" calcext:value-type="float">
            <text:p>173,611111111111</text:p>
          </table:table-cell>
          <table:table-cell table:formula="of:=ROUND([.H83])" office:value-type="float" office:value="174" calcext:value-type="float">
            <text:p>174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6" calcext:value-type="float">
            <text:p>46</text:p>
          </table:table-cell>
          <table:table-cell table:style-name="ce29" table:formula="of:=[.A84]*[.$H$20]*[.$B$2]" office:value-type="float" office:value="5888" calcext:value-type="float">
            <text:p>5888</text:p>
          </table:table-cell>
          <table:table-cell table:style-name="ce25" table:formula="of:=1000000/[.B84]" office:value-type="float" office:value="169.836956521739" calcext:value-type="float">
            <text:p>17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((1/[.G84])*1000000)/[.$H$20])/[.$B$2]" office:value-type="float" office:value="169.836956521739" calcext:value-type="float">
            <text:p>169,836956521739</text:p>
          </table:table-cell>
          <table:table-cell table:formula="of:=ROUND([.H84])" office:value-type="float" office:value="170" calcext:value-type="float">
            <text:p>17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7" calcext:value-type="float">
            <text:p>47</text:p>
          </table:table-cell>
          <table:table-cell table:style-name="ce29" table:formula="of:=[.A85]*[.$H$20]*[.$B$2]" office:value-type="float" office:value="6016" calcext:value-type="float">
            <text:p>6016</text:p>
          </table:table-cell>
          <table:table-cell table:style-name="ce25" table:formula="of:=1000000/[.B85]" office:value-type="float" office:value="166.223404255319" calcext:value-type="float">
            <text:p>166</text:p>
          </table:table-cell>
          <table:table-cell table:style-name="ce32"/>
          <table:table-cell table:number-columns-repeated="2"/>
          <table:table-cell office:value-type="float" office:value="47" calcext:value-type="float">
            <text:p>47</text:p>
          </table:table-cell>
          <table:table-cell table:formula="of:=(((1/[.G85])*1000000)/[.$H$20])/[.$B$2]" office:value-type="float" office:value="166.223404255319" calcext:value-type="float">
            <text:p>166,223404255319</text:p>
          </table:table-cell>
          <table:table-cell table:formula="of:=ROUND([.H85])" office:value-type="float" office:value="166" calcext:value-type="float">
            <text:p>16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8" calcext:value-type="float">
            <text:p>48</text:p>
          </table:table-cell>
          <table:table-cell table:style-name="ce29" table:formula="of:=[.A86]*[.$H$20]*[.$B$2]" office:value-type="float" office:value="6144" calcext:value-type="float">
            <text:p>6144</text:p>
          </table:table-cell>
          <table:table-cell table:style-name="ce25" table:formula="of:=1000000/[.B86]" office:value-type="float" office:value="162.760416666667" calcext:value-type="float">
            <text:p>163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(((1/[.G86])*1000000)/[.$H$20])/[.$B$2]" office:value-type="float" office:value="162.760416666667" calcext:value-type="float">
            <text:p>162,760416666667</text:p>
          </table:table-cell>
          <table:table-cell table:formula="of:=ROUND([.H86])" office:value-type="float" office:value="163" calcext:value-type="float">
            <text:p>16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49" calcext:value-type="float">
            <text:p>49</text:p>
          </table:table-cell>
          <table:table-cell table:style-name="ce29" table:formula="of:=[.A87]*[.$H$20]*[.$B$2]" office:value-type="float" office:value="6272" calcext:value-type="float">
            <text:p>6272</text:p>
          </table:table-cell>
          <table:table-cell table:style-name="ce25" table:formula="of:=1000000/[.B87]" office:value-type="float" office:value="159.438775510204" calcext:value-type="float">
            <text:p>15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(((1/[.G87])*1000000)/[.$H$20])/[.$B$2]" office:value-type="float" office:value="159.438775510204" calcext:value-type="float">
            <text:p>159,438775510204</text:p>
          </table:table-cell>
          <table:table-cell table:formula="of:=ROUND([.H87])" office:value-type="float" office:value="159" calcext:value-type="float">
            <text:p>159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50" calcext:value-type="float">
            <text:p>50</text:p>
          </table:table-cell>
          <table:table-cell table:style-name="ce29" table:formula="of:=[.A88]*[.$H$20]*[.$B$2]" office:value-type="float" office:value="6400" calcext:value-type="float">
            <text:p>6400</text:p>
          </table:table-cell>
          <table:table-cell table:style-name="ce25" table:formula="of:=1000000/[.B88]" office:value-type="float" office:value="156.25" calcext:value-type="float">
            <text:p>156</text:p>
          </table:table-cell>
          <table:table-cell table:style-name="ce32"/>
          <table:table-cell table:number-columns-repeated="2"/>
          <table:table-cell office:value-type="float" office:value="50" calcext:value-type="float">
            <text:p>50</text:p>
          </table:table-cell>
          <table:table-cell table:formula="of:=(((1/[.G88])*1000000)/[.$H$20])/[.$B$2]" office:value-type="float" office:value="156.25" calcext:value-type="float">
            <text:p>156,25</text:p>
          </table:table-cell>
          <table:table-cell table:formula="of:=ROUND([.H88])" office:value-type="float" office:value="156" calcext:value-type="float">
            <text:p>156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51" calcext:value-type="float">
            <text:p>51</text:p>
          </table:table-cell>
          <table:table-cell table:style-name="ce29" table:formula="of:=[.A89]*[.$H$20]*[.$B$2]" office:value-type="float" office:value="6528" calcext:value-type="float">
            <text:p>6528</text:p>
          </table:table-cell>
          <table:table-cell table:style-name="ce25" table:formula="of:=1000000/[.B89]" office:value-type="float" office:value="153.186274509804" calcext:value-type="float">
            <text:p>153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(((1/[.G89])*1000000)/[.$H$20])/[.$B$2]" office:value-type="float" office:value="153.186274509804" calcext:value-type="float">
            <text:p>153,186274509804</text:p>
          </table:table-cell>
          <table:table-cell table:formula="of:=ROUND([.H89])" office:value-type="float" office:value="153" calcext:value-type="float">
            <text:p>153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52" calcext:value-type="float">
            <text:p>52</text:p>
          </table:table-cell>
          <table:table-cell table:style-name="ce29" table:formula="of:=[.A90]*[.$H$20]*[.$B$2]" office:value-type="float" office:value="6656" calcext:value-type="float">
            <text:p>6656</text:p>
          </table:table-cell>
          <table:table-cell table:style-name="ce25" table:formula="of:=1000000/[.B90]" office:value-type="float" office:value="150.240384615385" calcext:value-type="float">
            <text:p>15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(((1/[.G90])*1000000)/[.$H$20])/[.$B$2]" office:value-type="float" office:value="150.240384615385" calcext:value-type="float">
            <text:p>150,240384615385</text:p>
          </table:table-cell>
          <table:table-cell table:formula="of:=ROUND([.H90])" office:value-type="float" office:value="150" calcext:value-type="float">
            <text:p>150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53" calcext:value-type="float">
            <text:p>53</text:p>
          </table:table-cell>
          <table:table-cell table:style-name="ce29" table:formula="of:=[.A91]*[.$H$20]*[.$B$2]" office:value-type="float" office:value="6784" calcext:value-type="float">
            <text:p>6784</text:p>
          </table:table-cell>
          <table:table-cell table:style-name="ce25" table:formula="of:=1000000/[.B91]" office:value-type="float" office:value="147.405660377359" calcext:value-type="float">
            <text:p>147</text:p>
          </table:table-cell>
          <table:table-cell table:style-name="ce32"/>
          <table:table-cell table:number-columns-repeated="2"/>
          <table:table-cell office:value-type="float" office:value="53" calcext:value-type="float">
            <text:p>53</text:p>
          </table:table-cell>
          <table:table-cell table:formula="of:=(((1/[.G91])*1000000)/[.$H$20])/[.$B$2]" office:value-type="float" office:value="147.405660377359" calcext:value-type="float">
            <text:p>147,405660377359</text:p>
          </table:table-cell>
          <table:table-cell table:formula="of:=ROUND([.H91])" office:value-type="float" office:value="147" calcext:value-type="float">
            <text:p>147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54" calcext:value-type="float">
            <text:p>54</text:p>
          </table:table-cell>
          <table:table-cell table:style-name="ce29" table:formula="of:=[.A92]*[.$H$20]*[.$B$2]" office:value-type="float" office:value="6912" calcext:value-type="float">
            <text:p>6912</text:p>
          </table:table-cell>
          <table:table-cell table:style-name="ce25" table:formula="of:=1000000/[.B92]" office:value-type="float" office:value="144.675925925926" calcext:value-type="float">
            <text:p>14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((1/[.G92])*1000000)/[.$H$20])/[.$B$2]" office:value-type="float" office:value="144.675925925926" calcext:value-type="float">
            <text:p>144,675925925926</text:p>
          </table:table-cell>
          <table:table-cell table:formula="of:=ROUND([.H92])" office:value-type="float" office:value="145" calcext:value-type="float">
            <text:p>145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25" office:value-type="float" office:value="55" calcext:value-type="float">
            <text:p>55</text:p>
          </table:table-cell>
          <table:table-cell table:style-name="ce29" table:formula="of:=[.A93]*[.$H$20]*[.$B$2]" office:value-type="float" office:value="7040" calcext:value-type="float">
            <text:p>7040</text:p>
          </table:table-cell>
          <table:table-cell table:style-name="ce25" table:formula="of:=1000000/[.B93]" office:value-type="float" office:value="142.045454545455" calcext:value-type="float">
            <text:p>142</text:p>
          </table:table-cell>
          <table:table-cell table:number-columns-repeated="3"/>
          <table:table-cell table:style-name="ce39" office:value-type="float" office:value="55" calcext:value-type="float">
            <text:p>55</text:p>
          </table:table-cell>
          <table:table-cell table:style-name="ce39" table:formula="of:=(((1/[.G93])*1000000)/[.$H$20])/[.$B$2]" office:value-type="float" office:value="142.045454545455" calcext:value-type="float">
            <text:p>142,045454545455</text:p>
          </table:table-cell>
          <table:table-cell table:style-name="ce39" table:formula="of:=ROUND([.H93])" office:value-type="float" office:value="142" calcext:value-type="float">
            <text:p>142</text:p>
          </table:table-cell>
          <table:table-cell table:style-name="ce42"/>
          <table:table-cell table:number-columns-repeated="1014"/>
        </table:table-row>
        <table:table-row table:style-name="ro1">
          <table:table-cell table:style-name="ce25" office:value-type="float" office:value="56" calcext:value-type="float">
            <text:p>56</text:p>
          </table:table-cell>
          <table:table-cell table:style-name="ce29" table:formula="of:=[.A94]*[.$H$20]*[.$B$2]" office:value-type="float" office:value="7168" calcext:value-type="float">
            <text:p>7168</text:p>
          </table:table-cell>
          <table:table-cell table:style-name="ce25" table:formula="of:=1000000/[.B94]" office:value-type="float" office:value="139.508928571429" calcext:value-type="float">
            <text:p>14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(((1/[.G94])*1000000)/[.$H$20])/[.$B$2]" office:value-type="float" office:value="139.508928571429" calcext:value-type="float">
            <text:p>139,508928571429</text:p>
          </table:table-cell>
          <table:table-cell table:formula="of:=ROUND([.H94])"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table:style-name="ce25" office:value-type="float" office:value="57" calcext:value-type="float">
            <text:p>57</text:p>
          </table:table-cell>
          <table:table-cell table:style-name="ce29" table:formula="of:=[.A95]*[.$H$20]*[.$B$2]" office:value-type="float" office:value="7296" calcext:value-type="float">
            <text:p>7296</text:p>
          </table:table-cell>
          <table:table-cell table:style-name="ce25" table:formula="of:=1000000/[.B95]" office:value-type="float" office:value="137.061403508772" calcext:value-type="float">
            <text:p>137</text:p>
          </table:table-cell>
          <table:table-cell table:style-name="ce32"/>
          <table:table-cell table:number-columns-repeated="2"/>
          <table:table-cell office:value-type="float" office:value="57" calcext:value-type="float">
            <text:p>57</text:p>
          </table:table-cell>
          <table:table-cell table:formula="of:=(((1/[.G95])*1000000)/[.$H$20])/[.$B$2]" office:value-type="float" office:value="137.061403508772" calcext:value-type="float">
            <text:p>137,061403508772</text:p>
          </table:table-cell>
          <table:table-cell table:formula="of:=ROUND([.H95])" office:value-type="float" office:value="137" calcext:value-type="float">
            <text:p>137</text:p>
          </table:table-cell>
          <table:table-cell table:number-columns-repeated="1015"/>
        </table:table-row>
        <table:table-row table:style-name="ro1">
          <table:table-cell table:style-name="ce25" office:value-type="float" office:value="58" calcext:value-type="float">
            <text:p>58</text:p>
          </table:table-cell>
          <table:table-cell table:style-name="ce29" table:formula="of:=[.A96]*[.$H$20]*[.$B$2]" office:value-type="float" office:value="7424" calcext:value-type="float">
            <text:p>7424</text:p>
          </table:table-cell>
          <table:table-cell table:style-name="ce25" table:formula="of:=1000000/[.B96]" office:value-type="float" office:value="134.698275862069" calcext:value-type="float">
            <text:p>135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(((1/[.G96])*1000000)/[.$H$20])/[.$B$2]" office:value-type="float" office:value="134.698275862069" calcext:value-type="float">
            <text:p>134,698275862069</text:p>
          </table:table-cell>
          <table:table-cell table:formula="of:=ROUND([.H96])" office:value-type="float" office:value="135" calcext:value-type="float">
            <text:p>135</text:p>
          </table:table-cell>
          <table:table-cell table:number-columns-repeated="1015"/>
        </table:table-row>
        <table:table-row table:style-name="ro1">
          <table:table-cell table:style-name="ce25" office:value-type="float" office:value="59" calcext:value-type="float">
            <text:p>59</text:p>
          </table:table-cell>
          <table:table-cell table:style-name="ce29" table:formula="of:=[.A97]*[.$H$20]*[.$B$2]" office:value-type="float" office:value="7552" calcext:value-type="float">
            <text:p>7552</text:p>
          </table:table-cell>
          <table:table-cell table:style-name="ce25" table:formula="of:=1000000/[.B97]" office:value-type="float" office:value="132.415254237288" calcext:value-type="float">
            <text:p>132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(((1/[.G97])*1000000)/[.$H$20])/[.$B$2]" office:value-type="float" office:value="132.415254237288" calcext:value-type="float">
            <text:p>132,415254237288</text:p>
          </table:table-cell>
          <table:table-cell table:formula="of:=ROUND([.H97])" office:value-type="float" office:value="132" calcext:value-type="float">
            <text:p>132</text:p>
          </table:table-cell>
          <table:table-cell table:number-columns-repeated="1015"/>
        </table:table-row>
        <table:table-row table:style-name="ro1">
          <table:table-cell table:style-name="ce25" office:value-type="float" office:value="60" calcext:value-type="float">
            <text:p>60</text:p>
          </table:table-cell>
          <table:table-cell table:style-name="ce29" table:formula="of:=[.A98]*[.$H$20]*[.$B$2]" office:value-type="float" office:value="7680" calcext:value-type="float">
            <text:p>7680</text:p>
          </table:table-cell>
          <table:table-cell table:style-name="ce25" table:formula="of:=1000000/[.B98]" office:value-type="float" office:value="130.208333333333" calcext:value-type="float">
            <text:p>130</text:p>
          </table:table-cell>
          <table:table-cell table:style-name="ce32"/>
          <table:table-cell table:number-columns-repeated="2"/>
          <table:table-cell office:value-type="float" office:value="60" calcext:value-type="float">
            <text:p>60</text:p>
          </table:table-cell>
          <table:table-cell table:formula="of:=(((1/[.G98])*1000000)/[.$H$20])/[.$B$2]" office:value-type="float" office:value="130.208333333333" calcext:value-type="float">
            <text:p>130,208333333333</text:p>
          </table:table-cell>
          <table:table-cell table:formula="of:=ROUND([.H98])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table:style-name="ce25" office:value-type="float" office:value="61" calcext:value-type="float">
            <text:p>61</text:p>
          </table:table-cell>
          <table:table-cell table:style-name="ce29" table:formula="of:=[.A99]*[.$H$20]*[.$B$2]" office:value-type="float" office:value="7808" calcext:value-type="float">
            <text:p>7808</text:p>
          </table:table-cell>
          <table:table-cell table:style-name="ce25" table:formula="of:=1000000/[.B99]" office:value-type="float" office:value="128.073770491803" calcext:value-type="float">
            <text:p>128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(((1/[.G99])*1000000)/[.$H$20])/[.$B$2]" office:value-type="float" office:value="128.073770491803" calcext:value-type="float">
            <text:p>128,073770491803</text:p>
          </table:table-cell>
          <table:table-cell table:formula="of:=ROUND([.H99])" office:value-type="float" office:value="128" calcext:value-type="float">
            <text:p>128</text:p>
          </table:table-cell>
          <table:table-cell table:number-columns-repeated="1015"/>
        </table:table-row>
        <table:table-row table:style-name="ro1">
          <table:table-cell table:style-name="ce25" office:value-type="float" office:value="62" calcext:value-type="float">
            <text:p>62</text:p>
          </table:table-cell>
          <table:table-cell table:style-name="ce29" table:formula="of:=[.A100]*[.$H$20]*[.$B$2]" office:value-type="float" office:value="7936" calcext:value-type="float">
            <text:p>7936</text:p>
          </table:table-cell>
          <table:table-cell table:style-name="ce25" table:formula="of:=1000000/[.B100]" office:value-type="float" office:value="126.008064516129" calcext:value-type="float">
            <text:p>12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((1/[.G100])*1000000)/[.$H$20])/[.$B$2]" office:value-type="float" office:value="126.008064516129" calcext:value-type="float">
            <text:p>126,008064516129</text:p>
          </table:table-cell>
          <table:table-cell table:formula="of:=ROUND([.H100])" office:value-type="float" office:value="126" calcext:value-type="float">
            <text:p>126</text:p>
          </table:table-cell>
          <table:table-cell table:number-columns-repeated="1015"/>
        </table:table-row>
        <table:table-row table:style-name="ro1">
          <table:table-cell table:style-name="ce25" office:value-type="float" office:value="63" calcext:value-type="float">
            <text:p>63</text:p>
          </table:table-cell>
          <table:table-cell table:style-name="ce29" table:formula="of:=[.A101]*[.$H$20]*[.$B$2]" office:value-type="float" office:value="8064" calcext:value-type="float">
            <text:p>8064</text:p>
          </table:table-cell>
          <table:table-cell table:style-name="ce25" table:formula="of:=1000000/[.B101]" office:value-type="float" office:value="124.007936507937" calcext:value-type="float">
            <text:p>124</text:p>
          </table:table-cell>
          <table:table-cell table:style-name="ce32"/>
          <table:table-cell table:number-columns-repeated="2"/>
          <table:table-cell office:value-type="float" office:value="63" calcext:value-type="float">
            <text:p>63</text:p>
          </table:table-cell>
          <table:table-cell table:formula="of:=(((1/[.G101])*1000000)/[.$H$20])/[.$B$2]" office:value-type="float" office:value="124.007936507937" calcext:value-type="float">
            <text:p>124,007936507937</text:p>
          </table:table-cell>
          <table:table-cell table:formula="of:=ROUND([.H101])" office:value-type="float" office:value="124" calcext:value-type="float">
            <text:p>124</text:p>
          </table:table-cell>
          <table:table-cell table:number-columns-repeated="1015"/>
        </table:table-row>
        <table:table-row table:style-name="ro1">
          <table:table-cell table:style-name="ce25" office:value-type="float" office:value="64" calcext:value-type="float">
            <text:p>64</text:p>
          </table:table-cell>
          <table:table-cell table:style-name="ce29" table:formula="of:=[.A102]*[.$H$20]*[.$B$2]" office:value-type="float" office:value="8192" calcext:value-type="float">
            <text:p>8192</text:p>
          </table:table-cell>
          <table:table-cell table:style-name="ce25" table:formula="of:=1000000/[.B102]" office:value-type="float" office:value="122.0703125" calcext:value-type="float">
            <text:p>122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(((1/[.G102])*1000000)/[.$H$20])/[.$B$2]" office:value-type="float" office:value="122.0703125" calcext:value-type="float">
            <text:p>122,0703125</text:p>
          </table:table-cell>
          <table:table-cell table:formula="of:=ROUND([.H102])" office:value-type="float" office:value="122" calcext:value-type="float">
            <text:p>122</text:p>
          </table:table-cell>
          <table:table-cell table:number-columns-repeated="1015"/>
        </table:table-row>
        <table:table-row table:style-name="ro1">
          <table:table-cell table:style-name="ce25" office:value-type="float" office:value="65" calcext:value-type="float">
            <text:p>65</text:p>
          </table:table-cell>
          <table:table-cell table:style-name="ce29" table:formula="of:=[.A103]*[.$H$20]*[.$B$2]" office:value-type="float" office:value="8320" calcext:value-type="float">
            <text:p>8320</text:p>
          </table:table-cell>
          <table:table-cell table:style-name="ce25" table:formula="of:=1000000/[.B103]" office:value-type="float" office:value="120.192307692308" calcext:value-type="float">
            <text:p>12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(((1/[.G103])*1000000)/[.$H$20])/[.$B$2]" office:value-type="float" office:value="120.192307692308" calcext:value-type="float">
            <text:p>120,192307692308</text:p>
          </table:table-cell>
          <table:table-cell table:formula="of:=ROUND([.H103])"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table:style-name="ce25" office:value-type="float" office:value="66" calcext:value-type="float">
            <text:p>66</text:p>
          </table:table-cell>
          <table:table-cell table:style-name="ce29" table:formula="of:=[.A104]*[.$H$20]*[.$B$2]" office:value-type="float" office:value="8448" calcext:value-type="float">
            <text:p>8448</text:p>
          </table:table-cell>
          <table:table-cell table:style-name="ce25" table:formula="of:=1000000/[.B104]" office:value-type="float" office:value="118.371212121212" calcext:value-type="float">
            <text:p>118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(((1/[.G104])*1000000)/[.$H$20])/[.$B$2]" office:value-type="float" office:value="118.371212121212" calcext:value-type="float">
            <text:p>118,371212121212</text:p>
          </table:table-cell>
          <table:table-cell table:formula="of:=ROUND([.H104])" office:value-type="float" office:value="118" calcext:value-type="float">
            <text:p>118</text:p>
          </table:table-cell>
          <table:table-cell table:number-columns-repeated="1015"/>
        </table:table-row>
        <table:table-row table:style-name="ro1">
          <table:table-cell table:style-name="ce25" office:value-type="float" office:value="67" calcext:value-type="float">
            <text:p>67</text:p>
          </table:table-cell>
          <table:table-cell table:style-name="ce29" table:formula="of:=[.A105]*[.$H$20]*[.$B$2]" office:value-type="float" office:value="8576" calcext:value-type="float">
            <text:p>8576</text:p>
          </table:table-cell>
          <table:table-cell table:style-name="ce25" table:formula="of:=1000000/[.B105]" office:value-type="float" office:value="116.60447761194" calcext:value-type="float">
            <text:p>117</text:p>
          </table:table-cell>
          <table:table-cell table:style-name="ce32"/>
          <table:table-cell table:number-columns-repeated="2"/>
          <table:table-cell office:value-type="float" office:value="67" calcext:value-type="float">
            <text:p>67</text:p>
          </table:table-cell>
          <table:table-cell table:formula="of:=(((1/[.G105])*1000000)/[.$H$20])/[.$B$2]" office:value-type="float" office:value="116.60447761194" calcext:value-type="float">
            <text:p>116,60447761194</text:p>
          </table:table-cell>
          <table:table-cell table:formula="of:=ROUND([.H105])" office:value-type="float" office:value="117" calcext:value-type="float">
            <text:p>117</text:p>
          </table:table-cell>
          <table:table-cell table:number-columns-repeated="1015"/>
        </table:table-row>
        <table:table-row table:style-name="ro1">
          <table:table-cell table:style-name="ce25" office:value-type="float" office:value="68" calcext:value-type="float">
            <text:p>68</text:p>
          </table:table-cell>
          <table:table-cell table:style-name="ce29" table:formula="of:=[.A106]*[.$H$20]*[.$B$2]" office:value-type="float" office:value="8704" calcext:value-type="float">
            <text:p>8704</text:p>
          </table:table-cell>
          <table:table-cell table:style-name="ce25" table:formula="of:=1000000/[.B106]" office:value-type="float" office:value="114.889705882353" calcext:value-type="float">
            <text:p>115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((1/[.G106])*1000000)/[.$H$20])/[.$B$2]" office:value-type="float" office:value="114.889705882353" calcext:value-type="float">
            <text:p>114,889705882353</text:p>
          </table:table-cell>
          <table:table-cell table:formula="of:=ROUND([.H106])" office:value-type="float" office:value="115" calcext:value-type="float">
            <text:p>115</text:p>
          </table:table-cell>
          <table:table-cell table:number-columns-repeated="1015"/>
        </table:table-row>
        <table:table-row table:style-name="ro1">
          <table:table-cell table:style-name="ce25" office:value-type="float" office:value="69" calcext:value-type="float">
            <text:p>69</text:p>
          </table:table-cell>
          <table:table-cell table:style-name="ce29" table:formula="of:=[.A107]*[.$H$20]*[.$B$2]" office:value-type="float" office:value="8832" calcext:value-type="float">
            <text:p>8832</text:p>
          </table:table-cell>
          <table:table-cell table:style-name="ce25" table:formula="of:=1000000/[.B107]" office:value-type="float" office:value="113.224637681159" calcext:value-type="float">
            <text:p>113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((1/[.G107])*1000000)/[.$H$20])/[.$B$2]" office:value-type="float" office:value="113.224637681159" calcext:value-type="float">
            <text:p>113,224637681159</text:p>
          </table:table-cell>
          <table:table-cell table:formula="of:=ROUND([.H107])" office:value-type="float" office:value="113" calcext:value-type="float">
            <text:p>113</text:p>
          </table:table-cell>
          <table:table-cell table:number-columns-repeated="1015"/>
        </table:table-row>
        <table:table-row table:style-name="ro1">
          <table:table-cell table:style-name="ce25" office:value-type="float" office:value="70" calcext:value-type="float">
            <text:p>70</text:p>
          </table:table-cell>
          <table:table-cell table:style-name="ce29" table:formula="of:=[.A108]*[.$H$20]*[.$B$2]" office:value-type="float" office:value="8960" calcext:value-type="float">
            <text:p>8960</text:p>
          </table:table-cell>
          <table:table-cell table:style-name="ce25" table:formula="of:=1000000/[.B108]" office:value-type="float" office:value="111.607142857143" calcext:value-type="float">
            <text:p>11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((1/[.G108])*1000000)/[.$H$20])/[.$B$2]" office:value-type="float" office:value="111.607142857143" calcext:value-type="float">
            <text:p>111,607142857143</text:p>
          </table:table-cell>
          <table:table-cell table:formula="of:=ROUND([.H108])" office:value-type="float" office:value="112" calcext:value-type="float">
            <text:p>112</text:p>
          </table:table-cell>
          <table:table-cell table:number-columns-repeated="1015"/>
        </table:table-row>
        <table:table-row table:style-name="ro1">
          <table:table-cell table:style-name="ce25" office:value-type="float" office:value="71" calcext:value-type="float">
            <text:p>71</text:p>
          </table:table-cell>
          <table:table-cell table:style-name="ce29" table:formula="of:=[.A109]*[.$H$20]*[.$B$2]" office:value-type="float" office:value="9088" calcext:value-type="float">
            <text:p>9088</text:p>
          </table:table-cell>
          <table:table-cell table:style-name="ce25" table:formula="of:=1000000/[.B109]" office:value-type="float" office:value="110.035211267606" calcext:value-type="float">
            <text:p>110</text:p>
          </table:table-cell>
          <table:table-cell table:style-name="ce32"/>
          <table:table-cell table:number-columns-repeated="2"/>
          <table:table-cell office:value-type="float" office:value="71" calcext:value-type="float">
            <text:p>71</text:p>
          </table:table-cell>
          <table:table-cell table:formula="of:=(((1/[.G109])*1000000)/[.$H$20])/[.$B$2]" office:value-type="float" office:value="110.035211267606" calcext:value-type="float">
            <text:p>110,035211267606</text:p>
          </table:table-cell>
          <table:table-cell table:formula="of:=ROUND([.H109])"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 table:style-name="ce25" office:value-type="float" office:value="72" calcext:value-type="float">
            <text:p>72</text:p>
          </table:table-cell>
          <table:table-cell table:style-name="ce29" table:formula="of:=[.A110]*[.$H$20]*[.$B$2]" office:value-type="float" office:value="9216" calcext:value-type="float">
            <text:p>9216</text:p>
          </table:table-cell>
          <table:table-cell table:style-name="ce25" table:formula="of:=1000000/[.B110]" office:value-type="float" office:value="108.506944444444" calcext:value-type="float">
            <text:p>109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formula="of:=(((1/[.G110])*1000000)/[.$H$20])/[.$B$2]" office:value-type="float" office:value="108.506944444444" calcext:value-type="float">
            <text:p>108,506944444444</text:p>
          </table:table-cell>
          <table:table-cell table:formula="of:=ROUND([.H110])"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 table:style-name="ce25" office:value-type="float" office:value="73" calcext:value-type="float">
            <text:p>73</text:p>
          </table:table-cell>
          <table:table-cell table:style-name="ce29" table:formula="of:=[.A111]*[.$H$20]*[.$B$2]" office:value-type="float" office:value="9344" calcext:value-type="float">
            <text:p>9344</text:p>
          </table:table-cell>
          <table:table-cell table:style-name="ce25" table:formula="of:=1000000/[.B111]" office:value-type="float" office:value="107.020547945205" calcext:value-type="float">
            <text:p>107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(((1/[.G111])*1000000)/[.$H$20])/[.$B$2]" office:value-type="float" office:value="107.020547945205" calcext:value-type="float">
            <text:p>107,020547945205</text:p>
          </table:table-cell>
          <table:table-cell table:formula="of:=ROUND([.H111])" office:value-type="float" office:value="107" calcext:value-type="float">
            <text:p>107</text:p>
          </table:table-cell>
          <table:table-cell table:number-columns-repeated="1015"/>
        </table:table-row>
        <table:table-row table:style-name="ro1">
          <table:table-cell table:style-name="ce25" office:value-type="float" office:value="74" calcext:value-type="float">
            <text:p>74</text:p>
          </table:table-cell>
          <table:table-cell table:style-name="ce29" table:formula="of:=[.A112]*[.$H$20]*[.$B$2]" office:value-type="float" office:value="9472" calcext:value-type="float">
            <text:p>9472</text:p>
          </table:table-cell>
          <table:table-cell table:style-name="ce25" table:formula="of:=1000000/[.B112]" office:value-type="float" office:value="105.574324324324" calcext:value-type="float">
            <text:p>106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formula="of:=(((1/[.G112])*1000000)/[.$H$20])/[.$B$2]" office:value-type="float" office:value="105.574324324324" calcext:value-type="float">
            <text:p>105,574324324324</text:p>
          </table:table-cell>
          <table:table-cell table:formula="of:=ROUND([.H112])" office:value-type="float" office:value="106" calcext:value-type="float">
            <text:p>106</text:p>
          </table:table-cell>
          <table:table-cell table:number-columns-repeated="1015"/>
        </table:table-row>
        <table:table-row table:style-name="ro1">
          <table:table-cell table:style-name="ce25" office:value-type="float" office:value="75" calcext:value-type="float">
            <text:p>75</text:p>
          </table:table-cell>
          <table:table-cell table:style-name="ce29" table:formula="of:=[.A113]*[.$H$20]*[.$B$2]" office:value-type="float" office:value="9600" calcext:value-type="float">
            <text:p>9600</text:p>
          </table:table-cell>
          <table:table-cell table:style-name="ce25" table:formula="of:=1000000/[.B113]" office:value-type="float" office:value="104.166666666667" calcext:value-type="float">
            <text:p>104</text:p>
          </table:table-cell>
          <table:table-cell table:style-name="ce32"/>
          <table:table-cell table:number-columns-repeated="2"/>
          <table:table-cell office:value-type="float" office:value="75" calcext:value-type="float">
            <text:p>75</text:p>
          </table:table-cell>
          <table:table-cell table:formula="of:=(((1/[.G113])*1000000)/[.$H$20])/[.$B$2]" office:value-type="float" office:value="104.166666666667" calcext:value-type="float">
            <text:p>104,166666666667</text:p>
          </table:table-cell>
          <table:table-cell table:formula="of:=ROUND([.H113])" office:value-type="float" office:value="104" calcext:value-type="float">
            <text:p>104</text:p>
          </table:table-cell>
          <table:table-cell table:number-columns-repeated="1015"/>
        </table:table-row>
        <table:table-row table:style-name="ro1">
          <table:table-cell table:style-name="ce25" office:value-type="float" office:value="76" calcext:value-type="float">
            <text:p>76</text:p>
          </table:table-cell>
          <table:table-cell table:style-name="ce29" table:formula="of:=[.A114]*[.$H$20]*[.$B$2]" office:value-type="float" office:value="9728" calcext:value-type="float">
            <text:p>9728</text:p>
          </table:table-cell>
          <table:table-cell table:style-name="ce25" table:formula="of:=1000000/[.B114]" office:value-type="float" office:value="102.796052631579" calcext:value-type="float">
            <text:p>103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formula="of:=(((1/[.G114])*1000000)/[.$H$20])/[.$B$2]" office:value-type="float" office:value="102.796052631579" calcext:value-type="float">
            <text:p>102,796052631579</text:p>
          </table:table-cell>
          <table:table-cell table:formula="of:=ROUND([.H114])"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 table:style-name="ce25" office:value-type="float" office:value="77" calcext:value-type="float">
            <text:p>77</text:p>
          </table:table-cell>
          <table:table-cell table:style-name="ce29" table:formula="of:=[.A115]*[.$H$20]*[.$B$2]" office:value-type="float" office:value="9856" calcext:value-type="float">
            <text:p>9856</text:p>
          </table:table-cell>
          <table:table-cell table:style-name="ce25" table:formula="of:=1000000/[.B115]" office:value-type="float" office:value="101.461038961039" calcext:value-type="float">
            <text:p>101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formula="of:=(((1/[.G115])*1000000)/[.$H$20])/[.$B$2]" office:value-type="float" office:value="101.461038961039" calcext:value-type="float">
            <text:p>101,461038961039</text:p>
          </table:table-cell>
          <table:table-cell table:formula="of:=ROUND([.H115])"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table:style-name="ce25" office:value-type="float" office:value="78" calcext:value-type="float">
            <text:p>78</text:p>
          </table:table-cell>
          <table:table-cell table:style-name="ce29" table:formula="of:=[.A116]*[.$H$20]*[.$B$2]" office:value-type="float" office:value="9984" calcext:value-type="float">
            <text:p>9984</text:p>
          </table:table-cell>
          <table:table-cell table:style-name="ce25" table:formula="of:=1000000/[.B116]" office:value-type="float" office:value="100.160256410256" calcext:value-type="float">
            <text:p>10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formula="of:=(((1/[.G116])*1000000)/[.$H$20])/[.$B$2]" office:value-type="float" office:value="100.160256410256" calcext:value-type="float">
            <text:p>100,160256410256</text:p>
          </table:table-cell>
          <table:table-cell table:formula="of:=ROUND([.H116])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25" office:value-type="float" office:value="79" calcext:value-type="float">
            <text:p>79</text:p>
          </table:table-cell>
          <table:table-cell table:style-name="ce29" table:formula="of:=[.A117]*[.$H$20]*[.$B$2]" office:value-type="float" office:value="10112" calcext:value-type="float">
            <text:p>10112</text:p>
          </table:table-cell>
          <table:table-cell table:style-name="ce25" table:formula="of:=1000000/[.B117]" office:value-type="float" office:value="98.8924050632911" calcext:value-type="float">
            <text:p>99</text:p>
          </table:table-cell>
          <table:table-cell table:style-name="ce32"/>
          <table:table-cell table:number-columns-repeated="2"/>
          <table:table-cell office:value-type="float" office:value="79" calcext:value-type="float">
            <text:p>79</text:p>
          </table:table-cell>
          <table:table-cell table:formula="of:=(((1/[.G117])*1000000)/[.$H$20])/[.$B$2]" office:value-type="float" office:value="98.8924050632911" calcext:value-type="float">
            <text:p>98,8924050632911</text:p>
          </table:table-cell>
          <table:table-cell table:formula="of:=ROUND([.H117])" office:value-type="float" office:value="99" calcext:value-type="float">
            <text:p>99</text:p>
          </table:table-cell>
          <table:table-cell table:number-columns-repeated="1015"/>
        </table:table-row>
        <table:table-row table:style-name="ro1">
          <table:table-cell table:style-name="ce25" office:value-type="float" office:value="80" calcext:value-type="float">
            <text:p>80</text:p>
          </table:table-cell>
          <table:table-cell table:style-name="ce29" table:formula="of:=[.A118]*[.$H$20]*[.$B$2]" office:value-type="float" office:value="10240" calcext:value-type="float">
            <text:p>10240</text:p>
          </table:table-cell>
          <table:table-cell table:style-name="ce25" table:formula="of:=1000000/[.B118]" office:value-type="float" office:value="97.65625" calcext:value-type="float">
            <text:p>98</text:p>
          </table:table-cell>
          <table:table-cell table:style-name="ce32"/>
          <table:table-cell table:number-columns-repeated="2"/>
          <table:table-cell office:value-type="float" office:value="80" calcext:value-type="float">
            <text:p>80</text:p>
          </table:table-cell>
          <table:table-cell table:formula="of:=(((1/[.G118])*1000000)/[.$H$20])/[.$B$2]" office:value-type="float" office:value="97.65625" calcext:value-type="float">
            <text:p>97,65625</text:p>
          </table:table-cell>
          <table:table-cell table:formula="of:=ROUND([.H118])" office:value-type="float" office:value="98" calcext:value-type="float">
            <text:p>98</text:p>
          </table:table-cell>
          <table:table-cell table:number-columns-repeated="1015"/>
        </table:table-row>
        <table:table-row table:style-name="ro1">
          <table:table-cell table:style-name="ce25" office:value-type="float" office:value="81" calcext:value-type="float">
            <text:p>81</text:p>
          </table:table-cell>
          <table:table-cell table:style-name="ce29" table:formula="of:=[.A119]*[.$H$20]*[.$B$2]" office:value-type="float" office:value="10368" calcext:value-type="float">
            <text:p>10368</text:p>
          </table:table-cell>
          <table:table-cell table:style-name="ce25" table:formula="of:=1000000/[.B119]" office:value-type="float" office:value="96.4506172839506" calcext:value-type="float">
            <text:p>9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formula="of:=(((1/[.G119])*1000000)/[.$H$20])/[.$B$2]" office:value-type="float" office:value="96.4506172839506" calcext:value-type="float">
            <text:p>96,4506172839506</text:p>
          </table:table-cell>
          <table:table-cell table:formula="of:=ROUND([.H119])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table:style-name="ce25" office:value-type="float" office:value="82" calcext:value-type="float">
            <text:p>82</text:p>
          </table:table-cell>
          <table:table-cell table:style-name="ce29" table:formula="of:=[.A120]*[.$H$20]*[.$B$2]" office:value-type="float" office:value="10496" calcext:value-type="float">
            <text:p>10496</text:p>
          </table:table-cell>
          <table:table-cell table:style-name="ce25" table:formula="of:=1000000/[.B120]" office:value-type="float" office:value="95.2743902439024" calcext:value-type="float">
            <text:p>95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formula="of:=(((1/[.G120])*1000000)/[.$H$20])/[.$B$2]" office:value-type="float" office:value="95.2743902439024" calcext:value-type="float">
            <text:p>95,2743902439024</text:p>
          </table:table-cell>
          <table:table-cell table:formula="of:=ROUND([.H120])"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table:style-name="ce25" office:value-type="float" office:value="83" calcext:value-type="float">
            <text:p>83</text:p>
          </table:table-cell>
          <table:table-cell table:style-name="ce29" table:formula="of:=[.A121]*[.$H$20]*[.$B$2]" office:value-type="float" office:value="10624" calcext:value-type="float">
            <text:p>10624</text:p>
          </table:table-cell>
          <table:table-cell table:style-name="ce25" table:formula="of:=1000000/[.B121]" office:value-type="float" office:value="94.1265060240964" calcext:value-type="float">
            <text:p>94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formula="of:=(((1/[.G121])*1000000)/[.$H$20])/[.$B$2]" office:value-type="float" office:value="94.1265060240964" calcext:value-type="float">
            <text:p>94,1265060240964</text:p>
          </table:table-cell>
          <table:table-cell table:formula="of:=ROUND([.H121])"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table:style-name="ce25" office:value-type="float" office:value="84" calcext:value-type="float">
            <text:p>84</text:p>
          </table:table-cell>
          <table:table-cell table:style-name="ce29" table:formula="of:=[.A122]*[.$H$20]*[.$B$2]" office:value-type="float" office:value="10752" calcext:value-type="float">
            <text:p>10752</text:p>
          </table:table-cell>
          <table:table-cell table:style-name="ce25" table:formula="of:=1000000/[.B122]" office:value-type="float" office:value="93.0059523809524" calcext:value-type="float">
            <text:p>93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(((1/[.G122])*1000000)/[.$H$20])/[.$B$2]" office:value-type="float" office:value="93.0059523809524" calcext:value-type="float">
            <text:p>93,0059523809524</text:p>
          </table:table-cell>
          <table:table-cell table:formula="of:=ROUND([.H122])" office:value-type="float" office:value="93" calcext:value-type="float">
            <text:p>93</text:p>
          </table:table-cell>
          <table:table-cell table:number-columns-repeated="1015"/>
        </table:table-row>
        <table:table-row table:style-name="ro1">
          <table:table-cell table:style-name="ce25" office:value-type="float" office:value="85" calcext:value-type="float">
            <text:p>85</text:p>
          </table:table-cell>
          <table:table-cell table:style-name="ce29" table:formula="of:=[.A123]*[.$H$20]*[.$B$2]" office:value-type="float" office:value="10880" calcext:value-type="float">
            <text:p>10880</text:p>
          </table:table-cell>
          <table:table-cell table:style-name="ce25" table:formula="of:=1000000/[.B123]" office:value-type="float" office:value="91.9117647058824" calcext:value-type="float">
            <text:p>92</text:p>
          </table:table-cell>
          <table:table-cell table:style-name="ce32"/>
          <table:table-cell table:number-columns-repeated="2"/>
          <table:table-cell office:value-type="float" office:value="85" calcext:value-type="float">
            <text:p>85</text:p>
          </table:table-cell>
          <table:table-cell table:formula="of:=(((1/[.G123])*1000000)/[.$H$20])/[.$B$2]" office:value-type="float" office:value="91.9117647058824" calcext:value-type="float">
            <text:p>91,9117647058824</text:p>
          </table:table-cell>
          <table:table-cell table:formula="of:=ROUND([.H123])" office:value-type="float" office:value="92" calcext:value-type="float">
            <text:p>92</text:p>
          </table:table-cell>
          <table:table-cell table:number-columns-repeated="1015"/>
        </table:table-row>
        <table:table-row table:style-name="ro1">
          <table:table-cell table:style-name="ce25" office:value-type="float" office:value="86" calcext:value-type="float">
            <text:p>86</text:p>
          </table:table-cell>
          <table:table-cell table:style-name="ce29" table:formula="of:=[.A124]*[.$H$20]*[.$B$2]" office:value-type="float" office:value="11008" calcext:value-type="float">
            <text:p>11008</text:p>
          </table:table-cell>
          <table:table-cell table:style-name="ce25" table:formula="of:=1000000/[.B124]" office:value-type="float" office:value="90.8430232558139" calcext:value-type="float">
            <text:p>91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(((1/[.G124])*1000000)/[.$H$20])/[.$B$2]" office:value-type="float" office:value="90.8430232558139" calcext:value-type="float">
            <text:p>90,8430232558139</text:p>
          </table:table-cell>
          <table:table-cell table:formula="of:=ROUND([.H124])" office:value-type="float" office:value="91" calcext:value-type="float">
            <text:p>91</text:p>
          </table:table-cell>
          <table:table-cell table:number-columns-repeated="1015"/>
        </table:table-row>
        <table:table-row table:style-name="ro1">
          <table:table-cell table:style-name="ce25" office:value-type="float" office:value="87" calcext:value-type="float">
            <text:p>87</text:p>
          </table:table-cell>
          <table:table-cell table:style-name="ce29" table:formula="of:=[.A125]*[.$H$20]*[.$B$2]" office:value-type="float" office:value="11136" calcext:value-type="float">
            <text:p>11136</text:p>
          </table:table-cell>
          <table:table-cell table:style-name="ce25" table:formula="of:=1000000/[.B125]" office:value-type="float" office:value="89.7988505747126" calcext:value-type="float">
            <text:p>90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(((1/[.G125])*1000000)/[.$H$20])/[.$B$2]" office:value-type="float" office:value="89.7988505747126" calcext:value-type="float">
            <text:p>89,7988505747126</text:p>
          </table:table-cell>
          <table:table-cell table:formula="of:=ROUND([.H125])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style-name="ce25" office:value-type="float" office:value="88" calcext:value-type="float">
            <text:p>88</text:p>
          </table:table-cell>
          <table:table-cell table:style-name="ce29" table:formula="of:=[.A126]*[.$H$20]*[.$B$2]" office:value-type="float" office:value="11264" calcext:value-type="float">
            <text:p>11264</text:p>
          </table:table-cell>
          <table:table-cell table:style-name="ce25" table:formula="of:=1000000/[.B126]" office:value-type="float" office:value="88.7784090909091" calcext:value-type="float">
            <text:p>89</text:p>
          </table:table-cell>
          <table:table-cell table:style-name="ce32"/>
          <table:table-cell table:number-columns-repeated="2"/>
          <table:table-cell office:value-type="float" office:value="88" calcext:value-type="float">
            <text:p>88</text:p>
          </table:table-cell>
          <table:table-cell table:formula="of:=(((1/[.G126])*1000000)/[.$H$20])/[.$B$2]" office:value-type="float" office:value="88.7784090909091" calcext:value-type="float">
            <text:p>88,7784090909091</text:p>
          </table:table-cell>
          <table:table-cell table:formula="of:=ROUND([.H126])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25" office:value-type="float" office:value="89" calcext:value-type="float">
            <text:p>89</text:p>
          </table:table-cell>
          <table:table-cell table:style-name="ce29" table:formula="of:=[.A127]*[.$H$20]*[.$B$2]" office:value-type="float" office:value="11392" calcext:value-type="float">
            <text:p>11392</text:p>
          </table:table-cell>
          <table:table-cell table:style-name="ce25" table:formula="of:=1000000/[.B127]" office:value-type="float" office:value="87.7808988764045" calcext:value-type="float">
            <text:p>88</text:p>
          </table:table-cell>
          <table:table-cell table:style-name="ce32"/>
          <table:table-cell table:number-columns-repeated="2"/>
          <table:table-cell office:value-type="float" office:value="89" calcext:value-type="float">
            <text:p>89</text:p>
          </table:table-cell>
          <table:table-cell table:formula="of:=(((1/[.G127])*1000000)/[.$H$20])/[.$B$2]" office:value-type="float" office:value="87.7808988764045" calcext:value-type="float">
            <text:p>87,7808988764045</text:p>
          </table:table-cell>
          <table:table-cell table:formula="of:=ROUND([.H127])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25" office:value-type="float" office:value="90" calcext:value-type="float">
            <text:p>90</text:p>
          </table:table-cell>
          <table:table-cell table:style-name="ce29" table:formula="of:=[.A128]*[.$H$20]*[.$B$2]" office:value-type="float" office:value="11520" calcext:value-type="float">
            <text:p>11520</text:p>
          </table:table-cell>
          <table:table-cell table:style-name="ce25" table:formula="of:=1000000/[.B128]" office:value-type="float" office:value="86.8055555555556" calcext:value-type="float">
            <text:p>87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(((1/[.G128])*1000000)/[.$H$20])/[.$B$2]" office:value-type="float" office:value="86.8055555555556" calcext:value-type="float">
            <text:p>86,8055555555556</text:p>
          </table:table-cell>
          <table:table-cell table:formula="of:=ROUND([.H128])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25" office:value-type="float" office:value="91" calcext:value-type="float">
            <text:p>91</text:p>
          </table:table-cell>
          <table:table-cell table:style-name="ce29" table:formula="of:=[.A129]*[.$H$20]*[.$B$2]" office:value-type="float" office:value="11648" calcext:value-type="float">
            <text:p>11648</text:p>
          </table:table-cell>
          <table:table-cell table:style-name="ce25" table:formula="of:=1000000/[.B129]" office:value-type="float" office:value="85.8516483516484" calcext:value-type="float">
            <text:p>86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formula="of:=(((1/[.G129])*1000000)/[.$H$20])/[.$B$2]" office:value-type="float" office:value="85.8516483516484" calcext:value-type="float">
            <text:p>85,8516483516484</text:p>
          </table:table-cell>
          <table:table-cell table:formula="of:=ROUND([.H129])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25" office:value-type="float" office:value="92" calcext:value-type="float">
            <text:p>92</text:p>
          </table:table-cell>
          <table:table-cell table:style-name="ce29" table:formula="of:=[.A130]*[.$H$20]*[.$B$2]" office:value-type="float" office:value="11776" calcext:value-type="float">
            <text:p>11776</text:p>
          </table:table-cell>
          <table:table-cell table:style-name="ce25" table:formula="of:=1000000/[.B130]" office:value-type="float" office:value="84.9184782608696" calcext:value-type="float">
            <text:p>85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formula="of:=(((1/[.G130])*1000000)/[.$H$20])/[.$B$2]" office:value-type="float" office:value="84.9184782608696" calcext:value-type="float">
            <text:p>84,9184782608696</text:p>
          </table:table-cell>
          <table:table-cell table:formula="of:=ROUND([.H130])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25" office:value-type="float" office:value="93" calcext:value-type="float">
            <text:p>93</text:p>
          </table:table-cell>
          <table:table-cell table:style-name="ce29" table:formula="of:=[.A131]*[.$H$20]*[.$B$2]" office:value-type="float" office:value="11904" calcext:value-type="float">
            <text:p>11904</text:p>
          </table:table-cell>
          <table:table-cell table:style-name="ce25" table:formula="of:=1000000/[.B131]" office:value-type="float" office:value="84.005376344086" calcext:value-type="float">
            <text:p>8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(((1/[.G131])*1000000)/[.$H$20])/[.$B$2]" office:value-type="float" office:value="84.005376344086" calcext:value-type="float">
            <text:p>84,005376344086</text:p>
          </table:table-cell>
          <table:table-cell table:formula="of:=ROUND([.H131])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25" office:value-type="float" office:value="94" calcext:value-type="float">
            <text:p>94</text:p>
          </table:table-cell>
          <table:table-cell table:style-name="ce29" table:formula="of:=[.A132]*[.$H$20]*[.$B$2]" office:value-type="float" office:value="12032" calcext:value-type="float">
            <text:p>12032</text:p>
          </table:table-cell>
          <table:table-cell table:style-name="ce25" table:formula="of:=1000000/[.B132]" office:value-type="float" office:value="83.1117021276596" calcext:value-type="float">
            <text:p>83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(((1/[.G132])*1000000)/[.$H$20])/[.$B$2]" office:value-type="float" office:value="83.1117021276596" calcext:value-type="float">
            <text:p>83,1117021276596</text:p>
          </table:table-cell>
          <table:table-cell table:formula="of:=ROUND([.H132])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25" office:value-type="float" office:value="95" calcext:value-type="float">
            <text:p>95</text:p>
          </table:table-cell>
          <table:table-cell table:style-name="ce29" table:formula="of:=[.A133]*[.$H$20]*[.$B$2]" office:value-type="float" office:value="12160" calcext:value-type="float">
            <text:p>12160</text:p>
          </table:table-cell>
          <table:table-cell table:style-name="ce25" table:formula="of:=1000000/[.B133]" office:value-type="float" office:value="82.2368421052632" calcext:value-type="float">
            <text:p>82</text:p>
          </table:table-cell>
          <table:table-cell table:style-name="ce32"/>
          <table:table-cell table:number-columns-repeated="2"/>
          <table:table-cell office:value-type="float" office:value="95" calcext:value-type="float">
            <text:p>95</text:p>
          </table:table-cell>
          <table:table-cell table:formula="of:=(((1/[.G133])*1000000)/[.$H$20])/[.$B$2]" office:value-type="float" office:value="82.2368421052632" calcext:value-type="float">
            <text:p>82,2368421052632</text:p>
          </table:table-cell>
          <table:table-cell table:formula="of:=ROUND([.H133])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25" office:value-type="float" office:value="96" calcext:value-type="float">
            <text:p>96</text:p>
          </table:table-cell>
          <table:table-cell table:style-name="ce29" table:formula="of:=[.A134]*[.$H$20]*[.$B$2]" office:value-type="float" office:value="12288" calcext:value-type="float">
            <text:p>12288</text:p>
          </table:table-cell>
          <table:table-cell table:style-name="ce25" table:formula="of:=1000000/[.B134]" office:value-type="float" office:value="81.3802083333333" calcext:value-type="float">
            <text:p>81</text:p>
          </table:table-cell>
          <table:table-cell table:style-name="ce32"/>
          <table:table-cell table:number-columns-repeated="2"/>
          <table:table-cell office:value-type="float" office:value="96" calcext:value-type="float">
            <text:p>96</text:p>
          </table:table-cell>
          <table:table-cell table:formula="of:=(((1/[.G134])*1000000)/[.$H$20])/[.$B$2]" office:value-type="float" office:value="81.3802083333333" calcext:value-type="float">
            <text:p>81,3802083333333</text:p>
          </table:table-cell>
          <table:table-cell table:formula="of:=ROUND([.H134])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25" office:value-type="float" office:value="97" calcext:value-type="float">
            <text:p>97</text:p>
          </table:table-cell>
          <table:table-cell table:style-name="ce29" table:formula="of:=[.A135]*[.$H$20]*[.$B$2]" office:value-type="float" office:value="12416" calcext:value-type="float">
            <text:p>12416</text:p>
          </table:table-cell>
          <table:table-cell table:style-name="ce25" table:formula="of:=1000000/[.B135]" office:value-type="float" office:value="80.5412371134021" calcext:value-type="float">
            <text:p>81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(((1/[.G135])*1000000)/[.$H$20])/[.$B$2]" office:value-type="float" office:value="80.5412371134021" calcext:value-type="float">
            <text:p>80,5412371134021</text:p>
          </table:table-cell>
          <table:table-cell table:formula="of:=ROUND([.H135])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25" office:value-type="float" office:value="98" calcext:value-type="float">
            <text:p>98</text:p>
          </table:table-cell>
          <table:table-cell table:style-name="ce29" table:formula="of:=[.A136]*[.$H$20]*[.$B$2]" office:value-type="float" office:value="12544" calcext:value-type="float">
            <text:p>12544</text:p>
          </table:table-cell>
          <table:table-cell table:style-name="ce25" table:formula="of:=1000000/[.B136]" office:value-type="float" office:value="79.7193877551021" calcext:value-type="float">
            <text:p>8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(((1/[.G136])*1000000)/[.$H$20])/[.$B$2]" office:value-type="float" office:value="79.719387755102" calcext:value-type="float">
            <text:p>79,719387755102</text:p>
          </table:table-cell>
          <table:table-cell table:formula="of:=ROUND([.H136])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25" office:value-type="float" office:value="99" calcext:value-type="float">
            <text:p>99</text:p>
          </table:table-cell>
          <table:table-cell table:style-name="ce29" table:formula="of:=[.A137]*[.$H$20]*[.$B$2]" office:value-type="float" office:value="12672" calcext:value-type="float">
            <text:p>12672</text:p>
          </table:table-cell>
          <table:table-cell table:style-name="ce25" table:formula="of:=1000000/[.B137]" office:value-type="float" office:value="78.9141414141414" calcext:value-type="float">
            <text:p>79</text:p>
          </table:table-cell>
          <table:table-cell table:style-name="ce32"/>
          <table:table-cell table:number-columns-repeated="2"/>
          <table:table-cell office:value-type="float" office:value="99" calcext:value-type="float">
            <text:p>99</text:p>
          </table:table-cell>
          <table:table-cell table:formula="of:=(((1/[.G137])*1000000)/[.$H$20])/[.$B$2]" office:value-type="float" office:value="78.9141414141414" calcext:value-type="float">
            <text:p>78,9141414141414</text:p>
          </table:table-cell>
          <table:table-cell table:formula="of:=ROUND([.H137])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25" office:value-type="float" office:value="100" calcext:value-type="float">
            <text:p>100</text:p>
          </table:table-cell>
          <table:table-cell table:style-name="ce29" table:formula="of:=[.A138]*[.$H$20]*[.$B$2]" office:value-type="float" office:value="12800" calcext:value-type="float">
            <text:p>12800</text:p>
          </table:table-cell>
          <table:table-cell table:style-name="ce25" table:formula="of:=1000000/[.B138]" office:value-type="float" office:value="78.125" calcext:value-type="float">
            <text:p>78</text:p>
          </table:table-cell>
          <table:table-cell table:style-name="ce32"/>
          <table:table-cell table:number-columns-repeated="2"/>
          <table:table-cell office:value-type="float" office:value="100" calcext:value-type="float">
            <text:p>100</text:p>
          </table:table-cell>
          <table:table-cell table:formula="of:=(((1/[.G138])*1000000)/[.$H$20])/[.$B$2]" office:value-type="float" office:value="78.125" calcext:value-type="float">
            <text:p>78,125</text:p>
          </table:table-cell>
          <table:table-cell table:formula="of:=ROUND([.H138])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8" office:value-type="float" office:value="101" calcext:value-type="float">
            <text:p>101</text:p>
          </table:table-cell>
          <table:table-cell table:style-name="ce38" table:formula="of:=(((1/[.G139])*1000000)/[.$H$20])/[.$B$2]" office:value-type="float" office:value="77.3514851485149" calcext:value-type="float">
            <text:p>77,3514851485149</text:p>
          </table:table-cell>
          <table:table-cell table:style-name="ce38" table:formula="of:=ROUND([.H139])" office:value-type="float" office:value="77" calcext:value-type="float">
            <text:p>77</text:p>
          </table:table-cell>
          <table:table-cell table:style-name="ce38"/>
          <table:table-cell table:style-name="ce41"/>
          <table:table-cell table:number-columns-repeated="1013"/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table:formula="of:=(((1/[.G140])*1000000)/[.$H$20])/[.$B$2]" office:value-type="float" office:value="76.593137254902" calcext:value-type="float">
            <text:p>76,593137254902</text:p>
          </table:table-cell>
          <table:table-cell table:formula="of:=ROUND([.H140])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03" calcext:value-type="float">
            <text:p>103</text:p>
          </table:table-cell>
          <table:table-cell table:formula="of:=(((1/[.G141])*1000000)/[.$H$20])/[.$B$2]" office:value-type="float" office:value="75.8495145631068" calcext:value-type="float">
            <text:p>75,8495145631068</text:p>
          </table:table-cell>
          <table:table-cell table:formula="of:=ROUND([.H141])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table:formula="of:=(((1/[.G142])*1000000)/[.$H$20])/[.$B$2]" office:value-type="float" office:value="75.1201923076923" calcext:value-type="float">
            <text:p>75,1201923076923</text:p>
          </table:table-cell>
          <table:table-cell table:formula="of:=ROUND([.H142])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0" office:value-type="float" office:value="105" calcext:value-type="float">
            <text:p>105</text:p>
          </table:table-cell>
          <table:table-cell table:style-name="ce40" table:formula="of:=(((1/[.G143])*1000000)/[.$H$20])/[.$B$2]" office:value-type="float" office:value="74.4047619047619" calcext:value-type="float">
            <text:p>74,4047619047619</text:p>
          </table:table-cell>
          <table:table-cell table:style-name="ce40" table:formula="of:=ROUND([.H143])" office:value-type="float" office:value="74" calcext:value-type="float">
            <text:p>74</text:p>
          </table:table-cell>
          <table:table-cell table:style-name="ce40"/>
          <table:table-cell table:style-name="ce43"/>
          <table:table-cell table:number-columns-repeated="1013"/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table:formula="of:=(((1/[.G144])*1000000)/[.$H$20])/[.$B$2]" office:value-type="float" office:value="73.7028301886793" calcext:value-type="float">
            <text:p>73,7028301886793</text:p>
          </table:table-cell>
          <table:table-cell table:formula="of:=ROUND([.H144])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07" calcext:value-type="float">
            <text:p>107</text:p>
          </table:table-cell>
          <table:table-cell table:formula="of:=(((1/[.G145])*1000000)/[.$H$20])/[.$B$2]" office:value-type="float" office:value="73.0140186915888" calcext:value-type="float">
            <text:p>73,0140186915888</text:p>
          </table:table-cell>
          <table:table-cell table:formula="of:=ROUND([.H145])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(((1/[.G146])*1000000)/[.$H$20])/[.$B$2]" office:value-type="float" office:value="72.337962962963" calcext:value-type="float">
            <text:p>72,337962962963</text:p>
          </table:table-cell>
          <table:table-cell table:formula="of:=ROUND([.H146])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09" calcext:value-type="float">
            <text:p>109</text:p>
          </table:table-cell>
          <table:table-cell table:formula="of:=(((1/[.G147])*1000000)/[.$H$20])/[.$B$2]" office:value-type="float" office:value="71.6743119266055" calcext:value-type="float">
            <text:p>71,6743119266055</text:p>
          </table:table-cell>
          <table:table-cell table:formula="of:=ROUND([.H147])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40" office:value-type="float" office:value="110" calcext:value-type="float">
            <text:p>110</text:p>
          </table:table-cell>
          <table:table-cell table:formula="of:=(((1/[.G148])*1000000)/[.$H$20])/[.$B$2]" office:value-type="float" office:value="71.0227272727273" calcext:value-type="float">
            <text:p>71,0227272727273</text:p>
          </table:table-cell>
          <table:table-cell table:style-name="ce40" table:formula="of:=ROUND([.H148])" office:value-type="float" office:value="71" calcext:value-type="float">
            <text:p>71</text:p>
          </table:table-cell>
          <table:table-cell/>
          <table:table-cell table:style-name="ce43"/>
          <table:table-cell table:number-columns-repeated="1013"/>
        </table:table-row>
        <table:table-row table:style-name="ro1">
          <table:table-cell table:number-columns-repeated="6"/>
          <table:table-cell office:value-type="float" office:value="111" calcext:value-type="float">
            <text:p>111</text:p>
          </table:table-cell>
          <table:table-cell table:formula="of:=(((1/[.G149])*1000000)/[.$H$20])/[.$B$2]" office:value-type="float" office:value="70.3828828828829" calcext:value-type="float">
            <text:p>70,3828828828829</text:p>
          </table:table-cell>
          <table:table-cell table:formula="of:=ROUND([.H149])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2" calcext:value-type="float">
            <text:p>112</text:p>
          </table:table-cell>
          <table:table-cell table:formula="of:=(((1/[.G150])*1000000)/[.$H$20])/[.$B$2]" office:value-type="float" office:value="69.7544642857143" calcext:value-type="float">
            <text:p>69,7544642857143</text:p>
          </table:table-cell>
          <table:table-cell table:formula="of:=ROUND([.H150])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3" calcext:value-type="float">
            <text:p>113</text:p>
          </table:table-cell>
          <table:table-cell table:formula="of:=(((1/[.G151])*1000000)/[.$H$20])/[.$B$2]" office:value-type="float" office:value="69.1371681415929" calcext:value-type="float">
            <text:p>69,1371681415929</text:p>
          </table:table-cell>
          <table:table-cell table:formula="of:=ROUND([.H151])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4" calcext:value-type="float">
            <text:p>114</text:p>
          </table:table-cell>
          <table:table-cell table:formula="of:=(((1/[.G152])*1000000)/[.$H$20])/[.$B$2]" office:value-type="float" office:value="68.530701754386" calcext:value-type="float">
            <text:p>68,530701754386</text:p>
          </table:table-cell>
          <table:table-cell table:formula="of:=ROUND([.H152])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5" calcext:value-type="float">
            <text:p>115</text:p>
          </table:table-cell>
          <table:table-cell table:formula="of:=(((1/[.G153])*1000000)/[.$H$20])/[.$B$2]" office:value-type="float" office:value="67.9347826086957" calcext:value-type="float">
            <text:p>67,9347826086957</text:p>
          </table:table-cell>
          <table:table-cell table:formula="of:=ROUND([.H153])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6" calcext:value-type="float">
            <text:p>116</text:p>
          </table:table-cell>
          <table:table-cell table:formula="of:=(((1/[.G154])*1000000)/[.$H$20])/[.$B$2]" office:value-type="float" office:value="67.3491379310345" calcext:value-type="float">
            <text:p>67,3491379310345</text:p>
          </table:table-cell>
          <table:table-cell table:formula="of:=ROUND([.H154])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7" calcext:value-type="float">
            <text:p>117</text:p>
          </table:table-cell>
          <table:table-cell table:formula="of:=(((1/[.G155])*1000000)/[.$H$20])/[.$B$2]" office:value-type="float" office:value="66.7735042735043" calcext:value-type="float">
            <text:p>66,7735042735043</text:p>
          </table:table-cell>
          <table:table-cell table:formula="of:=ROUND([.H155])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8" calcext:value-type="float">
            <text:p>118</text:p>
          </table:table-cell>
          <table:table-cell table:formula="of:=(((1/[.G156])*1000000)/[.$H$20])/[.$B$2]" office:value-type="float" office:value="66.2076271186441" calcext:value-type="float">
            <text:p>66,2076271186441</text:p>
          </table:table-cell>
          <table:table-cell table:formula="of:=ROUND([.H156]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19" calcext:value-type="float">
            <text:p>119</text:p>
          </table:table-cell>
          <table:table-cell table:formula="of:=(((1/[.G157])*1000000)/[.$H$20])/[.$B$2]" office:value-type="float" office:value="65.6512605042017" calcext:value-type="float">
            <text:p>65,6512605042017</text:p>
          </table:table-cell>
          <table:table-cell table:formula="of:=ROUND([.H157])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table:formula="of:=(((1/[.G158])*1000000)/[.$H$20])/[.$B$2]" office:value-type="float" office:value="65.1041666666667" calcext:value-type="float">
            <text:p>65,1041666666667</text:p>
          </table:table-cell>
          <table:table-cell table:formula="of:=ROUND([.H158])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1" calcext:value-type="float">
            <text:p>121</text:p>
          </table:table-cell>
          <table:table-cell table:formula="of:=(((1/[.G159])*1000000)/[.$H$20])/[.$B$2]" office:value-type="float" office:value="64.5661157024793" calcext:value-type="float">
            <text:p>64,5661157024793</text:p>
          </table:table-cell>
          <table:table-cell table:formula="of:=ROUND([.H159])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2" calcext:value-type="float">
            <text:p>122</text:p>
          </table:table-cell>
          <table:table-cell table:formula="of:=(((1/[.G160])*1000000)/[.$H$20])/[.$B$2]" office:value-type="float" office:value="64.0368852459016" calcext:value-type="float">
            <text:p>64,0368852459016</text:p>
          </table:table-cell>
          <table:table-cell table:formula="of:=ROUND([.H160])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3" calcext:value-type="float">
            <text:p>123</text:p>
          </table:table-cell>
          <table:table-cell table:formula="of:=(((1/[.G161])*1000000)/[.$H$20])/[.$B$2]" office:value-type="float" office:value="63.5162601626016" calcext:value-type="float">
            <text:p>63,5162601626016</text:p>
          </table:table-cell>
          <table:table-cell table:formula="of:=ROUND([.H161])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table:formula="of:=(((1/[.G162])*1000000)/[.$H$20])/[.$B$2]" office:value-type="float" office:value="63.0040322580645" calcext:value-type="float">
            <text:p>63,0040322580645</text:p>
          </table:table-cell>
          <table:table-cell table:formula="of:=ROUND([.H162])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(((1/[.G163])*1000000)/[.$H$20])/[.$B$2]" office:value-type="float" office:value="62.5" calcext:value-type="float">
            <text:p>62,5</text:p>
          </table:table-cell>
          <table:table-cell table:formula="of:=ROUND([.H163])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6" calcext:value-type="float">
            <text:p>126</text:p>
          </table:table-cell>
          <table:table-cell table:formula="of:=(((1/[.G164])*1000000)/[.$H$20])/[.$B$2]" office:value-type="float" office:value="62.0039682539683" calcext:value-type="float">
            <text:p>62,0039682539683</text:p>
          </table:table-cell>
          <table:table-cell table:formula="of:=ROUND([.H164])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7" calcext:value-type="float">
            <text:p>127</text:p>
          </table:table-cell>
          <table:table-cell table:formula="of:=(((1/[.G165])*1000000)/[.$H$20])/[.$B$2]" office:value-type="float" office:value="61.5157480314961" calcext:value-type="float">
            <text:p>61,5157480314961</text:p>
          </table:table-cell>
          <table:table-cell table:formula="of:=ROUND([.H165])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8" calcext:value-type="float">
            <text:p>128</text:p>
          </table:table-cell>
          <table:table-cell table:formula="of:=(((1/[.G166])*1000000)/[.$H$20])/[.$B$2]" office:value-type="float" office:value="61.03515625" calcext:value-type="float">
            <text:p>61,03515625</text:p>
          </table:table-cell>
          <table:table-cell table:formula="of:=ROUND([.H166])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29" calcext:value-type="float">
            <text:p>129</text:p>
          </table:table-cell>
          <table:table-cell table:formula="of:=(((1/[.G167])*1000000)/[.$H$20])/[.$B$2]" office:value-type="float" office:value="60.562015503876" calcext:value-type="float">
            <text:p>60,562015503876</text:p>
          </table:table-cell>
          <table:table-cell table:formula="of:=ROUND([.H167])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0" calcext:value-type="float">
            <text:p>130</text:p>
          </table:table-cell>
          <table:table-cell table:formula="of:=(((1/[.G168])*1000000)/[.$H$20])/[.$B$2]" office:value-type="float" office:value="60.0961538461539" calcext:value-type="float">
            <text:p>60,0961538461539</text:p>
          </table:table-cell>
          <table:table-cell table:formula="of:=ROUND([.H168])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1" calcext:value-type="float">
            <text:p>131</text:p>
          </table:table-cell>
          <table:table-cell table:formula="of:=(((1/[.G169])*1000000)/[.$H$20])/[.$B$2]" office:value-type="float" office:value="59.6374045801527" calcext:value-type="float">
            <text:p>59,6374045801527</text:p>
          </table:table-cell>
          <table:table-cell table:formula="of:=ROUND([.H169])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2" calcext:value-type="float">
            <text:p>132</text:p>
          </table:table-cell>
          <table:table-cell table:formula="of:=(((1/[.G170])*1000000)/[.$H$20])/[.$B$2]" office:value-type="float" office:value="59.1856060606061" calcext:value-type="float">
            <text:p>59,1856060606061</text:p>
          </table:table-cell>
          <table:table-cell table:formula="of:=ROUND([.H170])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3" calcext:value-type="float">
            <text:p>133</text:p>
          </table:table-cell>
          <table:table-cell table:formula="of:=(((1/[.G171])*1000000)/[.$H$20])/[.$B$2]" office:value-type="float" office:value="58.7406015037594" calcext:value-type="float">
            <text:p>58,7406015037594</text:p>
          </table:table-cell>
          <table:table-cell table:formula="of:=ROUND([.H171])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4" calcext:value-type="float">
            <text:p>134</text:p>
          </table:table-cell>
          <table:table-cell table:formula="of:=(((1/[.G172])*1000000)/[.$H$20])/[.$B$2]" office:value-type="float" office:value="58.3022388059702" calcext:value-type="float">
            <text:p>58,3022388059702</text:p>
          </table:table-cell>
          <table:table-cell table:formula="of:=ROUND([.H172])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5" calcext:value-type="float">
            <text:p>135</text:p>
          </table:table-cell>
          <table:table-cell table:formula="of:=(((1/[.G173])*1000000)/[.$H$20])/[.$B$2]" office:value-type="float" office:value="57.8703703703704" calcext:value-type="float">
            <text:p>57,8703703703704</text:p>
          </table:table-cell>
          <table:table-cell table:formula="of:=ROUND([.H173])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6" calcext:value-type="float">
            <text:p>136</text:p>
          </table:table-cell>
          <table:table-cell table:formula="of:=(((1/[.G174])*1000000)/[.$H$20])/[.$B$2]" office:value-type="float" office:value="57.4448529411765" calcext:value-type="float">
            <text:p>57,4448529411765</text:p>
          </table:table-cell>
          <table:table-cell table:formula="of:=ROUND([.H174])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7" calcext:value-type="float">
            <text:p>137</text:p>
          </table:table-cell>
          <table:table-cell table:formula="of:=(((1/[.G175])*1000000)/[.$H$20])/[.$B$2]" office:value-type="float" office:value="57.0255474452555" calcext:value-type="float">
            <text:p>57,0255474452555</text:p>
          </table:table-cell>
          <table:table-cell table:formula="of:=ROUND([.H175])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8" calcext:value-type="float">
            <text:p>138</text:p>
          </table:table-cell>
          <table:table-cell table:formula="of:=(((1/[.G176])*1000000)/[.$H$20])/[.$B$2]" office:value-type="float" office:value="56.6123188405797" calcext:value-type="float">
            <text:p>56,6123188405797</text:p>
          </table:table-cell>
          <table:table-cell table:formula="of:=ROUND([.H176])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39" calcext:value-type="float">
            <text:p>139</text:p>
          </table:table-cell>
          <table:table-cell table:formula="of:=(((1/[.G177])*1000000)/[.$H$20])/[.$B$2]" office:value-type="float" office:value="56.205035971223" calcext:value-type="float">
            <text:p>56,205035971223</text:p>
          </table:table-cell>
          <table:table-cell table:formula="of:=ROUND([.H177])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table:formula="of:=(((1/[.G178])*1000000)/[.$H$20])/[.$B$2]" office:value-type="float" office:value="55.8035714285714" calcext:value-type="float">
            <text:p>55,8035714285714</text:p>
          </table:table-cell>
          <table:table-cell table:formula="of:=ROUND([.H178])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1" calcext:value-type="float">
            <text:p>141</text:p>
          </table:table-cell>
          <table:table-cell table:formula="of:=(((1/[.G179])*1000000)/[.$H$20])/[.$B$2]" office:value-type="float" office:value="55.4078014184397" calcext:value-type="float">
            <text:p>55,4078014184397</text:p>
          </table:table-cell>
          <table:table-cell table:formula="of:=ROUND([.H179])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2" calcext:value-type="float">
            <text:p>142</text:p>
          </table:table-cell>
          <table:table-cell table:formula="of:=(((1/[.G180])*1000000)/[.$H$20])/[.$B$2]" office:value-type="float" office:value="55.0176056338028" calcext:value-type="float">
            <text:p>55,0176056338028</text:p>
          </table:table-cell>
          <table:table-cell table:formula="of:=ROUND([.H180])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3" calcext:value-type="float">
            <text:p>143</text:p>
          </table:table-cell>
          <table:table-cell table:formula="of:=(((1/[.G181])*1000000)/[.$H$20])/[.$B$2]" office:value-type="float" office:value="54.6328671328671" calcext:value-type="float">
            <text:p>54,6328671328671</text:p>
          </table:table-cell>
          <table:table-cell table:formula="of:=ROUND([.H181])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4" calcext:value-type="float">
            <text:p>144</text:p>
          </table:table-cell>
          <table:table-cell table:formula="of:=(((1/[.G182])*1000000)/[.$H$20])/[.$B$2]" office:value-type="float" office:value="54.2534722222222" calcext:value-type="float">
            <text:p>54,2534722222222</text:p>
          </table:table-cell>
          <table:table-cell table:formula="of:=ROUND([.H182])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5" calcext:value-type="float">
            <text:p>145</text:p>
          </table:table-cell>
          <table:table-cell table:formula="of:=(((1/[.G183])*1000000)/[.$H$20])/[.$B$2]" office:value-type="float" office:value="53.8793103448276" calcext:value-type="float">
            <text:p>53,8793103448276</text:p>
          </table:table-cell>
          <table:table-cell table:formula="of:=ROUND([.H183])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6" calcext:value-type="float">
            <text:p>146</text:p>
          </table:table-cell>
          <table:table-cell table:formula="of:=(((1/[.G184])*1000000)/[.$H$20])/[.$B$2]" office:value-type="float" office:value="53.5102739726027" calcext:value-type="float">
            <text:p>53,5102739726027</text:p>
          </table:table-cell>
          <table:table-cell table:formula="of:=ROUND([.H184])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7" calcext:value-type="float">
            <text:p>147</text:p>
          </table:table-cell>
          <table:table-cell table:formula="of:=(((1/[.G185])*1000000)/[.$H$20])/[.$B$2]" office:value-type="float" office:value="53.1462585034014" calcext:value-type="float">
            <text:p>53,1462585034014</text:p>
          </table:table-cell>
          <table:table-cell table:formula="of:=ROUND([.H185])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8" calcext:value-type="float">
            <text:p>148</text:p>
          </table:table-cell>
          <table:table-cell table:formula="of:=(((1/[.G186])*1000000)/[.$H$20])/[.$B$2]" office:value-type="float" office:value="52.7871621621622" calcext:value-type="float">
            <text:p>52,7871621621622</text:p>
          </table:table-cell>
          <table:table-cell table:formula="of:=ROUND([.H186])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49" calcext:value-type="float">
            <text:p>149</text:p>
          </table:table-cell>
          <table:table-cell table:formula="of:=(((1/[.G187])*1000000)/[.$H$20])/[.$B$2]" office:value-type="float" office:value="52.4328859060403" calcext:value-type="float">
            <text:p>52,4328859060403</text:p>
          </table:table-cell>
          <table:table-cell table:formula="of:=ROUND([.H187])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0" calcext:value-type="float">
            <text:p>150</text:p>
          </table:table-cell>
          <table:table-cell table:formula="of:=(((1/[.G188])*1000000)/[.$H$20])/[.$B$2]" office:value-type="float" office:value="52.0833333333333" calcext:value-type="float">
            <text:p>52,0833333333333</text:p>
          </table:table-cell>
          <table:table-cell table:formula="of:=ROUND([.H188])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1" calcext:value-type="float">
            <text:p>151</text:p>
          </table:table-cell>
          <table:table-cell table:formula="of:=(((1/[.G189])*1000000)/[.$H$20])/[.$B$2]" office:value-type="float" office:value="51.7384105960265" calcext:value-type="float">
            <text:p>51,7384105960265</text:p>
          </table:table-cell>
          <table:table-cell table:formula="of:=ROUND([.H189])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2" calcext:value-type="float">
            <text:p>152</text:p>
          </table:table-cell>
          <table:table-cell table:formula="of:=(((1/[.G190])*1000000)/[.$H$20])/[.$B$2]" office:value-type="float" office:value="51.3980263157895" calcext:value-type="float">
            <text:p>51,3980263157895</text:p>
          </table:table-cell>
          <table:table-cell table:formula="of:=ROUND([.H190])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3" calcext:value-type="float">
            <text:p>153</text:p>
          </table:table-cell>
          <table:table-cell table:formula="of:=(((1/[.G191])*1000000)/[.$H$20])/[.$B$2]" office:value-type="float" office:value="51.062091503268" calcext:value-type="float">
            <text:p>51,062091503268</text:p>
          </table:table-cell>
          <table:table-cell table:formula="of:=ROUND([.H191])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4" calcext:value-type="float">
            <text:p>154</text:p>
          </table:table-cell>
          <table:table-cell table:formula="of:=(((1/[.G192])*1000000)/[.$H$20])/[.$B$2]" office:value-type="float" office:value="50.7305194805195" calcext:value-type="float">
            <text:p>50,7305194805195</text:p>
          </table:table-cell>
          <table:table-cell table:formula="of:=ROUND([.H192])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5" calcext:value-type="float">
            <text:p>155</text:p>
          </table:table-cell>
          <table:table-cell table:formula="of:=(((1/[.G193])*1000000)/[.$H$20])/[.$B$2]" office:value-type="float" office:value="50.4032258064516" calcext:value-type="float">
            <text:p>50,4032258064516</text:p>
          </table:table-cell>
          <table:table-cell table:formula="of:=ROUND([.H193])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6" calcext:value-type="float">
            <text:p>156</text:p>
          </table:table-cell>
          <table:table-cell table:formula="of:=(((1/[.G194])*1000000)/[.$H$20])/[.$B$2]" office:value-type="float" office:value="50.0801282051282" calcext:value-type="float">
            <text:p>50,0801282051282</text:p>
          </table:table-cell>
          <table:table-cell table:formula="of:=ROUND([.H194])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7" calcext:value-type="float">
            <text:p>157</text:p>
          </table:table-cell>
          <table:table-cell table:formula="of:=(((1/[.G195])*1000000)/[.$H$20])/[.$B$2]" office:value-type="float" office:value="49.7611464968153" calcext:value-type="float">
            <text:p>49,7611464968153</text:p>
          </table:table-cell>
          <table:table-cell table:formula="of:=ROUND([.H195])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8" calcext:value-type="float">
            <text:p>158</text:p>
          </table:table-cell>
          <table:table-cell table:formula="of:=(((1/[.G196])*1000000)/[.$H$20])/[.$B$2]" office:value-type="float" office:value="49.4462025316456" calcext:value-type="float">
            <text:p>49,4462025316456</text:p>
          </table:table-cell>
          <table:table-cell table:formula="of:=ROUND([.H196])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59" calcext:value-type="float">
            <text:p>159</text:p>
          </table:table-cell>
          <table:table-cell table:formula="of:=(((1/[.G197])*1000000)/[.$H$20])/[.$B$2]" office:value-type="float" office:value="49.1352201257862" calcext:value-type="float">
            <text:p>49,1352201257862</text:p>
          </table:table-cell>
          <table:table-cell table:formula="of:=ROUND([.H197])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0" calcext:value-type="float">
            <text:p>160</text:p>
          </table:table-cell>
          <table:table-cell table:formula="of:=(((1/[.G198])*1000000)/[.$H$20])/[.$B$2]" office:value-type="float" office:value="48.828125" calcext:value-type="float">
            <text:p>48,828125</text:p>
          </table:table-cell>
          <table:table-cell table:formula="of:=ROUND([.H198])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1" calcext:value-type="float">
            <text:p>161</text:p>
          </table:table-cell>
          <table:table-cell table:formula="of:=(((1/[.G199])*1000000)/[.$H$20])/[.$B$2]" office:value-type="float" office:value="48.5248447204969" calcext:value-type="float">
            <text:p>48,5248447204969</text:p>
          </table:table-cell>
          <table:table-cell table:formula="of:=ROUND([.H199])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2" calcext:value-type="float">
            <text:p>162</text:p>
          </table:table-cell>
          <table:table-cell table:formula="of:=(((1/[.G200])*1000000)/[.$H$20])/[.$B$2]" office:value-type="float" office:value="48.2253086419753" calcext:value-type="float">
            <text:p>48,2253086419753</text:p>
          </table:table-cell>
          <table:table-cell table:formula="of:=ROUND([.H200])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3" calcext:value-type="float">
            <text:p>163</text:p>
          </table:table-cell>
          <table:table-cell table:formula="of:=(((1/[.G201])*1000000)/[.$H$20])/[.$B$2]" office:value-type="float" office:value="47.9294478527607" calcext:value-type="float">
            <text:p>47,9294478527607</text:p>
          </table:table-cell>
          <table:table-cell table:formula="of:=ROUND([.H201])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4" calcext:value-type="float">
            <text:p>164</text:p>
          </table:table-cell>
          <table:table-cell table:formula="of:=(((1/[.G202])*1000000)/[.$H$20])/[.$B$2]" office:value-type="float" office:value="47.6371951219512" calcext:value-type="float">
            <text:p>47,6371951219512</text:p>
          </table:table-cell>
          <table:table-cell table:formula="of:=ROUND([.H202])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5" calcext:value-type="float">
            <text:p>165</text:p>
          </table:table-cell>
          <table:table-cell table:formula="of:=(((1/[.G203])*1000000)/[.$H$20])/[.$B$2]" office:value-type="float" office:value="47.3484848484849" calcext:value-type="float">
            <text:p>47,3484848484849</text:p>
          </table:table-cell>
          <table:table-cell table:formula="of:=ROUND([.H203])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6" calcext:value-type="float">
            <text:p>166</text:p>
          </table:table-cell>
          <table:table-cell table:formula="of:=(((1/[.G204])*1000000)/[.$H$20])/[.$B$2]" office:value-type="float" office:value="47.0632530120482" calcext:value-type="float">
            <text:p>47,0632530120482</text:p>
          </table:table-cell>
          <table:table-cell table:formula="of:=ROUND([.H204])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7" calcext:value-type="float">
            <text:p>167</text:p>
          </table:table-cell>
          <table:table-cell table:formula="of:=(((1/[.G205])*1000000)/[.$H$20])/[.$B$2]" office:value-type="float" office:value="46.7814371257485" calcext:value-type="float">
            <text:p>46,7814371257485</text:p>
          </table:table-cell>
          <table:table-cell table:formula="of:=ROUND([.H205])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8" calcext:value-type="float">
            <text:p>168</text:p>
          </table:table-cell>
          <table:table-cell table:formula="of:=(((1/[.G206])*1000000)/[.$H$20])/[.$B$2]" office:value-type="float" office:value="46.5029761904762" calcext:value-type="float">
            <text:p>46,5029761904762</text:p>
          </table:table-cell>
          <table:table-cell table:formula="of:=ROUND([.H206])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69" calcext:value-type="float">
            <text:p>169</text:p>
          </table:table-cell>
          <table:table-cell table:formula="of:=(((1/[.G207])*1000000)/[.$H$20])/[.$B$2]" office:value-type="float" office:value="46.2278106508876" calcext:value-type="float">
            <text:p>46,2278106508876</text:p>
          </table:table-cell>
          <table:table-cell table:formula="of:=ROUND([.H207])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0" calcext:value-type="float">
            <text:p>170</text:p>
          </table:table-cell>
          <table:table-cell table:formula="of:=(((1/[.G208])*1000000)/[.$H$20])/[.$B$2]" office:value-type="float" office:value="45.9558823529412" calcext:value-type="float">
            <text:p>45,9558823529412</text:p>
          </table:table-cell>
          <table:table-cell table:formula="of:=ROUND([.H208])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1" calcext:value-type="float">
            <text:p>171</text:p>
          </table:table-cell>
          <table:table-cell table:formula="of:=(((1/[.G209])*1000000)/[.$H$20])/[.$B$2]" office:value-type="float" office:value="45.687134502924" calcext:value-type="float">
            <text:p>45,687134502924</text:p>
          </table:table-cell>
          <table:table-cell table:formula="of:=ROUND([.H209])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2" calcext:value-type="float">
            <text:p>172</text:p>
          </table:table-cell>
          <table:table-cell table:formula="of:=(((1/[.G210])*1000000)/[.$H$20])/[.$B$2]" office:value-type="float" office:value="45.421511627907" calcext:value-type="float">
            <text:p>45,421511627907</text:p>
          </table:table-cell>
          <table:table-cell table:formula="of:=ROUND([.H210])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3" calcext:value-type="float">
            <text:p>173</text:p>
          </table:table-cell>
          <table:table-cell table:formula="of:=(((1/[.G211])*1000000)/[.$H$20])/[.$B$2]" office:value-type="float" office:value="45.1589595375723" calcext:value-type="float">
            <text:p>45,1589595375723</text:p>
          </table:table-cell>
          <table:table-cell table:formula="of:=ROUND([.H211])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4" calcext:value-type="float">
            <text:p>174</text:p>
          </table:table-cell>
          <table:table-cell table:formula="of:=(((1/[.G212])*1000000)/[.$H$20])/[.$B$2]" office:value-type="float" office:value="44.8994252873563" calcext:value-type="float">
            <text:p>44,8994252873563</text:p>
          </table:table-cell>
          <table:table-cell table:formula="of:=ROUND([.H212])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5" calcext:value-type="float">
            <text:p>175</text:p>
          </table:table-cell>
          <table:table-cell table:formula="of:=(((1/[.G213])*1000000)/[.$H$20])/[.$B$2]" office:value-type="float" office:value="44.6428571428571" calcext:value-type="float">
            <text:p>44,6428571428571</text:p>
          </table:table-cell>
          <table:table-cell table:formula="of:=ROUND([.H213])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6" calcext:value-type="float">
            <text:p>176</text:p>
          </table:table-cell>
          <table:table-cell table:formula="of:=(((1/[.G214])*1000000)/[.$H$20])/[.$B$2]" office:value-type="float" office:value="44.3892045454546" calcext:value-type="float">
            <text:p>44,3892045454546</text:p>
          </table:table-cell>
          <table:table-cell table:formula="of:=ROUND([.H214])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7" calcext:value-type="float">
            <text:p>177</text:p>
          </table:table-cell>
          <table:table-cell table:formula="of:=(((1/[.G215])*1000000)/[.$H$20])/[.$B$2]" office:value-type="float" office:value="44.1384180790961" calcext:value-type="float">
            <text:p>44,1384180790961</text:p>
          </table:table-cell>
          <table:table-cell table:formula="of:=ROUND([.H215])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8" calcext:value-type="float">
            <text:p>178</text:p>
          </table:table-cell>
          <table:table-cell table:formula="of:=(((1/[.G216])*1000000)/[.$H$20])/[.$B$2]" office:value-type="float" office:value="43.8904494382023" calcext:value-type="float">
            <text:p>43,8904494382023</text:p>
          </table:table-cell>
          <table:table-cell table:formula="of:=ROUND([.H216])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79" calcext:value-type="float">
            <text:p>179</text:p>
          </table:table-cell>
          <table:table-cell table:formula="of:=(((1/[.G217])*1000000)/[.$H$20])/[.$B$2]" office:value-type="float" office:value="43.645251396648" calcext:value-type="float">
            <text:p>43,645251396648</text:p>
          </table:table-cell>
          <table:table-cell table:formula="of:=ROUND([.H217])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table:formula="of:=(((1/[.G218])*1000000)/[.$H$20])/[.$B$2]" office:value-type="float" office:value="43.4027777777778" calcext:value-type="float">
            <text:p>43,4027777777778</text:p>
          </table:table-cell>
          <table:table-cell table:formula="of:=ROUND([.H218])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1" calcext:value-type="float">
            <text:p>181</text:p>
          </table:table-cell>
          <table:table-cell table:formula="of:=(((1/[.G219])*1000000)/[.$H$20])/[.$B$2]" office:value-type="float" office:value="43.1629834254144" calcext:value-type="float">
            <text:p>43,1629834254144</text:p>
          </table:table-cell>
          <table:table-cell table:formula="of:=ROUND([.H219])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2" calcext:value-type="float">
            <text:p>182</text:p>
          </table:table-cell>
          <table:table-cell table:formula="of:=(((1/[.G220])*1000000)/[.$H$20])/[.$B$2]" office:value-type="float" office:value="42.9258241758242" calcext:value-type="float">
            <text:p>42,9258241758242</text:p>
          </table:table-cell>
          <table:table-cell table:formula="of:=ROUND([.H220])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3" calcext:value-type="float">
            <text:p>183</text:p>
          </table:table-cell>
          <table:table-cell table:formula="of:=(((1/[.G221])*1000000)/[.$H$20])/[.$B$2]" office:value-type="float" office:value="42.6912568306011" calcext:value-type="float">
            <text:p>42,6912568306011</text:p>
          </table:table-cell>
          <table:table-cell table:formula="of:=ROUND([.H221])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4" calcext:value-type="float">
            <text:p>184</text:p>
          </table:table-cell>
          <table:table-cell table:formula="of:=(((1/[.G222])*1000000)/[.$H$20])/[.$B$2]" office:value-type="float" office:value="42.4592391304348" calcext:value-type="float">
            <text:p>42,4592391304348</text:p>
          </table:table-cell>
          <table:table-cell table:formula="of:=ROUND([.H222])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5" calcext:value-type="float">
            <text:p>185</text:p>
          </table:table-cell>
          <table:table-cell table:formula="of:=(((1/[.G223])*1000000)/[.$H$20])/[.$B$2]" office:value-type="float" office:value="42.2297297297297" calcext:value-type="float">
            <text:p>42,2297297297297</text:p>
          </table:table-cell>
          <table:table-cell table:formula="of:=ROUND([.H223])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6" calcext:value-type="float">
            <text:p>186</text:p>
          </table:table-cell>
          <table:table-cell table:formula="of:=(((1/[.G224])*1000000)/[.$H$20])/[.$B$2]" office:value-type="float" office:value="42.002688172043" calcext:value-type="float">
            <text:p>42,002688172043</text:p>
          </table:table-cell>
          <table:table-cell table:formula="of:=ROUND([.H224])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7" calcext:value-type="float">
            <text:p>187</text:p>
          </table:table-cell>
          <table:table-cell table:formula="of:=(((1/[.G225])*1000000)/[.$H$20])/[.$B$2]" office:value-type="float" office:value="41.7780748663102" calcext:value-type="float">
            <text:p>41,7780748663102</text:p>
          </table:table-cell>
          <table:table-cell table:formula="of:=ROUND([.H225])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8" calcext:value-type="float">
            <text:p>188</text:p>
          </table:table-cell>
          <table:table-cell table:formula="of:=(((1/[.G226])*1000000)/[.$H$20])/[.$B$2]" office:value-type="float" office:value="41.5558510638298" calcext:value-type="float">
            <text:p>41,5558510638298</text:p>
          </table:table-cell>
          <table:table-cell table:formula="of:=ROUND([.H226])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89" calcext:value-type="float">
            <text:p>189</text:p>
          </table:table-cell>
          <table:table-cell table:formula="of:=(((1/[.G227])*1000000)/[.$H$20])/[.$B$2]" office:value-type="float" office:value="41.3359788359788" calcext:value-type="float">
            <text:p>41,3359788359788</text:p>
          </table:table-cell>
          <table:table-cell table:formula="of:=ROUND([.H227])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0" calcext:value-type="float">
            <text:p>190</text:p>
          </table:table-cell>
          <table:table-cell table:formula="of:=(((1/[.G228])*1000000)/[.$H$20])/[.$B$2]" office:value-type="float" office:value="41.1184210526316" calcext:value-type="float">
            <text:p>41,1184210526316</text:p>
          </table:table-cell>
          <table:table-cell table:formula="of:=ROUND([.H228])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1" calcext:value-type="float">
            <text:p>191</text:p>
          </table:table-cell>
          <table:table-cell table:formula="of:=(((1/[.G229])*1000000)/[.$H$20])/[.$B$2]" office:value-type="float" office:value="40.9031413612565" calcext:value-type="float">
            <text:p>40,9031413612565</text:p>
          </table:table-cell>
          <table:table-cell table:formula="of:=ROUND([.H229])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2" calcext:value-type="float">
            <text:p>192</text:p>
          </table:table-cell>
          <table:table-cell table:formula="of:=(((1/[.G230])*1000000)/[.$H$20])/[.$B$2]" office:value-type="float" office:value="40.6901041666667" calcext:value-type="float">
            <text:p>40,6901041666667</text:p>
          </table:table-cell>
          <table:table-cell table:formula="of:=ROUND([.H230])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3" calcext:value-type="float">
            <text:p>193</text:p>
          </table:table-cell>
          <table:table-cell table:formula="of:=(((1/[.G231])*1000000)/[.$H$20])/[.$B$2]" office:value-type="float" office:value="40.479274611399" calcext:value-type="float">
            <text:p>40,479274611399</text:p>
          </table:table-cell>
          <table:table-cell table:formula="of:=ROUND([.H231])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4" calcext:value-type="float">
            <text:p>194</text:p>
          </table:table-cell>
          <table:table-cell table:formula="of:=(((1/[.G232])*1000000)/[.$H$20])/[.$B$2]" office:value-type="float" office:value="40.270618556701" calcext:value-type="float">
            <text:p>40,270618556701</text:p>
          </table:table-cell>
          <table:table-cell table:formula="of:=ROUND([.H232])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5" calcext:value-type="float">
            <text:p>195</text:p>
          </table:table-cell>
          <table:table-cell table:formula="of:=(((1/[.G233])*1000000)/[.$H$20])/[.$B$2]" office:value-type="float" office:value="40.0641025641026" calcext:value-type="float">
            <text:p>40,0641025641026</text:p>
          </table:table-cell>
          <table:table-cell table:formula="of:=ROUND([.H233])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6" calcext:value-type="float">
            <text:p>196</text:p>
          </table:table-cell>
          <table:table-cell table:formula="of:=(((1/[.G234])*1000000)/[.$H$20])/[.$B$2]" office:value-type="float" office:value="39.859693877551" calcext:value-type="float">
            <text:p>39,859693877551</text:p>
          </table:table-cell>
          <table:table-cell table:formula="of:=ROUND([.H234])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7" calcext:value-type="float">
            <text:p>197</text:p>
          </table:table-cell>
          <table:table-cell table:formula="of:=(((1/[.G235])*1000000)/[.$H$20])/[.$B$2]" office:value-type="float" office:value="39.6573604060914" calcext:value-type="float">
            <text:p>39,6573604060914</text:p>
          </table:table-cell>
          <table:table-cell table:formula="of:=ROUND([.H235])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8" calcext:value-type="float">
            <text:p>198</text:p>
          </table:table-cell>
          <table:table-cell table:formula="of:=(((1/[.G236])*1000000)/[.$H$20])/[.$B$2]" office:value-type="float" office:value="39.4570707070707" calcext:value-type="float">
            <text:p>39,4570707070707</text:p>
          </table:table-cell>
          <table:table-cell table:formula="of:=ROUND([.H236])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199" calcext:value-type="float">
            <text:p>199</text:p>
          </table:table-cell>
          <table:table-cell table:formula="of:=(((1/[.G237])*1000000)/[.$H$20])/[.$B$2]" office:value-type="float" office:value="39.2587939698492" calcext:value-type="float">
            <text:p>39,2587939698492</text:p>
          </table:table-cell>
          <table:table-cell table:formula="of:=ROUND([.H237])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table:formula="of:=(((1/[.G238])*1000000)/[.$H$20])/[.$B$2]" office:value-type="float" office:value="39.0625" calcext:value-type="float">
            <text:p>39,0625</text:p>
          </table:table-cell>
          <table:table-cell table:formula="of:=ROUND([.H238])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1" calcext:value-type="float">
            <text:p>201</text:p>
          </table:table-cell>
          <table:table-cell table:formula="of:=(((1/[.G239])*1000000)/[.$H$20])/[.$B$2]" office:value-type="float" office:value="38.8681592039801" calcext:value-type="float">
            <text:p>38,8681592039801</text:p>
          </table:table-cell>
          <table:table-cell table:formula="of:=ROUND([.H239])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2" calcext:value-type="float">
            <text:p>202</text:p>
          </table:table-cell>
          <table:table-cell table:formula="of:=(((1/[.G240])*1000000)/[.$H$20])/[.$B$2]" office:value-type="float" office:value="38.6757425742574" calcext:value-type="float">
            <text:p>38,6757425742574</text:p>
          </table:table-cell>
          <table:table-cell table:formula="of:=ROUND([.H240])"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3" calcext:value-type="float">
            <text:p>203</text:p>
          </table:table-cell>
          <table:table-cell table:formula="of:=(((1/[.G241])*1000000)/[.$H$20])/[.$B$2]" office:value-type="float" office:value="38.4852216748768" calcext:value-type="float">
            <text:p>38,4852216748768</text:p>
          </table:table-cell>
          <table:table-cell table:formula="of:=ROUND([.H241])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4" calcext:value-type="float">
            <text:p>204</text:p>
          </table:table-cell>
          <table:table-cell table:formula="of:=(((1/[.G242])*1000000)/[.$H$20])/[.$B$2]" office:value-type="float" office:value="38.296568627451" calcext:value-type="float">
            <text:p>38,296568627451</text:p>
          </table:table-cell>
          <table:table-cell table:formula="of:=ROUND([.H242])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5" calcext:value-type="float">
            <text:p>205</text:p>
          </table:table-cell>
          <table:table-cell table:formula="of:=(((1/[.G243])*1000000)/[.$H$20])/[.$B$2]" office:value-type="float" office:value="38.109756097561" calcext:value-type="float">
            <text:p>38,109756097561</text:p>
          </table:table-cell>
          <table:table-cell table:formula="of:=ROUND([.H243])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6" calcext:value-type="float">
            <text:p>206</text:p>
          </table:table-cell>
          <table:table-cell table:formula="of:=(((1/[.G244])*1000000)/[.$H$20])/[.$B$2]" office:value-type="float" office:value="37.9247572815534" calcext:value-type="float">
            <text:p>37,9247572815534</text:p>
          </table:table-cell>
          <table:table-cell table:formula="of:=ROUND([.H244])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7" calcext:value-type="float">
            <text:p>207</text:p>
          </table:table-cell>
          <table:table-cell table:formula="of:=(((1/[.G245])*1000000)/[.$H$20])/[.$B$2]" office:value-type="float" office:value="37.7415458937198" calcext:value-type="float">
            <text:p>37,7415458937198</text:p>
          </table:table-cell>
          <table:table-cell table:formula="of:=ROUND([.H245])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8" calcext:value-type="float">
            <text:p>208</text:p>
          </table:table-cell>
          <table:table-cell table:formula="of:=(((1/[.G246])*1000000)/[.$H$20])/[.$B$2]" office:value-type="float" office:value="37.5600961538462" calcext:value-type="float">
            <text:p>37,5600961538462</text:p>
          </table:table-cell>
          <table:table-cell table:formula="of:=ROUND([.H246])"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09" calcext:value-type="float">
            <text:p>209</text:p>
          </table:table-cell>
          <table:table-cell table:formula="of:=(((1/[.G247])*1000000)/[.$H$20])/[.$B$2]" office:value-type="float" office:value="37.3803827751196" calcext:value-type="float">
            <text:p>37,3803827751196</text:p>
          </table:table-cell>
          <table:table-cell table:formula="of:=ROUND([.H247])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0" calcext:value-type="float">
            <text:p>210</text:p>
          </table:table-cell>
          <table:table-cell table:formula="of:=(((1/[.G248])*1000000)/[.$H$20])/[.$B$2]" office:value-type="float" office:value="37.202380952381" calcext:value-type="float">
            <text:p>37,202380952381</text:p>
          </table:table-cell>
          <table:table-cell table:formula="of:=ROUND([.H248])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1" calcext:value-type="float">
            <text:p>211</text:p>
          </table:table-cell>
          <table:table-cell table:formula="of:=(((1/[.G249])*1000000)/[.$H$20])/[.$B$2]" office:value-type="float" office:value="37.0260663507109" calcext:value-type="float">
            <text:p>37,0260663507109</text:p>
          </table:table-cell>
          <table:table-cell table:formula="of:=ROUND([.H249])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2" calcext:value-type="float">
            <text:p>212</text:p>
          </table:table-cell>
          <table:table-cell table:formula="of:=(((1/[.G250])*1000000)/[.$H$20])/[.$B$2]" office:value-type="float" office:value="36.8514150943396" calcext:value-type="float">
            <text:p>36,8514150943396</text:p>
          </table:table-cell>
          <table:table-cell table:formula="of:=ROUND([.H250])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3" calcext:value-type="float">
            <text:p>213</text:p>
          </table:table-cell>
          <table:table-cell table:formula="of:=(((1/[.G251])*1000000)/[.$H$20])/[.$B$2]" office:value-type="float" office:value="36.6784037558685" calcext:value-type="float">
            <text:p>36,6784037558685</text:p>
          </table:table-cell>
          <table:table-cell table:formula="of:=ROUND([.H251])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4" calcext:value-type="float">
            <text:p>214</text:p>
          </table:table-cell>
          <table:table-cell table:formula="of:=(((1/[.G252])*1000000)/[.$H$20])/[.$B$2]" office:value-type="float" office:value="36.5070093457944" calcext:value-type="float">
            <text:p>36,5070093457944</text:p>
          </table:table-cell>
          <table:table-cell table:formula="of:=ROUND([.H252])"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table:formula="of:=(((1/[.G253])*1000000)/[.$H$20])/[.$B$2]" office:value-type="float" office:value="36.3372093023256" calcext:value-type="float">
            <text:p>36,3372093023256</text:p>
          </table:table-cell>
          <table:table-cell table:formula="of:=ROUND([.H253])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6" calcext:value-type="float">
            <text:p>216</text:p>
          </table:table-cell>
          <table:table-cell table:formula="of:=(((1/[.G254])*1000000)/[.$H$20])/[.$B$2]" office:value-type="float" office:value="36.1689814814815" calcext:value-type="float">
            <text:p>36,1689814814815</text:p>
          </table:table-cell>
          <table:table-cell table:formula="of:=ROUND([.H254])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7" calcext:value-type="float">
            <text:p>217</text:p>
          </table:table-cell>
          <table:table-cell table:formula="of:=(((1/[.G255])*1000000)/[.$H$20])/[.$B$2]" office:value-type="float" office:value="36.0023041474654" calcext:value-type="float">
            <text:p>36,0023041474654</text:p>
          </table:table-cell>
          <table:table-cell table:formula="of:=ROUND([.H255])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8" calcext:value-type="float">
            <text:p>218</text:p>
          </table:table-cell>
          <table:table-cell table:formula="of:=(((1/[.G256])*1000000)/[.$H$20])/[.$B$2]" office:value-type="float" office:value="35.8371559633028" calcext:value-type="float">
            <text:p>35,8371559633028</text:p>
          </table:table-cell>
          <table:table-cell table:formula="of:=ROUND([.H256])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float" office:value="219" calcext:value-type="float">
            <text:p>219</text:p>
          </table:table-cell>
          <table:table-cell table:formula="of:=(((1/[.G257])*1000000)/[.$H$20])/[.$B$2]" office:value-type="float" office:value="35.6735159817352" calcext:value-type="float">
            <text:p>35,6735159817352</text:p>
          </table:table-cell>
          <table:table-cell table:formula="of:=ROUND([.H257])"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9" office:value-type="float" office:value="220" calcext:value-type="float">
            <text:p>220</text:p>
          </table:table-cell>
          <table:table-cell table:formula="of:=(((1/[.G258])*1000000)/[.$H$20])/[.$B$2]" office:value-type="float" office:value="35.5113636363636" calcext:value-type="float">
            <text:p>35,5113636363636</text:p>
          </table:table-cell>
          <table:table-cell table:style-name="ce39" table:formula="of:=ROUND([.H258])" office:value-type="float" office:value="36" calcext:value-type="float">
            <text:p>36</text:p>
          </table:table-cell>
          <table:table-cell table:formula="of:=ROUND([.H258]*2)" office:value-type="float" office:value="71" calcext:value-type="float">
            <text:p>7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1" calcext:value-type="float">
            <text:p>221</text:p>
          </table:table-cell>
          <table:table-cell table:formula="of:=(((1/[.G259])*1000000)/[.$H$20])/[.$B$2]" office:value-type="float" office:value="35.3506787330317" calcext:value-type="float">
            <text:p>35,3506787330317</text:p>
          </table:table-cell>
          <table:table-cell table:formula="of:=ROUND([.H259])" office:value-type="float" office:value="35" calcext:value-type="float">
            <text:p>35</text:p>
          </table:table-cell>
          <table:table-cell table:formula="of:=ROUND([.H259]*2)" office:value-type="float" office:value="71" calcext:value-type="float">
            <text:p>7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2" calcext:value-type="float">
            <text:p>222</text:p>
          </table:table-cell>
          <table:table-cell table:formula="of:=(((1/[.G260])*1000000)/[.$H$20])/[.$B$2]" office:value-type="float" office:value="35.1914414414414" calcext:value-type="float">
            <text:p>35,1914414414414</text:p>
          </table:table-cell>
          <table:table-cell table:formula="of:=ROUND([.H260])" office:value-type="float" office:value="35" calcext:value-type="float">
            <text:p>35</text:p>
          </table:table-cell>
          <table:table-cell table:formula="of:=ROUND([.H260]*2)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3" calcext:value-type="float">
            <text:p>223</text:p>
          </table:table-cell>
          <table:table-cell table:formula="of:=(((1/[.G261])*1000000)/[.$H$20])/[.$B$2]" office:value-type="float" office:value="35.0336322869955" calcext:value-type="float">
            <text:p>35,0336322869955</text:p>
          </table:table-cell>
          <table:table-cell table:formula="of:=ROUND([.H261])" office:value-type="float" office:value="35" calcext:value-type="float">
            <text:p>35</text:p>
          </table:table-cell>
          <table:table-cell table:formula="of:=ROUND([.H261]*2)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4" calcext:value-type="float">
            <text:p>224</text:p>
          </table:table-cell>
          <table:table-cell table:formula="of:=(((1/[.G262])*1000000)/[.$H$20])/[.$B$2]" office:value-type="float" office:value="34.8772321428571" calcext:value-type="float">
            <text:p>34,8772321428571</text:p>
          </table:table-cell>
          <table:table-cell table:formula="of:=ROUND([.H262])" office:value-type="float" office:value="35" calcext:value-type="float">
            <text:p>35</text:p>
          </table:table-cell>
          <table:table-cell table:formula="of:=ROUND([.H262]*2)" office:value-type="float" office:value="70" calcext:value-type="float">
            <text:p>7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table:formula="of:=(((1/[.G263])*1000000)/[.$H$20])/[.$B$2]" office:value-type="float" office:value="34.7222222222222" calcext:value-type="float">
            <text:p>34,7222222222222</text:p>
          </table:table-cell>
          <table:table-cell table:formula="of:=ROUND([.H263])" office:value-type="float" office:value="35" calcext:value-type="float">
            <text:p>35</text:p>
          </table:table-cell>
          <table:table-cell table:formula="of:=ROUND([.H263]*2)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6" calcext:value-type="float">
            <text:p>226</text:p>
          </table:table-cell>
          <table:table-cell table:formula="of:=(((1/[.G264])*1000000)/[.$H$20])/[.$B$2]" office:value-type="float" office:value="34.5685840707965" calcext:value-type="float">
            <text:p>34,5685840707965</text:p>
          </table:table-cell>
          <table:table-cell table:formula="of:=ROUND([.H264])" office:value-type="float" office:value="35" calcext:value-type="float">
            <text:p>35</text:p>
          </table:table-cell>
          <table:table-cell table:formula="of:=ROUND([.H264]*2)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7" calcext:value-type="float">
            <text:p>227</text:p>
          </table:table-cell>
          <table:table-cell table:formula="of:=(((1/[.G265])*1000000)/[.$H$20])/[.$B$2]" office:value-type="float" office:value="34.4162995594714" calcext:value-type="float">
            <text:p>34,4162995594714</text:p>
          </table:table-cell>
          <table:table-cell table:formula="of:=ROUND([.H265])" office:value-type="float" office:value="34" calcext:value-type="float">
            <text:p>34</text:p>
          </table:table-cell>
          <table:table-cell table:formula="of:=ROUND([.H265]*2)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8" calcext:value-type="float">
            <text:p>228</text:p>
          </table:table-cell>
          <table:table-cell table:formula="of:=(((1/[.G266])*1000000)/[.$H$20])/[.$B$2]" office:value-type="float" office:value="34.265350877193" calcext:value-type="float">
            <text:p>34,265350877193</text:p>
          </table:table-cell>
          <table:table-cell table:formula="of:=ROUND([.H266])" office:value-type="float" office:value="34" calcext:value-type="float">
            <text:p>34</text:p>
          </table:table-cell>
          <table:table-cell table:formula="of:=ROUND([.H266]*2)" office:value-type="float" office:value="69" calcext:value-type="float">
            <text:p>6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29" calcext:value-type="float">
            <text:p>229</text:p>
          </table:table-cell>
          <table:table-cell table:formula="of:=(((1/[.G267])*1000000)/[.$H$20])/[.$B$2]" office:value-type="float" office:value="34.1157205240175" calcext:value-type="float">
            <text:p>34,1157205240175</text:p>
          </table:table-cell>
          <table:table-cell table:formula="of:=ROUND([.H267])" office:value-type="float" office:value="34" calcext:value-type="float">
            <text:p>34</text:p>
          </table:table-cell>
          <table:table-cell table:formula="of:=ROUND([.H267]*2)"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0" calcext:value-type="float">
            <text:p>230</text:p>
          </table:table-cell>
          <table:table-cell table:formula="of:=(((1/[.G268])*1000000)/[.$H$20])/[.$B$2]" office:value-type="float" office:value="33.9673913043478" calcext:value-type="float">
            <text:p>33,9673913043478</text:p>
          </table:table-cell>
          <table:table-cell table:formula="of:=ROUND([.H268])" office:value-type="float" office:value="34" calcext:value-type="float">
            <text:p>34</text:p>
          </table:table-cell>
          <table:table-cell table:formula="of:=ROUND([.H268]*2)"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1" calcext:value-type="float">
            <text:p>231</text:p>
          </table:table-cell>
          <table:table-cell table:formula="of:=(((1/[.G269])*1000000)/[.$H$20])/[.$B$2]" office:value-type="float" office:value="33.8203463203463" calcext:value-type="float">
            <text:p>33,8203463203463</text:p>
          </table:table-cell>
          <table:table-cell table:formula="of:=ROUND([.H269])" office:value-type="float" office:value="34" calcext:value-type="float">
            <text:p>34</text:p>
          </table:table-cell>
          <table:table-cell table:formula="of:=ROUND([.H269]*2)" office:value-type="float" office:value="68" calcext:value-type="float">
            <text:p>6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2" calcext:value-type="float">
            <text:p>232</text:p>
          </table:table-cell>
          <table:table-cell table:formula="of:=(((1/[.G270])*1000000)/[.$H$20])/[.$B$2]" office:value-type="float" office:value="33.6745689655172" calcext:value-type="float">
            <text:p>33,6745689655172</text:p>
          </table:table-cell>
          <table:table-cell table:formula="of:=ROUND([.H270])" office:value-type="float" office:value="34" calcext:value-type="float">
            <text:p>34</text:p>
          </table:table-cell>
          <table:table-cell table:formula="of:=ROUND([.H270]*2)" office:value-type="float" office:value="67" calcext:value-type="float">
            <text:p>6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3" calcext:value-type="float">
            <text:p>233</text:p>
          </table:table-cell>
          <table:table-cell table:formula="of:=(((1/[.G271])*1000000)/[.$H$20])/[.$B$2]" office:value-type="float" office:value="33.5300429184549" calcext:value-type="float">
            <text:p>33,5300429184549</text:p>
          </table:table-cell>
          <table:table-cell table:formula="of:=ROUND([.H271])" office:value-type="float" office:value="34" calcext:value-type="float">
            <text:p>34</text:p>
          </table:table-cell>
          <table:table-cell table:formula="of:=ROUND([.H271]*2)" office:value-type="float" office:value="67" calcext:value-type="float">
            <text:p>6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4" calcext:value-type="float">
            <text:p>234</text:p>
          </table:table-cell>
          <table:table-cell table:formula="of:=(((1/[.G272])*1000000)/[.$H$20])/[.$B$2]" office:value-type="float" office:value="33.3867521367521" calcext:value-type="float">
            <text:p>33,3867521367521</text:p>
          </table:table-cell>
          <table:table-cell table:formula="of:=ROUND([.H272])" office:value-type="float" office:value="33" calcext:value-type="float">
            <text:p>33</text:p>
          </table:table-cell>
          <table:table-cell table:formula="of:=ROUND([.H272]*2)" office:value-type="float" office:value="67" calcext:value-type="float">
            <text:p>6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5" calcext:value-type="float">
            <text:p>235</text:p>
          </table:table-cell>
          <table:table-cell table:formula="of:=(((1/[.G273])*1000000)/[.$H$20])/[.$B$2]" office:value-type="float" office:value="33.2446808510638" calcext:value-type="float">
            <text:p>33,2446808510638</text:p>
          </table:table-cell>
          <table:table-cell table:formula="of:=ROUND([.H273])" office:value-type="float" office:value="33" calcext:value-type="float">
            <text:p>33</text:p>
          </table:table-cell>
          <table:table-cell table:formula="of:=ROUND([.H273]*2)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6" calcext:value-type="float">
            <text:p>236</text:p>
          </table:table-cell>
          <table:table-cell table:formula="of:=(((1/[.G274])*1000000)/[.$H$20])/[.$B$2]" office:value-type="float" office:value="33.103813559322" calcext:value-type="float">
            <text:p>33,103813559322</text:p>
          </table:table-cell>
          <table:table-cell table:formula="of:=ROUND([.H274])" office:value-type="float" office:value="33" calcext:value-type="float">
            <text:p>33</text:p>
          </table:table-cell>
          <table:table-cell table:formula="of:=ROUND([.H274]*2)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7" calcext:value-type="float">
            <text:p>237</text:p>
          </table:table-cell>
          <table:table-cell table:formula="of:=(((1/[.G275])*1000000)/[.$H$20])/[.$B$2]" office:value-type="float" office:value="32.964135021097" calcext:value-type="float">
            <text:p>32,964135021097</text:p>
          </table:table-cell>
          <table:table-cell table:formula="of:=ROUND([.H275])" office:value-type="float" office:value="33" calcext:value-type="float">
            <text:p>33</text:p>
          </table:table-cell>
          <table:table-cell table:formula="of:=ROUND([.H275]*2)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8" calcext:value-type="float">
            <text:p>238</text:p>
          </table:table-cell>
          <table:table-cell table:formula="of:=(((1/[.G276])*1000000)/[.$H$20])/[.$B$2]" office:value-type="float" office:value="32.8256302521008" calcext:value-type="float">
            <text:p>32,8256302521008</text:p>
          </table:table-cell>
          <table:table-cell table:formula="of:=ROUND([.H276])" office:value-type="float" office:value="33" calcext:value-type="float">
            <text:p>33</text:p>
          </table:table-cell>
          <table:table-cell table:formula="of:=ROUND([.H276]*2)" office:value-type="float" office:value="66" calcext:value-type="float">
            <text:p>6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39" calcext:value-type="float">
            <text:p>239</text:p>
          </table:table-cell>
          <table:table-cell table:formula="of:=(((1/[.G277])*1000000)/[.$H$20])/[.$B$2]" office:value-type="float" office:value="32.6882845188284" calcext:value-type="float">
            <text:p>32,6882845188284</text:p>
          </table:table-cell>
          <table:table-cell table:formula="of:=ROUND([.H277])" office:value-type="float" office:value="33" calcext:value-type="float">
            <text:p>33</text:p>
          </table:table-cell>
          <table:table-cell table:formula="of:=ROUND([.H277]*2)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table:formula="of:=(((1/[.G278])*1000000)/[.$H$20])/[.$B$2]" office:value-type="float" office:value="32.5520833333333" calcext:value-type="float">
            <text:p>32,5520833333333</text:p>
          </table:table-cell>
          <table:table-cell table:formula="of:=ROUND([.H278])" office:value-type="float" office:value="33" calcext:value-type="float">
            <text:p>33</text:p>
          </table:table-cell>
          <table:table-cell table:formula="of:=ROUND([.H278]*2)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1" calcext:value-type="float">
            <text:p>241</text:p>
          </table:table-cell>
          <table:table-cell table:formula="of:=(((1/[.G279])*1000000)/[.$H$20])/[.$B$2]" office:value-type="float" office:value="32.4170124481328" calcext:value-type="float">
            <text:p>32,4170124481328</text:p>
          </table:table-cell>
          <table:table-cell table:formula="of:=ROUND([.H279])" office:value-type="float" office:value="32" calcext:value-type="float">
            <text:p>32</text:p>
          </table:table-cell>
          <table:table-cell table:formula="of:=ROUND([.H279]*2)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2" calcext:value-type="float">
            <text:p>242</text:p>
          </table:table-cell>
          <table:table-cell table:formula="of:=(((1/[.G280])*1000000)/[.$H$20])/[.$B$2]" office:value-type="float" office:value="32.2830578512397" calcext:value-type="float">
            <text:p>32,2830578512397</text:p>
          </table:table-cell>
          <table:table-cell table:formula="of:=ROUND([.H280])" office:value-type="float" office:value="32" calcext:value-type="float">
            <text:p>32</text:p>
          </table:table-cell>
          <table:table-cell table:formula="of:=ROUND([.H280]*2)" office:value-type="float" office:value="65" calcext:value-type="float">
            <text:p>6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3" calcext:value-type="float">
            <text:p>243</text:p>
          </table:table-cell>
          <table:table-cell table:formula="of:=(((1/[.G281])*1000000)/[.$H$20])/[.$B$2]" office:value-type="float" office:value="32.1502057613169" calcext:value-type="float">
            <text:p>32,1502057613169</text:p>
          </table:table-cell>
          <table:table-cell table:formula="of:=ROUND([.H281])" office:value-type="float" office:value="32" calcext:value-type="float">
            <text:p>32</text:p>
          </table:table-cell>
          <table:table-cell table:formula="of:=ROUND([.H281]*2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4" calcext:value-type="float">
            <text:p>244</text:p>
          </table:table-cell>
          <table:table-cell table:formula="of:=(((1/[.G282])*1000000)/[.$H$20])/[.$B$2]" office:value-type="float" office:value="32.0184426229508" calcext:value-type="float">
            <text:p>32,0184426229508</text:p>
          </table:table-cell>
          <table:table-cell table:formula="of:=ROUND([.H282])" office:value-type="float" office:value="32" calcext:value-type="float">
            <text:p>32</text:p>
          </table:table-cell>
          <table:table-cell table:formula="of:=ROUND([.H282]*2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5" calcext:value-type="float">
            <text:p>245</text:p>
          </table:table-cell>
          <table:table-cell table:formula="of:=(((1/[.G283])*1000000)/[.$H$20])/[.$B$2]" office:value-type="float" office:value="31.8877551020408" calcext:value-type="float">
            <text:p>31,8877551020408</text:p>
          </table:table-cell>
          <table:table-cell table:formula="of:=ROUND([.H283])" office:value-type="float" office:value="32" calcext:value-type="float">
            <text:p>32</text:p>
          </table:table-cell>
          <table:table-cell table:formula="of:=ROUND([.H283]*2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6" calcext:value-type="float">
            <text:p>246</text:p>
          </table:table-cell>
          <table:table-cell table:formula="of:=(((1/[.G284])*1000000)/[.$H$20])/[.$B$2]" office:value-type="float" office:value="31.7581300813008" calcext:value-type="float">
            <text:p>31,7581300813008</text:p>
          </table:table-cell>
          <table:table-cell table:formula="of:=ROUND([.H284])" office:value-type="float" office:value="32" calcext:value-type="float">
            <text:p>32</text:p>
          </table:table-cell>
          <table:table-cell table:formula="of:=ROUND([.H284]*2)" office:value-type="float" office:value="64" calcext:value-type="float">
            <text:p>6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7" calcext:value-type="float">
            <text:p>247</text:p>
          </table:table-cell>
          <table:table-cell table:formula="of:=(((1/[.G285])*1000000)/[.$H$20])/[.$B$2]" office:value-type="float" office:value="31.6295546558704" calcext:value-type="float">
            <text:p>31,6295546558704</text:p>
          </table:table-cell>
          <table:table-cell table:formula="of:=ROUND([.H285])" office:value-type="float" office:value="32" calcext:value-type="float">
            <text:p>32</text:p>
          </table:table-cell>
          <table:table-cell table:formula="of:=ROUND([.H285]*2)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8" calcext:value-type="float">
            <text:p>248</text:p>
          </table:table-cell>
          <table:table-cell table:formula="of:=(((1/[.G286])*1000000)/[.$H$20])/[.$B$2]" office:value-type="float" office:value="31.5020161290323" calcext:value-type="float">
            <text:p>31,5020161290323</text:p>
          </table:table-cell>
          <table:table-cell table:formula="of:=ROUND([.H286])" office:value-type="float" office:value="32" calcext:value-type="float">
            <text:p>32</text:p>
          </table:table-cell>
          <table:table-cell table:formula="of:=ROUND([.H286]*2)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49" calcext:value-type="float">
            <text:p>249</text:p>
          </table:table-cell>
          <table:table-cell table:formula="of:=(((1/[.G287])*1000000)/[.$H$20])/[.$B$2]" office:value-type="float" office:value="31.3755020080321" calcext:value-type="float">
            <text:p>31,3755020080321</text:p>
          </table:table-cell>
          <table:table-cell table:formula="of:=ROUND([.H287])" office:value-type="float" office:value="31" calcext:value-type="float">
            <text:p>31</text:p>
          </table:table-cell>
          <table:table-cell table:formula="of:=ROUND([.H287]*2)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0" calcext:value-type="float">
            <text:p>250</text:p>
          </table:table-cell>
          <table:table-cell table:formula="of:=(((1/[.G288])*1000000)/[.$H$20])/[.$B$2]" office:value-type="float" office:value="31.25" calcext:value-type="float">
            <text:p>31,25</text:p>
          </table:table-cell>
          <table:table-cell table:formula="of:=ROUND([.H288])" office:value-type="float" office:value="31" calcext:value-type="float">
            <text:p>31</text:p>
          </table:table-cell>
          <table:table-cell table:formula="of:=ROUND([.H288]*2)" office:value-type="float" office:value="63" calcext:value-type="float">
            <text:p>6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1" calcext:value-type="float">
            <text:p>251</text:p>
          </table:table-cell>
          <table:table-cell table:formula="of:=(((1/[.G289])*1000000)/[.$H$20])/[.$B$2]" office:value-type="float" office:value="31.1254980079681" calcext:value-type="float">
            <text:p>31,1254980079681</text:p>
          </table:table-cell>
          <table:table-cell table:formula="of:=ROUND([.H289])" office:value-type="float" office:value="31" calcext:value-type="float">
            <text:p>31</text:p>
          </table:table-cell>
          <table:table-cell table:formula="of:=ROUND([.H289]*2)"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2" calcext:value-type="float">
            <text:p>252</text:p>
          </table:table-cell>
          <table:table-cell table:formula="of:=(((1/[.G290])*1000000)/[.$H$20])/[.$B$2]" office:value-type="float" office:value="31.0019841269841" calcext:value-type="float">
            <text:p>31,0019841269841</text:p>
          </table:table-cell>
          <table:table-cell table:formula="of:=ROUND([.H290])" office:value-type="float" office:value="31" calcext:value-type="float">
            <text:p>31</text:p>
          </table:table-cell>
          <table:table-cell table:formula="of:=ROUND([.H290]*2)"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3" calcext:value-type="float">
            <text:p>253</text:p>
          </table:table-cell>
          <table:table-cell table:formula="of:=(((1/[.G291])*1000000)/[.$H$20])/[.$B$2]" office:value-type="float" office:value="30.8794466403162" calcext:value-type="float">
            <text:p>30,8794466403162</text:p>
          </table:table-cell>
          <table:table-cell table:formula="of:=ROUND([.H291])" office:value-type="float" office:value="31" calcext:value-type="float">
            <text:p>31</text:p>
          </table:table-cell>
          <table:table-cell table:formula="of:=ROUND([.H291]*2)"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4" calcext:value-type="float">
            <text:p>254</text:p>
          </table:table-cell>
          <table:table-cell table:formula="of:=(((1/[.G292])*1000000)/[.$H$20])/[.$B$2]" office:value-type="float" office:value="30.757874015748" calcext:value-type="float">
            <text:p>30,757874015748</text:p>
          </table:table-cell>
          <table:table-cell table:formula="of:=ROUND([.H292])" office:value-type="float" office:value="31" calcext:value-type="float">
            <text:p>31</text:p>
          </table:table-cell>
          <table:table-cell table:formula="of:=ROUND([.H292]*2)" office:value-type="float" office:value="62" calcext:value-type="float">
            <text:p>6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5" calcext:value-type="float">
            <text:p>255</text:p>
          </table:table-cell>
          <table:table-cell table:formula="of:=(((1/[.G293])*1000000)/[.$H$20])/[.$B$2]" office:value-type="float" office:value="30.6372549019608" calcext:value-type="float">
            <text:p>30,6372549019608</text:p>
          </table:table-cell>
          <table:table-cell table:formula="of:=ROUND([.H293])" office:value-type="float" office:value="31" calcext:value-type="float">
            <text:p>31</text:p>
          </table:table-cell>
          <table:table-cell table:formula="of:=ROUND([.H293]*2)"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6" calcext:value-type="float">
            <text:p>256</text:p>
          </table:table-cell>
          <table:table-cell table:formula="of:=(((1/[.G294])*1000000)/[.$H$20])/[.$B$2]" office:value-type="float" office:value="30.517578125" calcext:value-type="float">
            <text:p>30,517578125</text:p>
          </table:table-cell>
          <table:table-cell table:formula="of:=ROUND([.H294])" office:value-type="float" office:value="31" calcext:value-type="float">
            <text:p>31</text:p>
          </table:table-cell>
          <table:table-cell table:formula="of:=ROUND([.H294]*2)"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7" calcext:value-type="float">
            <text:p>257</text:p>
          </table:table-cell>
          <table:table-cell table:formula="of:=(((1/[.G295])*1000000)/[.$H$20])/[.$B$2]" office:value-type="float" office:value="30.3988326848249" calcext:value-type="float">
            <text:p>30,3988326848249</text:p>
          </table:table-cell>
          <table:table-cell table:formula="of:=ROUND([.H295])" office:value-type="float" office:value="30" calcext:value-type="float">
            <text:p>30</text:p>
          </table:table-cell>
          <table:table-cell table:formula="of:=ROUND([.H295]*2)"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8" calcext:value-type="float">
            <text:p>258</text:p>
          </table:table-cell>
          <table:table-cell table:formula="of:=(((1/[.G296])*1000000)/[.$H$20])/[.$B$2]" office:value-type="float" office:value="30.281007751938" calcext:value-type="float">
            <text:p>30,281007751938</text:p>
          </table:table-cell>
          <table:table-cell table:formula="of:=ROUND([.H296])" office:value-type="float" office:value="30" calcext:value-type="float">
            <text:p>30</text:p>
          </table:table-cell>
          <table:table-cell table:formula="of:=ROUND([.H296]*2)" office:value-type="float" office:value="61" calcext:value-type="float">
            <text:p>6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59" calcext:value-type="float">
            <text:p>259</text:p>
          </table:table-cell>
          <table:table-cell table:formula="of:=(((1/[.G297])*1000000)/[.$H$20])/[.$B$2]" office:value-type="float" office:value="30.1640926640927" calcext:value-type="float">
            <text:p>30,1640926640927</text:p>
          </table:table-cell>
          <table:table-cell table:formula="of:=ROUND([.H297])" office:value-type="float" office:value="30" calcext:value-type="float">
            <text:p>30</text:p>
          </table:table-cell>
          <table:table-cell table:formula="of:=ROUND([.H297]*2)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0" calcext:value-type="float">
            <text:p>260</text:p>
          </table:table-cell>
          <table:table-cell table:formula="of:=(((1/[.G298])*1000000)/[.$H$20])/[.$B$2]" office:value-type="float" office:value="30.0480769230769" calcext:value-type="float">
            <text:p>30,0480769230769</text:p>
          </table:table-cell>
          <table:table-cell table:formula="of:=ROUND([.H298])" office:value-type="float" office:value="30" calcext:value-type="float">
            <text:p>30</text:p>
          </table:table-cell>
          <table:table-cell table:formula="of:=ROUND([.H298]*2)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1" calcext:value-type="float">
            <text:p>261</text:p>
          </table:table-cell>
          <table:table-cell table:formula="of:=(((1/[.G299])*1000000)/[.$H$20])/[.$B$2]" office:value-type="float" office:value="29.9329501915709" calcext:value-type="float">
            <text:p>29,9329501915709</text:p>
          </table:table-cell>
          <table:table-cell table:formula="of:=ROUND([.H299])" office:value-type="float" office:value="30" calcext:value-type="float">
            <text:p>30</text:p>
          </table:table-cell>
          <table:table-cell table:formula="of:=ROUND([.H299]*2)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2" calcext:value-type="float">
            <text:p>262</text:p>
          </table:table-cell>
          <table:table-cell table:formula="of:=(((1/[.G300])*1000000)/[.$H$20])/[.$B$2]" office:value-type="float" office:value="29.8187022900763" calcext:value-type="float">
            <text:p>29,8187022900763</text:p>
          </table:table-cell>
          <table:table-cell table:formula="of:=ROUND([.H300])" office:value-type="float" office:value="30" calcext:value-type="float">
            <text:p>30</text:p>
          </table:table-cell>
          <table:table-cell table:formula="of:=ROUND([.H300]*2)"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3" calcext:value-type="float">
            <text:p>263</text:p>
          </table:table-cell>
          <table:table-cell table:formula="of:=(((1/[.G301])*1000000)/[.$H$20])/[.$B$2]" office:value-type="float" office:value="29.7053231939163" calcext:value-type="float">
            <text:p>29,7053231939163</text:p>
          </table:table-cell>
          <table:table-cell table:formula="of:=ROUND([.H301])" office:value-type="float" office:value="30" calcext:value-type="float">
            <text:p>30</text:p>
          </table:table-cell>
          <table:table-cell table:formula="of:=ROUND([.H301]*2)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4" calcext:value-type="float">
            <text:p>264</text:p>
          </table:table-cell>
          <table:table-cell table:formula="of:=(((1/[.G302])*1000000)/[.$H$20])/[.$B$2]" office:value-type="float" office:value="29.592803030303" calcext:value-type="float">
            <text:p>29,592803030303</text:p>
          </table:table-cell>
          <table:table-cell table:formula="of:=ROUND([.H302])" office:value-type="float" office:value="30" calcext:value-type="float">
            <text:p>30</text:p>
          </table:table-cell>
          <table:table-cell table:formula="of:=ROUND([.H302]*2)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5" calcext:value-type="float">
            <text:p>265</text:p>
          </table:table-cell>
          <table:table-cell table:formula="of:=(((1/[.G303])*1000000)/[.$H$20])/[.$B$2]" office:value-type="float" office:value="29.4811320754717" calcext:value-type="float">
            <text:p>29,4811320754717</text:p>
          </table:table-cell>
          <table:table-cell table:formula="of:=ROUND([.H303])" office:value-type="float" office:value="29" calcext:value-type="float">
            <text:p>29</text:p>
          </table:table-cell>
          <table:table-cell table:formula="of:=ROUND([.H303]*2)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6" calcext:value-type="float">
            <text:p>266</text:p>
          </table:table-cell>
          <table:table-cell table:formula="of:=(((1/[.G304])*1000000)/[.$H$20])/[.$B$2]" office:value-type="float" office:value="29.3703007518797" calcext:value-type="float">
            <text:p>29,3703007518797</text:p>
          </table:table-cell>
          <table:table-cell table:formula="of:=ROUND([.H304])" office:value-type="float" office:value="29" calcext:value-type="float">
            <text:p>29</text:p>
          </table:table-cell>
          <table:table-cell table:formula="of:=ROUND([.H304]*2)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7" calcext:value-type="float">
            <text:p>267</text:p>
          </table:table-cell>
          <table:table-cell table:formula="of:=(((1/[.G305])*1000000)/[.$H$20])/[.$B$2]" office:value-type="float" office:value="29.2602996254682" calcext:value-type="float">
            <text:p>29,2602996254682</text:p>
          </table:table-cell>
          <table:table-cell table:formula="of:=ROUND([.H305])" office:value-type="float" office:value="29" calcext:value-type="float">
            <text:p>29</text:p>
          </table:table-cell>
          <table:table-cell table:formula="of:=ROUND([.H305]*2)" office:value-type="float" office:value="59" calcext:value-type="float">
            <text:p>5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8" calcext:value-type="float">
            <text:p>268</text:p>
          </table:table-cell>
          <table:table-cell table:formula="of:=(((1/[.G306])*1000000)/[.$H$20])/[.$B$2]" office:value-type="float" office:value="29.1511194029851" calcext:value-type="float">
            <text:p>29,1511194029851</text:p>
          </table:table-cell>
          <table:table-cell table:formula="of:=ROUND([.H306])" office:value-type="float" office:value="29" calcext:value-type="float">
            <text:p>29</text:p>
          </table:table-cell>
          <table:table-cell table:formula="of:=ROUND([.H306]*2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69" calcext:value-type="float">
            <text:p>269</text:p>
          </table:table-cell>
          <table:table-cell table:formula="of:=(((1/[.G307])*1000000)/[.$H$20])/[.$B$2]" office:value-type="float" office:value="29.042750929368" calcext:value-type="float">
            <text:p>29,042750929368</text:p>
          </table:table-cell>
          <table:table-cell table:formula="of:=ROUND([.H307])" office:value-type="float" office:value="29" calcext:value-type="float">
            <text:p>29</text:p>
          </table:table-cell>
          <table:table-cell table:formula="of:=ROUND([.H307]*2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0" calcext:value-type="float">
            <text:p>270</text:p>
          </table:table-cell>
          <table:table-cell table:formula="of:=(((1/[.G308])*1000000)/[.$H$20])/[.$B$2]" office:value-type="float" office:value="28.9351851851852" calcext:value-type="float">
            <text:p>28,9351851851852</text:p>
          </table:table-cell>
          <table:table-cell table:formula="of:=ROUND([.H308])" office:value-type="float" office:value="29" calcext:value-type="float">
            <text:p>29</text:p>
          </table:table-cell>
          <table:table-cell table:formula="of:=ROUND([.H308]*2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1" calcext:value-type="float">
            <text:p>271</text:p>
          </table:table-cell>
          <table:table-cell table:formula="of:=(((1/[.G309])*1000000)/[.$H$20])/[.$B$2]" office:value-type="float" office:value="28.8284132841328" calcext:value-type="float">
            <text:p>28,8284132841328</text:p>
          </table:table-cell>
          <table:table-cell table:formula="of:=ROUND([.H309])" office:value-type="float" office:value="29" calcext:value-type="float">
            <text:p>29</text:p>
          </table:table-cell>
          <table:table-cell table:formula="of:=ROUND([.H309]*2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2" calcext:value-type="float">
            <text:p>272</text:p>
          </table:table-cell>
          <table:table-cell table:formula="of:=(((1/[.G310])*1000000)/[.$H$20])/[.$B$2]" office:value-type="float" office:value="28.7224264705882" calcext:value-type="float">
            <text:p>28,7224264705882</text:p>
          </table:table-cell>
          <table:table-cell table:formula="of:=ROUND([.H310])" office:value-type="float" office:value="29" calcext:value-type="float">
            <text:p>29</text:p>
          </table:table-cell>
          <table:table-cell table:formula="of:=ROUND([.H310]*2)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3" calcext:value-type="float">
            <text:p>273</text:p>
          </table:table-cell>
          <table:table-cell table:formula="of:=(((1/[.G311])*1000000)/[.$H$20])/[.$B$2]" office:value-type="float" office:value="28.6172161172161" calcext:value-type="float">
            <text:p>28,6172161172161</text:p>
          </table:table-cell>
          <table:table-cell table:formula="of:=ROUND([.H311])" office:value-type="float" office:value="29" calcext:value-type="float">
            <text:p>29</text:p>
          </table:table-cell>
          <table:table-cell table:formula="of:=ROUND([.H311]*2)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4" calcext:value-type="float">
            <text:p>274</text:p>
          </table:table-cell>
          <table:table-cell table:formula="of:=(((1/[.G312])*1000000)/[.$H$20])/[.$B$2]" office:value-type="float" office:value="28.5127737226277" calcext:value-type="float">
            <text:p>28,5127737226277</text:p>
          </table:table-cell>
          <table:table-cell table:formula="of:=ROUND([.H312])" office:value-type="float" office:value="29" calcext:value-type="float">
            <text:p>29</text:p>
          </table:table-cell>
          <table:table-cell table:formula="of:=ROUND([.H312]*2)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5" calcext:value-type="float">
            <text:p>275</text:p>
          </table:table-cell>
          <table:table-cell table:formula="of:=(((1/[.G313])*1000000)/[.$H$20])/[.$B$2]" office:value-type="float" office:value="28.4090909090909" calcext:value-type="float">
            <text:p>28,4090909090909</text:p>
          </table:table-cell>
          <table:table-cell table:formula="of:=ROUND([.H313])" office:value-type="float" office:value="28" calcext:value-type="float">
            <text:p>28</text:p>
          </table:table-cell>
          <table:table-cell table:formula="of:=ROUND([.H313]*2)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6" calcext:value-type="float">
            <text:p>276</text:p>
          </table:table-cell>
          <table:table-cell table:formula="of:=(((1/[.G314])*1000000)/[.$H$20])/[.$B$2]" office:value-type="float" office:value="28.3061594202899" calcext:value-type="float">
            <text:p>28,3061594202899</text:p>
          </table:table-cell>
          <table:table-cell table:formula="of:=ROUND([.H314])" office:value-type="float" office:value="28" calcext:value-type="float">
            <text:p>28</text:p>
          </table:table-cell>
          <table:table-cell table:formula="of:=ROUND([.H314]*2)" office:value-type="float" office:value="57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7" calcext:value-type="float">
            <text:p>277</text:p>
          </table:table-cell>
          <table:table-cell table:formula="of:=(((1/[.G315])*1000000)/[.$H$20])/[.$B$2]" office:value-type="float" office:value="28.2039711191336" calcext:value-type="float">
            <text:p>28,2039711191336</text:p>
          </table:table-cell>
          <table:table-cell table:formula="of:=ROUND([.H315])" office:value-type="float" office:value="28" calcext:value-type="float">
            <text:p>28</text:p>
          </table:table-cell>
          <table:table-cell table:formula="of:=ROUND([.H315]*2)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8" calcext:value-type="float">
            <text:p>278</text:p>
          </table:table-cell>
          <table:table-cell table:formula="of:=(((1/[.G316])*1000000)/[.$H$20])/[.$B$2]" office:value-type="float" office:value="28.1025179856115" calcext:value-type="float">
            <text:p>28,1025179856115</text:p>
          </table:table-cell>
          <table:table-cell table:formula="of:=ROUND([.H316])" office:value-type="float" office:value="28" calcext:value-type="float">
            <text:p>28</text:p>
          </table:table-cell>
          <table:table-cell table:formula="of:=ROUND([.H316]*2)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79" calcext:value-type="float">
            <text:p>279</text:p>
          </table:table-cell>
          <table:table-cell table:formula="of:=(((1/[.G317])*1000000)/[.$H$20])/[.$B$2]" office:value-type="float" office:value="28.0017921146953" calcext:value-type="float">
            <text:p>28,0017921146953</text:p>
          </table:table-cell>
          <table:table-cell table:formula="of:=ROUND([.H317])" office:value-type="float" office:value="28" calcext:value-type="float">
            <text:p>28</text:p>
          </table:table-cell>
          <table:table-cell table:formula="of:=ROUND([.H317]*2)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0" calcext:value-type="float">
            <text:p>280</text:p>
          </table:table-cell>
          <table:table-cell table:formula="of:=(((1/[.G318])*1000000)/[.$H$20])/[.$B$2]" office:value-type="float" office:value="27.9017857142857" calcext:value-type="float">
            <text:p>27,9017857142857</text:p>
          </table:table-cell>
          <table:table-cell table:formula="of:=ROUND([.H318])" office:value-type="float" office:value="28" calcext:value-type="float">
            <text:p>28</text:p>
          </table:table-cell>
          <table:table-cell table:formula="of:=ROUND([.H318]*2)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1" calcext:value-type="float">
            <text:p>281</text:p>
          </table:table-cell>
          <table:table-cell table:formula="of:=(((1/[.G319])*1000000)/[.$H$20])/[.$B$2]" office:value-type="float" office:value="27.8024911032028" calcext:value-type="float">
            <text:p>27,8024911032028</text:p>
          </table:table-cell>
          <table:table-cell table:formula="of:=ROUND([.H319])" office:value-type="float" office:value="28" calcext:value-type="float">
            <text:p>28</text:p>
          </table:table-cell>
          <table:table-cell table:formula="of:=ROUND([.H319]*2)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2" calcext:value-type="float">
            <text:p>282</text:p>
          </table:table-cell>
          <table:table-cell table:formula="of:=(((1/[.G320])*1000000)/[.$H$20])/[.$B$2]" office:value-type="float" office:value="27.7039007092199" calcext:value-type="float">
            <text:p>27,7039007092199</text:p>
          </table:table-cell>
          <table:table-cell table:formula="of:=ROUND([.H320])" office:value-type="float" office:value="28" calcext:value-type="float">
            <text:p>28</text:p>
          </table:table-cell>
          <table:table-cell table:formula="of:=ROUND([.H320]*2)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3" calcext:value-type="float">
            <text:p>283</text:p>
          </table:table-cell>
          <table:table-cell table:formula="of:=(((1/[.G321])*1000000)/[.$H$20])/[.$B$2]" office:value-type="float" office:value="27.6060070671378" calcext:value-type="float">
            <text:p>27,6060070671378</text:p>
          </table:table-cell>
          <table:table-cell table:formula="of:=ROUND([.H321])" office:value-type="float" office:value="28" calcext:value-type="float">
            <text:p>28</text:p>
          </table:table-cell>
          <table:table-cell table:formula="of:=ROUND([.H321]*2)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4" calcext:value-type="float">
            <text:p>284</text:p>
          </table:table-cell>
          <table:table-cell table:formula="of:=(((1/[.G322])*1000000)/[.$H$20])/[.$B$2]" office:value-type="float" office:value="27.5088028169014" calcext:value-type="float">
            <text:p>27,5088028169014</text:p>
          </table:table-cell>
          <table:table-cell table:formula="of:=ROUND([.H322])" office:value-type="float" office:value="28" calcext:value-type="float">
            <text:p>28</text:p>
          </table:table-cell>
          <table:table-cell table:formula="of:=ROUND([.H322]*2)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5" calcext:value-type="float">
            <text:p>285</text:p>
          </table:table-cell>
          <table:table-cell table:formula="of:=(((1/[.G323])*1000000)/[.$H$20])/[.$B$2]" office:value-type="float" office:value="27.4122807017544" calcext:value-type="float">
            <text:p>27,4122807017544</text:p>
          </table:table-cell>
          <table:table-cell table:formula="of:=ROUND([.H323])" office:value-type="float" office:value="27" calcext:value-type="float">
            <text:p>27</text:p>
          </table:table-cell>
          <table:table-cell table:formula="of:=ROUND([.H323]*2)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6" calcext:value-type="float">
            <text:p>286</text:p>
          </table:table-cell>
          <table:table-cell table:formula="of:=(((1/[.G324])*1000000)/[.$H$20])/[.$B$2]" office:value-type="float" office:value="27.3164335664336" calcext:value-type="float">
            <text:p>27,3164335664336</text:p>
          </table:table-cell>
          <table:table-cell table:formula="of:=ROUND([.H324])" office:value-type="float" office:value="27" calcext:value-type="float">
            <text:p>27</text:p>
          </table:table-cell>
          <table:table-cell table:formula="of:=ROUND([.H324]*2)" office:value-type="float" office:value="55" calcext:value-type="float">
            <text:p>5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7" calcext:value-type="float">
            <text:p>287</text:p>
          </table:table-cell>
          <table:table-cell table:formula="of:=(((1/[.G325])*1000000)/[.$H$20])/[.$B$2]" office:value-type="float" office:value="27.2212543554007" calcext:value-type="float">
            <text:p>27,2212543554007</text:p>
          </table:table-cell>
          <table:table-cell table:formula="of:=ROUND([.H325])" office:value-type="float" office:value="27" calcext:value-type="float">
            <text:p>27</text:p>
          </table:table-cell>
          <table:table-cell table:formula="of:=ROUND([.H325]*2)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8" calcext:value-type="float">
            <text:p>288</text:p>
          </table:table-cell>
          <table:table-cell table:formula="of:=(((1/[.G326])*1000000)/[.$H$20])/[.$B$2]" office:value-type="float" office:value="27.1267361111111" calcext:value-type="float">
            <text:p>27,1267361111111</text:p>
          </table:table-cell>
          <table:table-cell table:formula="of:=ROUND([.H326])" office:value-type="float" office:value="27" calcext:value-type="float">
            <text:p>27</text:p>
          </table:table-cell>
          <table:table-cell table:formula="of:=ROUND([.H326]*2)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89" calcext:value-type="float">
            <text:p>289</text:p>
          </table:table-cell>
          <table:table-cell table:formula="of:=(((1/[.G327])*1000000)/[.$H$20])/[.$B$2]" office:value-type="float" office:value="27.0328719723183" calcext:value-type="float">
            <text:p>27,0328719723183</text:p>
          </table:table-cell>
          <table:table-cell table:formula="of:=ROUND([.H327])" office:value-type="float" office:value="27" calcext:value-type="float">
            <text:p>27</text:p>
          </table:table-cell>
          <table:table-cell table:formula="of:=ROUND([.H327]*2)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0" calcext:value-type="float">
            <text:p>290</text:p>
          </table:table-cell>
          <table:table-cell table:formula="of:=(((1/[.G328])*1000000)/[.$H$20])/[.$B$2]" office:value-type="float" office:value="26.9396551724138" calcext:value-type="float">
            <text:p>26,9396551724138</text:p>
          </table:table-cell>
          <table:table-cell table:formula="of:=ROUND([.H328])" office:value-type="float" office:value="27" calcext:value-type="float">
            <text:p>27</text:p>
          </table:table-cell>
          <table:table-cell table:formula="of:=ROUND([.H328]*2)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1" calcext:value-type="float">
            <text:p>291</text:p>
          </table:table-cell>
          <table:table-cell table:formula="of:=(((1/[.G329])*1000000)/[.$H$20])/[.$B$2]" office:value-type="float" office:value="26.8470790378007" calcext:value-type="float">
            <text:p>26,8470790378007</text:p>
          </table:table-cell>
          <table:table-cell table:formula="of:=ROUND([.H329])" office:value-type="float" office:value="27" calcext:value-type="float">
            <text:p>27</text:p>
          </table:table-cell>
          <table:table-cell table:formula="of:=ROUND([.H329]*2)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2" calcext:value-type="float">
            <text:p>292</text:p>
          </table:table-cell>
          <table:table-cell table:formula="of:=(((1/[.G330])*1000000)/[.$H$20])/[.$B$2]" office:value-type="float" office:value="26.7551369863014" calcext:value-type="float">
            <text:p>26,7551369863014</text:p>
          </table:table-cell>
          <table:table-cell table:formula="of:=ROUND([.H330])" office:value-type="float" office:value="27" calcext:value-type="float">
            <text:p>27</text:p>
          </table:table-cell>
          <table:table-cell table:formula="of:=ROUND([.H330]*2)" office:value-type="float" office:value="54" calcext:value-type="float">
            <text:p>5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3" calcext:value-type="float">
            <text:p>293</text:p>
          </table:table-cell>
          <table:table-cell table:formula="of:=(((1/[.G331])*1000000)/[.$H$20])/[.$B$2]" office:value-type="float" office:value="26.6638225255973" calcext:value-type="float">
            <text:p>26,6638225255973</text:p>
          </table:table-cell>
          <table:table-cell table:formula="of:=ROUND([.H331])" office:value-type="float" office:value="27" calcext:value-type="float">
            <text:p>27</text:p>
          </table:table-cell>
          <table:table-cell table:formula="of:=ROUND([.H331]*2)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4" calcext:value-type="float">
            <text:p>294</text:p>
          </table:table-cell>
          <table:table-cell table:formula="of:=(((1/[.G332])*1000000)/[.$H$20])/[.$B$2]" office:value-type="float" office:value="26.5731292517007" calcext:value-type="float">
            <text:p>26,5731292517007</text:p>
          </table:table-cell>
          <table:table-cell table:formula="of:=ROUND([.H332])" office:value-type="float" office:value="27" calcext:value-type="float">
            <text:p>27</text:p>
          </table:table-cell>
          <table:table-cell table:formula="of:=ROUND([.H332]*2)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5" calcext:value-type="float">
            <text:p>295</text:p>
          </table:table-cell>
          <table:table-cell table:formula="of:=(((1/[.G333])*1000000)/[.$H$20])/[.$B$2]" office:value-type="float" office:value="26.4830508474576" calcext:value-type="float">
            <text:p>26,4830508474576</text:p>
          </table:table-cell>
          <table:table-cell table:formula="of:=ROUND([.H333])" office:value-type="float" office:value="26" calcext:value-type="float">
            <text:p>26</text:p>
          </table:table-cell>
          <table:table-cell table:formula="of:=ROUND([.H333]*2)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6" calcext:value-type="float">
            <text:p>296</text:p>
          </table:table-cell>
          <table:table-cell table:formula="of:=(((1/[.G334])*1000000)/[.$H$20])/[.$B$2]" office:value-type="float" office:value="26.3935810810811" calcext:value-type="float">
            <text:p>26,3935810810811</text:p>
          </table:table-cell>
          <table:table-cell table:formula="of:=ROUND([.H334])" office:value-type="float" office:value="26" calcext:value-type="float">
            <text:p>26</text:p>
          </table:table-cell>
          <table:table-cell table:formula="of:=ROUND([.H334]*2)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7" calcext:value-type="float">
            <text:p>297</text:p>
          </table:table-cell>
          <table:table-cell table:formula="of:=(((1/[.G335])*1000000)/[.$H$20])/[.$B$2]" office:value-type="float" office:value="26.3047138047138" calcext:value-type="float">
            <text:p>26,3047138047138</text:p>
          </table:table-cell>
          <table:table-cell table:formula="of:=ROUND([.H335])" office:value-type="float" office:value="26" calcext:value-type="float">
            <text:p>26</text:p>
          </table:table-cell>
          <table:table-cell table:formula="of:=ROUND([.H335]*2)" office:value-type="float" office:value="53" calcext:value-type="float">
            <text:p>5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8" calcext:value-type="float">
            <text:p>298</text:p>
          </table:table-cell>
          <table:table-cell table:formula="of:=(((1/[.G336])*1000000)/[.$H$20])/[.$B$2]" office:value-type="float" office:value="26.2164429530201" calcext:value-type="float">
            <text:p>26,2164429530201</text:p>
          </table:table-cell>
          <table:table-cell table:formula="of:=ROUND([.H336])" office:value-type="float" office:value="26" calcext:value-type="float">
            <text:p>26</text:p>
          </table:table-cell>
          <table:table-cell table:formula="of:=ROUND([.H336]*2)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299" calcext:value-type="float">
            <text:p>299</text:p>
          </table:table-cell>
          <table:table-cell table:formula="of:=(((1/[.G337])*1000000)/[.$H$20])/[.$B$2]" office:value-type="float" office:value="26.128762541806" calcext:value-type="float">
            <text:p>26,128762541806</text:p>
          </table:table-cell>
          <table:table-cell table:formula="of:=ROUND([.H337])" office:value-type="float" office:value="26" calcext:value-type="float">
            <text:p>26</text:p>
          </table:table-cell>
          <table:table-cell table:formula="of:=ROUND([.H337]*2)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0" calcext:value-type="float">
            <text:p>300</text:p>
          </table:table-cell>
          <table:table-cell table:formula="of:=(((1/[.G338])*1000000)/[.$H$20])/[.$B$2]" office:value-type="float" office:value="26.0416666666667" calcext:value-type="float">
            <text:p>26,0416666666667</text:p>
          </table:table-cell>
          <table:table-cell table:formula="of:=ROUND([.H338])" office:value-type="float" office:value="26" calcext:value-type="float">
            <text:p>26</text:p>
          </table:table-cell>
          <table:table-cell table:formula="of:=ROUND([.H338]*2)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1" calcext:value-type="float">
            <text:p>301</text:p>
          </table:table-cell>
          <table:table-cell table:formula="of:=(((1/[.G339])*1000000)/[.$H$20])/[.$B$2]" office:value-type="float" office:value="25.9551495016611" calcext:value-type="float">
            <text:p>25,9551495016611</text:p>
          </table:table-cell>
          <table:table-cell table:formula="of:=ROUND([.H339])" office:value-type="float" office:value="26" calcext:value-type="float">
            <text:p>26</text:p>
          </table:table-cell>
          <table:table-cell table:formula="of:=ROUND([.H339]*2)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2" calcext:value-type="float">
            <text:p>302</text:p>
          </table:table-cell>
          <table:table-cell table:formula="of:=(((1/[.G340])*1000000)/[.$H$20])/[.$B$2]" office:value-type="float" office:value="25.8692052980132" calcext:value-type="float">
            <text:p>25,8692052980132</text:p>
          </table:table-cell>
          <table:table-cell table:formula="of:=ROUND([.H340])" office:value-type="float" office:value="26" calcext:value-type="float">
            <text:p>26</text:p>
          </table:table-cell>
          <table:table-cell table:formula="of:=ROUND([.H340]*2)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3" calcext:value-type="float">
            <text:p>303</text:p>
          </table:table-cell>
          <table:table-cell table:formula="of:=(((1/[.G341])*1000000)/[.$H$20])/[.$B$2]" office:value-type="float" office:value="25.7838283828383" calcext:value-type="float">
            <text:p>25,7838283828383</text:p>
          </table:table-cell>
          <table:table-cell table:formula="of:=ROUND([.H341])" office:value-type="float" office:value="26" calcext:value-type="float">
            <text:p>26</text:p>
          </table:table-cell>
          <table:table-cell table:formula="of:=ROUND([.H341]*2)" office:value-type="float" office:value="52" calcext:value-type="float">
            <text:p>5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4" calcext:value-type="float">
            <text:p>304</text:p>
          </table:table-cell>
          <table:table-cell table:formula="of:=(((1/[.G342])*1000000)/[.$H$20])/[.$B$2]" office:value-type="float" office:value="25.6990131578947" calcext:value-type="float">
            <text:p>25,6990131578947</text:p>
          </table:table-cell>
          <table:table-cell table:formula="of:=ROUND([.H342])" office:value-type="float" office:value="26" calcext:value-type="float">
            <text:p>26</text:p>
          </table:table-cell>
          <table:table-cell table:formula="of:=ROUND([.H342]*2)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5" calcext:value-type="float">
            <text:p>305</text:p>
          </table:table-cell>
          <table:table-cell table:formula="of:=(((1/[.G343])*1000000)/[.$H$20])/[.$B$2]" office:value-type="float" office:value="25.6147540983607" calcext:value-type="float">
            <text:p>25,6147540983607</text:p>
          </table:table-cell>
          <table:table-cell table:formula="of:=ROUND([.H343])" office:value-type="float" office:value="26" calcext:value-type="float">
            <text:p>26</text:p>
          </table:table-cell>
          <table:table-cell table:formula="of:=ROUND([.H343]*2)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6" calcext:value-type="float">
            <text:p>306</text:p>
          </table:table-cell>
          <table:table-cell table:formula="of:=(((1/[.G344])*1000000)/[.$H$20])/[.$B$2]" office:value-type="float" office:value="25.531045751634" calcext:value-type="float">
            <text:p>25,531045751634</text:p>
          </table:table-cell>
          <table:table-cell table:formula="of:=ROUND([.H344])" office:value-type="float" office:value="26" calcext:value-type="float">
            <text:p>26</text:p>
          </table:table-cell>
          <table:table-cell table:formula="of:=ROUND([.H344]*2)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7" calcext:value-type="float">
            <text:p>307</text:p>
          </table:table-cell>
          <table:table-cell table:formula="of:=(((1/[.G345])*1000000)/[.$H$20])/[.$B$2]" office:value-type="float" office:value="25.4478827361563" calcext:value-type="float">
            <text:p>25,4478827361563</text:p>
          </table:table-cell>
          <table:table-cell table:formula="of:=ROUND([.H345])" office:value-type="float" office:value="25" calcext:value-type="float">
            <text:p>25</text:p>
          </table:table-cell>
          <table:table-cell table:formula="of:=ROUND([.H345]*2)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8" calcext:value-type="float">
            <text:p>308</text:p>
          </table:table-cell>
          <table:table-cell table:formula="of:=(((1/[.G346])*1000000)/[.$H$20])/[.$B$2]" office:value-type="float" office:value="25.3652597402597" calcext:value-type="float">
            <text:p>25,3652597402597</text:p>
          </table:table-cell>
          <table:table-cell table:formula="of:=ROUND([.H346])" office:value-type="float" office:value="25" calcext:value-type="float">
            <text:p>25</text:p>
          </table:table-cell>
          <table:table-cell table:formula="of:=ROUND([.H346]*2)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09" calcext:value-type="float">
            <text:p>309</text:p>
          </table:table-cell>
          <table:table-cell table:formula="of:=(((1/[.G347])*1000000)/[.$H$20])/[.$B$2]" office:value-type="float" office:value="25.2831715210356" calcext:value-type="float">
            <text:p>25,2831715210356</text:p>
          </table:table-cell>
          <table:table-cell table:formula="of:=ROUND([.H347])" office:value-type="float" office:value="25" calcext:value-type="float">
            <text:p>25</text:p>
          </table:table-cell>
          <table:table-cell table:formula="of:=ROUND([.H347]*2)" office:value-type="float" office:value="51" calcext:value-type="float">
            <text:p>5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0" calcext:value-type="float">
            <text:p>310</text:p>
          </table:table-cell>
          <table:table-cell table:formula="of:=(((1/[.G348])*1000000)/[.$H$20])/[.$B$2]" office:value-type="float" office:value="25.2016129032258" calcext:value-type="float">
            <text:p>25,2016129032258</text:p>
          </table:table-cell>
          <table:table-cell table:formula="of:=ROUND([.H348])" office:value-type="float" office:value="25" calcext:value-type="float">
            <text:p>25</text:p>
          </table:table-cell>
          <table:table-cell table:formula="of:=ROUND([.H348]*2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1" calcext:value-type="float">
            <text:p>311</text:p>
          </table:table-cell>
          <table:table-cell table:formula="of:=(((1/[.G349])*1000000)/[.$H$20])/[.$B$2]" office:value-type="float" office:value="25.120578778135" calcext:value-type="float">
            <text:p>25,120578778135</text:p>
          </table:table-cell>
          <table:table-cell table:formula="of:=ROUND([.H349])" office:value-type="float" office:value="25" calcext:value-type="float">
            <text:p>25</text:p>
          </table:table-cell>
          <table:table-cell table:formula="of:=ROUND([.H349]*2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2" calcext:value-type="float">
            <text:p>312</text:p>
          </table:table-cell>
          <table:table-cell table:formula="of:=(((1/[.G350])*1000000)/[.$H$20])/[.$B$2]" office:value-type="float" office:value="25.0400641025641" calcext:value-type="float">
            <text:p>25,0400641025641</text:p>
          </table:table-cell>
          <table:table-cell table:formula="of:=ROUND([.H350])" office:value-type="float" office:value="25" calcext:value-type="float">
            <text:p>25</text:p>
          </table:table-cell>
          <table:table-cell table:formula="of:=ROUND([.H350]*2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3" calcext:value-type="float">
            <text:p>313</text:p>
          </table:table-cell>
          <table:table-cell table:formula="of:=(((1/[.G351])*1000000)/[.$H$20])/[.$B$2]" office:value-type="float" office:value="24.9600638977636" calcext:value-type="float">
            <text:p>24,9600638977636</text:p>
          </table:table-cell>
          <table:table-cell table:formula="of:=ROUND([.H351])" office:value-type="float" office:value="25" calcext:value-type="float">
            <text:p>25</text:p>
          </table:table-cell>
          <table:table-cell table:formula="of:=ROUND([.H351]*2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4" calcext:value-type="float">
            <text:p>314</text:p>
          </table:table-cell>
          <table:table-cell table:formula="of:=(((1/[.G352])*1000000)/[.$H$20])/[.$B$2]" office:value-type="float" office:value="24.8805732484076" calcext:value-type="float">
            <text:p>24,8805732484076</text:p>
          </table:table-cell>
          <table:table-cell table:formula="of:=ROUND([.H352])" office:value-type="float" office:value="25" calcext:value-type="float">
            <text:p>25</text:p>
          </table:table-cell>
          <table:table-cell table:formula="of:=ROUND([.H352]*2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5" calcext:value-type="float">
            <text:p>315</text:p>
          </table:table-cell>
          <table:table-cell table:formula="of:=(((1/[.G353])*1000000)/[.$H$20])/[.$B$2]" office:value-type="float" office:value="24.8015873015873" calcext:value-type="float">
            <text:p>24,8015873015873</text:p>
          </table:table-cell>
          <table:table-cell table:formula="of:=ROUND([.H353])" office:value-type="float" office:value="25" calcext:value-type="float">
            <text:p>25</text:p>
          </table:table-cell>
          <table:table-cell table:formula="of:=ROUND([.H353]*2)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6" calcext:value-type="float">
            <text:p>316</text:p>
          </table:table-cell>
          <table:table-cell table:formula="of:=(((1/[.G354])*1000000)/[.$H$20])/[.$B$2]" office:value-type="float" office:value="24.7231012658228" calcext:value-type="float">
            <text:p>24,7231012658228</text:p>
          </table:table-cell>
          <table:table-cell table:formula="of:=ROUND([.H354])" office:value-type="float" office:value="25" calcext:value-type="float">
            <text:p>25</text:p>
          </table:table-cell>
          <table:table-cell table:formula="of:=ROUND([.H354]*2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7" calcext:value-type="float">
            <text:p>317</text:p>
          </table:table-cell>
          <table:table-cell table:formula="of:=(((1/[.G355])*1000000)/[.$H$20])/[.$B$2]" office:value-type="float" office:value="24.6451104100946" calcext:value-type="float">
            <text:p>24,6451104100946</text:p>
          </table:table-cell>
          <table:table-cell table:formula="of:=ROUND([.H355])" office:value-type="float" office:value="25" calcext:value-type="float">
            <text:p>25</text:p>
          </table:table-cell>
          <table:table-cell table:formula="of:=ROUND([.H355]*2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8" calcext:value-type="float">
            <text:p>318</text:p>
          </table:table-cell>
          <table:table-cell table:formula="of:=(((1/[.G356])*1000000)/[.$H$20])/[.$B$2]" office:value-type="float" office:value="24.5676100628931" calcext:value-type="float">
            <text:p>24,5676100628931</text:p>
          </table:table-cell>
          <table:table-cell table:formula="of:=ROUND([.H356])" office:value-type="float" office:value="25" calcext:value-type="float">
            <text:p>25</text:p>
          </table:table-cell>
          <table:table-cell table:formula="of:=ROUND([.H356]*2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19" calcext:value-type="float">
            <text:p>319</text:p>
          </table:table-cell>
          <table:table-cell table:formula="of:=(((1/[.G357])*1000000)/[.$H$20])/[.$B$2]" office:value-type="float" office:value="24.4905956112853" calcext:value-type="float">
            <text:p>24,4905956112853</text:p>
          </table:table-cell>
          <table:table-cell table:formula="of:=ROUND([.H357])" office:value-type="float" office:value="24" calcext:value-type="float">
            <text:p>24</text:p>
          </table:table-cell>
          <table:table-cell table:formula="of:=ROUND([.H357]*2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0" calcext:value-type="float">
            <text:p>320</text:p>
          </table:table-cell>
          <table:table-cell table:formula="of:=(((1/[.G358])*1000000)/[.$H$20])/[.$B$2]" office:value-type="float" office:value="24.4140625" calcext:value-type="float">
            <text:p>24,4140625</text:p>
          </table:table-cell>
          <table:table-cell table:formula="of:=ROUND([.H358])" office:value-type="float" office:value="24" calcext:value-type="float">
            <text:p>24</text:p>
          </table:table-cell>
          <table:table-cell table:formula="of:=ROUND([.H358]*2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1" calcext:value-type="float">
            <text:p>321</text:p>
          </table:table-cell>
          <table:table-cell table:formula="of:=(((1/[.G359])*1000000)/[.$H$20])/[.$B$2]" office:value-type="float" office:value="24.3380062305296" calcext:value-type="float">
            <text:p>24,3380062305296</text:p>
          </table:table-cell>
          <table:table-cell table:formula="of:=ROUND([.H359])" office:value-type="float" office:value="24" calcext:value-type="float">
            <text:p>24</text:p>
          </table:table-cell>
          <table:table-cell table:formula="of:=ROUND([.H359]*2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2" calcext:value-type="float">
            <text:p>322</text:p>
          </table:table-cell>
          <table:table-cell table:formula="of:=(((1/[.G360])*1000000)/[.$H$20])/[.$B$2]" office:value-type="float" office:value="24.2624223602484" calcext:value-type="float">
            <text:p>24,2624223602484</text:p>
          </table:table-cell>
          <table:table-cell table:formula="of:=ROUND([.H360])" office:value-type="float" office:value="24" calcext:value-type="float">
            <text:p>24</text:p>
          </table:table-cell>
          <table:table-cell table:formula="of:=ROUND([.H360]*2)" office:value-type="float" office:value="49" calcext:value-type="float">
            <text:p>4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3" calcext:value-type="float">
            <text:p>323</text:p>
          </table:table-cell>
          <table:table-cell table:formula="of:=(((1/[.G361])*1000000)/[.$H$20])/[.$B$2]" office:value-type="float" office:value="24.187306501548" calcext:value-type="float">
            <text:p>24,187306501548</text:p>
          </table:table-cell>
          <table:table-cell table:formula="of:=ROUND([.H361])" office:value-type="float" office:value="24" calcext:value-type="float">
            <text:p>24</text:p>
          </table:table-cell>
          <table:table-cell table:formula="of:=ROUND([.H361]*2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4" calcext:value-type="float">
            <text:p>324</text:p>
          </table:table-cell>
          <table:table-cell table:formula="of:=(((1/[.G362])*1000000)/[.$H$20])/[.$B$2]" office:value-type="float" office:value="24.1126543209876" calcext:value-type="float">
            <text:p>24,1126543209876</text:p>
          </table:table-cell>
          <table:table-cell table:formula="of:=ROUND([.H362])" office:value-type="float" office:value="24" calcext:value-type="float">
            <text:p>24</text:p>
          </table:table-cell>
          <table:table-cell table:formula="of:=ROUND([.H362]*2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5" calcext:value-type="float">
            <text:p>325</text:p>
          </table:table-cell>
          <table:table-cell table:formula="of:=(((1/[.G363])*1000000)/[.$H$20])/[.$B$2]" office:value-type="float" office:value="24.0384615384615" calcext:value-type="float">
            <text:p>24,0384615384615</text:p>
          </table:table-cell>
          <table:table-cell table:formula="of:=ROUND([.H363])" office:value-type="float" office:value="24" calcext:value-type="float">
            <text:p>24</text:p>
          </table:table-cell>
          <table:table-cell table:formula="of:=ROUND([.H363]*2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6" calcext:value-type="float">
            <text:p>326</text:p>
          </table:table-cell>
          <table:table-cell table:formula="of:=(((1/[.G364])*1000000)/[.$H$20])/[.$B$2]" office:value-type="float" office:value="23.9647239263804" calcext:value-type="float">
            <text:p>23,9647239263804</text:p>
          </table:table-cell>
          <table:table-cell table:formula="of:=ROUND([.H364])" office:value-type="float" office:value="24" calcext:value-type="float">
            <text:p>24</text:p>
          </table:table-cell>
          <table:table-cell table:formula="of:=ROUND([.H364]*2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7" calcext:value-type="float">
            <text:p>327</text:p>
          </table:table-cell>
          <table:table-cell table:formula="of:=(((1/[.G365])*1000000)/[.$H$20])/[.$B$2]" office:value-type="float" office:value="23.8914373088685" calcext:value-type="float">
            <text:p>23,8914373088685</text:p>
          </table:table-cell>
          <table:table-cell table:formula="of:=ROUND([.H365])" office:value-type="float" office:value="24" calcext:value-type="float">
            <text:p>24</text:p>
          </table:table-cell>
          <table:table-cell table:formula="of:=ROUND([.H365]*2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8" calcext:value-type="float">
            <text:p>328</text:p>
          </table:table-cell>
          <table:table-cell table:formula="of:=(((1/[.G366])*1000000)/[.$H$20])/[.$B$2]" office:value-type="float" office:value="23.8185975609756" calcext:value-type="float">
            <text:p>23,8185975609756</text:p>
          </table:table-cell>
          <table:table-cell table:formula="of:=ROUND([.H366])" office:value-type="float" office:value="24" calcext:value-type="float">
            <text:p>24</text:p>
          </table:table-cell>
          <table:table-cell table:formula="of:=ROUND([.H366]*2)" office:value-type="float" office:value="48" calcext:value-type="float">
            <text:p>4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9" calcext:value-type="float">
            <text:p>329</text:p>
          </table:table-cell>
          <table:table-cell table:formula="of:=(((1/[.G367])*1000000)/[.$H$20])/[.$B$2]" office:value-type="float" office:value="23.7462006079027" calcext:value-type="float">
            <text:p>23,7462006079027</text:p>
          </table:table-cell>
          <table:table-cell table:formula="of:=ROUND([.H367])" office:value-type="float" office:value="24" calcext:value-type="float">
            <text:p>24</text:p>
          </table:table-cell>
          <table:table-cell table:formula="of:=ROUND([.H367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0" calcext:value-type="float">
            <text:p>330</text:p>
          </table:table-cell>
          <table:table-cell table:formula="of:=(((1/[.G368])*1000000)/[.$H$20])/[.$B$2]" office:value-type="float" office:value="23.6742424242424" calcext:value-type="float">
            <text:p>23,6742424242424</text:p>
          </table:table-cell>
          <table:table-cell table:formula="of:=ROUND([.H368])" office:value-type="float" office:value="24" calcext:value-type="float">
            <text:p>24</text:p>
          </table:table-cell>
          <table:table-cell table:formula="of:=ROUND([.H368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1" calcext:value-type="float">
            <text:p>331</text:p>
          </table:table-cell>
          <table:table-cell table:formula="of:=(((1/[.G369])*1000000)/[.$H$20])/[.$B$2]" office:value-type="float" office:value="23.6027190332326" calcext:value-type="float">
            <text:p>23,6027190332326</text:p>
          </table:table-cell>
          <table:table-cell table:formula="of:=ROUND([.H369])" office:value-type="float" office:value="24" calcext:value-type="float">
            <text:p>24</text:p>
          </table:table-cell>
          <table:table-cell table:formula="of:=ROUND([.H369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2" calcext:value-type="float">
            <text:p>332</text:p>
          </table:table-cell>
          <table:table-cell table:formula="of:=(((1/[.G370])*1000000)/[.$H$20])/[.$B$2]" office:value-type="float" office:value="23.5316265060241" calcext:value-type="float">
            <text:p>23,5316265060241</text:p>
          </table:table-cell>
          <table:table-cell table:formula="of:=ROUND([.H370])" office:value-type="float" office:value="24" calcext:value-type="float">
            <text:p>24</text:p>
          </table:table-cell>
          <table:table-cell table:formula="of:=ROUND([.H370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3" calcext:value-type="float">
            <text:p>333</text:p>
          </table:table-cell>
          <table:table-cell table:formula="of:=(((1/[.G371])*1000000)/[.$H$20])/[.$B$2]" office:value-type="float" office:value="23.460960960961" calcext:value-type="float">
            <text:p>23,460960960961</text:p>
          </table:table-cell>
          <table:table-cell table:formula="of:=ROUND([.H371])" office:value-type="float" office:value="23" calcext:value-type="float">
            <text:p>23</text:p>
          </table:table-cell>
          <table:table-cell table:formula="of:=ROUND([.H371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4" calcext:value-type="float">
            <text:p>334</text:p>
          </table:table-cell>
          <table:table-cell table:formula="of:=(((1/[.G372])*1000000)/[.$H$20])/[.$B$2]" office:value-type="float" office:value="23.3907185628742" calcext:value-type="float">
            <text:p>23,3907185628742</text:p>
          </table:table-cell>
          <table:table-cell table:formula="of:=ROUND([.H372])" office:value-type="float" office:value="23" calcext:value-type="float">
            <text:p>23</text:p>
          </table:table-cell>
          <table:table-cell table:formula="of:=ROUND([.H372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5" calcext:value-type="float">
            <text:p>335</text:p>
          </table:table-cell>
          <table:table-cell table:formula="of:=(((1/[.G373])*1000000)/[.$H$20])/[.$B$2]" office:value-type="float" office:value="23.3208955223881" calcext:value-type="float">
            <text:p>23,3208955223881</text:p>
          </table:table-cell>
          <table:table-cell table:formula="of:=ROUND([.H373])" office:value-type="float" office:value="23" calcext:value-type="float">
            <text:p>23</text:p>
          </table:table-cell>
          <table:table-cell table:formula="of:=ROUND([.H373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6" calcext:value-type="float">
            <text:p>336</text:p>
          </table:table-cell>
          <table:table-cell table:formula="of:=(((1/[.G374])*1000000)/[.$H$20])/[.$B$2]" office:value-type="float" office:value="23.2514880952381" calcext:value-type="float">
            <text:p>23,2514880952381</text:p>
          </table:table-cell>
          <table:table-cell table:formula="of:=ROUND([.H374])" office:value-type="float" office:value="23" calcext:value-type="float">
            <text:p>23</text:p>
          </table:table-cell>
          <table:table-cell table:formula="of:=ROUND([.H374]*2)" office:value-type="float" office:value="47" calcext:value-type="float">
            <text:p>4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7" calcext:value-type="float">
            <text:p>337</text:p>
          </table:table-cell>
          <table:table-cell table:formula="of:=(((1/[.G375])*1000000)/[.$H$20])/[.$B$2]" office:value-type="float" office:value="23.1824925816024" calcext:value-type="float">
            <text:p>23,1824925816024</text:p>
          </table:table-cell>
          <table:table-cell table:formula="of:=ROUND([.H375])" office:value-type="float" office:value="23" calcext:value-type="float">
            <text:p>23</text:p>
          </table:table-cell>
          <table:table-cell table:formula="of:=ROUND([.H375]*2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8" calcext:value-type="float">
            <text:p>338</text:p>
          </table:table-cell>
          <table:table-cell table:formula="of:=(((1/[.G376])*1000000)/[.$H$20])/[.$B$2]" office:value-type="float" office:value="23.1139053254438" calcext:value-type="float">
            <text:p>23,1139053254438</text:p>
          </table:table-cell>
          <table:table-cell table:formula="of:=ROUND([.H376])" office:value-type="float" office:value="23" calcext:value-type="float">
            <text:p>23</text:p>
          </table:table-cell>
          <table:table-cell table:formula="of:=ROUND([.H376]*2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39" calcext:value-type="float">
            <text:p>339</text:p>
          </table:table-cell>
          <table:table-cell table:formula="of:=(((1/[.G377])*1000000)/[.$H$20])/[.$B$2]" office:value-type="float" office:value="23.0457227138643" calcext:value-type="float">
            <text:p>23,0457227138643</text:p>
          </table:table-cell>
          <table:table-cell table:formula="of:=ROUND([.H377])" office:value-type="float" office:value="23" calcext:value-type="float">
            <text:p>23</text:p>
          </table:table-cell>
          <table:table-cell table:formula="of:=ROUND([.H377]*2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0" calcext:value-type="float">
            <text:p>340</text:p>
          </table:table-cell>
          <table:table-cell table:formula="of:=(((1/[.G378])*1000000)/[.$H$20])/[.$B$2]" office:value-type="float" office:value="22.9779411764706" calcext:value-type="float">
            <text:p>22,9779411764706</text:p>
          </table:table-cell>
          <table:table-cell table:formula="of:=ROUND([.H378])" office:value-type="float" office:value="23" calcext:value-type="float">
            <text:p>23</text:p>
          </table:table-cell>
          <table:table-cell table:formula="of:=ROUND([.H378]*2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1" calcext:value-type="float">
            <text:p>341</text:p>
          </table:table-cell>
          <table:table-cell table:formula="of:=(((1/[.G379])*1000000)/[.$H$20])/[.$B$2]" office:value-type="float" office:value="22.9105571847507" calcext:value-type="float">
            <text:p>22,9105571847507</text:p>
          </table:table-cell>
          <table:table-cell table:formula="of:=ROUND([.H379])" office:value-type="float" office:value="23" calcext:value-type="float">
            <text:p>23</text:p>
          </table:table-cell>
          <table:table-cell table:formula="of:=ROUND([.H379]*2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2" calcext:value-type="float">
            <text:p>342</text:p>
          </table:table-cell>
          <table:table-cell table:formula="of:=(((1/[.G380])*1000000)/[.$H$20])/[.$B$2]" office:value-type="float" office:value="22.843567251462" calcext:value-type="float">
            <text:p>22,843567251462</text:p>
          </table:table-cell>
          <table:table-cell table:formula="of:=ROUND([.H380])" office:value-type="float" office:value="23" calcext:value-type="float">
            <text:p>23</text:p>
          </table:table-cell>
          <table:table-cell table:formula="of:=ROUND([.H380]*2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3" calcext:value-type="float">
            <text:p>343</text:p>
          </table:table-cell>
          <table:table-cell table:formula="of:=(((1/[.G381])*1000000)/[.$H$20])/[.$B$2]" office:value-type="float" office:value="22.7769679300292" calcext:value-type="float">
            <text:p>22,7769679300292</text:p>
          </table:table-cell>
          <table:table-cell table:formula="of:=ROUND([.H381])" office:value-type="float" office:value="23" calcext:value-type="float">
            <text:p>23</text:p>
          </table:table-cell>
          <table:table-cell table:formula="of:=ROUND([.H381]*2)" office:value-type="float" office:value="46" calcext:value-type="float">
            <text:p>4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4" calcext:value-type="float">
            <text:p>344</text:p>
          </table:table-cell>
          <table:table-cell table:formula="of:=(((1/[.G382])*1000000)/[.$H$20])/[.$B$2]" office:value-type="float" office:value="22.7107558139535" calcext:value-type="float">
            <text:p>22,7107558139535</text:p>
          </table:table-cell>
          <table:table-cell table:formula="of:=ROUND([.H382])" office:value-type="float" office:value="23" calcext:value-type="float">
            <text:p>23</text:p>
          </table:table-cell>
          <table:table-cell table:formula="of:=ROUND([.H382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5" calcext:value-type="float">
            <text:p>345</text:p>
          </table:table-cell>
          <table:table-cell table:formula="of:=(((1/[.G383])*1000000)/[.$H$20])/[.$B$2]" office:value-type="float" office:value="22.6449275362319" calcext:value-type="float">
            <text:p>22,6449275362319</text:p>
          </table:table-cell>
          <table:table-cell table:formula="of:=ROUND([.H383])" office:value-type="float" office:value="23" calcext:value-type="float">
            <text:p>23</text:p>
          </table:table-cell>
          <table:table-cell table:formula="of:=ROUND([.H383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6" calcext:value-type="float">
            <text:p>346</text:p>
          </table:table-cell>
          <table:table-cell table:formula="of:=(((1/[.G384])*1000000)/[.$H$20])/[.$B$2]" office:value-type="float" office:value="22.5794797687861" calcext:value-type="float">
            <text:p>22,5794797687861</text:p>
          </table:table-cell>
          <table:table-cell table:formula="of:=ROUND([.H384])" office:value-type="float" office:value="23" calcext:value-type="float">
            <text:p>23</text:p>
          </table:table-cell>
          <table:table-cell table:formula="of:=ROUND([.H384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7" calcext:value-type="float">
            <text:p>347</text:p>
          </table:table-cell>
          <table:table-cell table:formula="of:=(((1/[.G385])*1000000)/[.$H$20])/[.$B$2]" office:value-type="float" office:value="22.514409221902" calcext:value-type="float">
            <text:p>22,514409221902</text:p>
          </table:table-cell>
          <table:table-cell table:formula="of:=ROUND([.H385])" office:value-type="float" office:value="23" calcext:value-type="float">
            <text:p>23</text:p>
          </table:table-cell>
          <table:table-cell table:formula="of:=ROUND([.H385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8" calcext:value-type="float">
            <text:p>348</text:p>
          </table:table-cell>
          <table:table-cell table:formula="of:=(((1/[.G386])*1000000)/[.$H$20])/[.$B$2]" office:value-type="float" office:value="22.4497126436782" calcext:value-type="float">
            <text:p>22,4497126436782</text:p>
          </table:table-cell>
          <table:table-cell table:formula="of:=ROUND([.H386])" office:value-type="float" office:value="22" calcext:value-type="float">
            <text:p>22</text:p>
          </table:table-cell>
          <table:table-cell table:formula="of:=ROUND([.H386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49" calcext:value-type="float">
            <text:p>349</text:p>
          </table:table-cell>
          <table:table-cell table:formula="of:=(((1/[.G387])*1000000)/[.$H$20])/[.$B$2]" office:value-type="float" office:value="22.3853868194842" calcext:value-type="float">
            <text:p>22,3853868194842</text:p>
          </table:table-cell>
          <table:table-cell table:formula="of:=ROUND([.H387])" office:value-type="float" office:value="22" calcext:value-type="float">
            <text:p>22</text:p>
          </table:table-cell>
          <table:table-cell table:formula="of:=ROUND([.H387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0" calcext:value-type="float">
            <text:p>350</text:p>
          </table:table-cell>
          <table:table-cell table:formula="of:=(((1/[.G388])*1000000)/[.$H$20])/[.$B$2]" office:value-type="float" office:value="22.3214285714286" calcext:value-type="float">
            <text:p>22,3214285714286</text:p>
          </table:table-cell>
          <table:table-cell table:formula="of:=ROUND([.H388])" office:value-type="float" office:value="22" calcext:value-type="float">
            <text:p>22</text:p>
          </table:table-cell>
          <table:table-cell table:formula="of:=ROUND([.H388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1" calcext:value-type="float">
            <text:p>351</text:p>
          </table:table-cell>
          <table:table-cell table:formula="of:=(((1/[.G389])*1000000)/[.$H$20])/[.$B$2]" office:value-type="float" office:value="22.2578347578348" calcext:value-type="float">
            <text:p>22,2578347578348</text:p>
          </table:table-cell>
          <table:table-cell table:formula="of:=ROUND([.H389])" office:value-type="float" office:value="22" calcext:value-type="float">
            <text:p>22</text:p>
          </table:table-cell>
          <table:table-cell table:formula="of:=ROUND([.H389]*2)" office:value-type="float" office:value="45" calcext:value-type="float">
            <text:p>4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2" calcext:value-type="float">
            <text:p>352</text:p>
          </table:table-cell>
          <table:table-cell table:formula="of:=(((1/[.G390])*1000000)/[.$H$20])/[.$B$2]" office:value-type="float" office:value="22.1946022727273" calcext:value-type="float">
            <text:p>22,1946022727273</text:p>
          </table:table-cell>
          <table:table-cell table:formula="of:=ROUND([.H390])" office:value-type="float" office:value="22" calcext:value-type="float">
            <text:p>22</text:p>
          </table:table-cell>
          <table:table-cell table:formula="of:=ROUND([.H390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3" calcext:value-type="float">
            <text:p>353</text:p>
          </table:table-cell>
          <table:table-cell table:formula="of:=(((1/[.G391])*1000000)/[.$H$20])/[.$B$2]" office:value-type="float" office:value="22.1317280453258" calcext:value-type="float">
            <text:p>22,1317280453258</text:p>
          </table:table-cell>
          <table:table-cell table:formula="of:=ROUND([.H391])" office:value-type="float" office:value="22" calcext:value-type="float">
            <text:p>22</text:p>
          </table:table-cell>
          <table:table-cell table:formula="of:=ROUND([.H391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4" calcext:value-type="float">
            <text:p>354</text:p>
          </table:table-cell>
          <table:table-cell table:formula="of:=(((1/[.G392])*1000000)/[.$H$20])/[.$B$2]" office:value-type="float" office:value="22.069209039548" calcext:value-type="float">
            <text:p>22,069209039548</text:p>
          </table:table-cell>
          <table:table-cell table:formula="of:=ROUND([.H392])" office:value-type="float" office:value="22" calcext:value-type="float">
            <text:p>22</text:p>
          </table:table-cell>
          <table:table-cell table:formula="of:=ROUND([.H392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5" calcext:value-type="float">
            <text:p>355</text:p>
          </table:table-cell>
          <table:table-cell table:formula="of:=(((1/[.G393])*1000000)/[.$H$20])/[.$B$2]" office:value-type="float" office:value="22.0070422535211" calcext:value-type="float">
            <text:p>22,0070422535211</text:p>
          </table:table-cell>
          <table:table-cell table:formula="of:=ROUND([.H393])" office:value-type="float" office:value="22" calcext:value-type="float">
            <text:p>22</text:p>
          </table:table-cell>
          <table:table-cell table:formula="of:=ROUND([.H393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6" calcext:value-type="float">
            <text:p>356</text:p>
          </table:table-cell>
          <table:table-cell table:formula="of:=(((1/[.G394])*1000000)/[.$H$20])/[.$B$2]" office:value-type="float" office:value="21.9452247191011" calcext:value-type="float">
            <text:p>21,9452247191011</text:p>
          </table:table-cell>
          <table:table-cell table:formula="of:=ROUND([.H394])" office:value-type="float" office:value="22" calcext:value-type="float">
            <text:p>22</text:p>
          </table:table-cell>
          <table:table-cell table:formula="of:=ROUND([.H394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7" calcext:value-type="float">
            <text:p>357</text:p>
          </table:table-cell>
          <table:table-cell table:formula="of:=(((1/[.G395])*1000000)/[.$H$20])/[.$B$2]" office:value-type="float" office:value="21.8837535014006" calcext:value-type="float">
            <text:p>21,8837535014006</text:p>
          </table:table-cell>
          <table:table-cell table:formula="of:=ROUND([.H395])" office:value-type="float" office:value="22" calcext:value-type="float">
            <text:p>22</text:p>
          </table:table-cell>
          <table:table-cell table:formula="of:=ROUND([.H395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8" calcext:value-type="float">
            <text:p>358</text:p>
          </table:table-cell>
          <table:table-cell table:formula="of:=(((1/[.G396])*1000000)/[.$H$20])/[.$B$2]" office:value-type="float" office:value="21.822625698324" calcext:value-type="float">
            <text:p>21,822625698324</text:p>
          </table:table-cell>
          <table:table-cell table:formula="of:=ROUND([.H396])" office:value-type="float" office:value="22" calcext:value-type="float">
            <text:p>22</text:p>
          </table:table-cell>
          <table:table-cell table:formula="of:=ROUND([.H396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59" calcext:value-type="float">
            <text:p>359</text:p>
          </table:table-cell>
          <table:table-cell table:formula="of:=(((1/[.G397])*1000000)/[.$H$20])/[.$B$2]" office:value-type="float" office:value="21.7618384401114" calcext:value-type="float">
            <text:p>21,7618384401114</text:p>
          </table:table-cell>
          <table:table-cell table:formula="of:=ROUND([.H397])" office:value-type="float" office:value="22" calcext:value-type="float">
            <text:p>22</text:p>
          </table:table-cell>
          <table:table-cell table:formula="of:=ROUND([.H397]*2)" office:value-type="float" office:value="44" calcext:value-type="float">
            <text:p>4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0" calcext:value-type="float">
            <text:p>360</text:p>
          </table:table-cell>
          <table:table-cell table:formula="of:=(((1/[.G398])*1000000)/[.$H$20])/[.$B$2]" office:value-type="float" office:value="21.7013888888889" calcext:value-type="float">
            <text:p>21,7013888888889</text:p>
          </table:table-cell>
          <table:table-cell table:formula="of:=ROUND([.H398])" office:value-type="float" office:value="22" calcext:value-type="float">
            <text:p>22</text:p>
          </table:table-cell>
          <table:table-cell table:formula="of:=ROUND([.H398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1" calcext:value-type="float">
            <text:p>361</text:p>
          </table:table-cell>
          <table:table-cell table:formula="of:=(((1/[.G399])*1000000)/[.$H$20])/[.$B$2]" office:value-type="float" office:value="21.6412742382271" calcext:value-type="float">
            <text:p>21,6412742382271</text:p>
          </table:table-cell>
          <table:table-cell table:formula="of:=ROUND([.H399])" office:value-type="float" office:value="22" calcext:value-type="float">
            <text:p>22</text:p>
          </table:table-cell>
          <table:table-cell table:formula="of:=ROUND([.H399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2" calcext:value-type="float">
            <text:p>362</text:p>
          </table:table-cell>
          <table:table-cell table:formula="of:=(((1/[.G400])*1000000)/[.$H$20])/[.$B$2]" office:value-type="float" office:value="21.5814917127072" calcext:value-type="float">
            <text:p>21,5814917127072</text:p>
          </table:table-cell>
          <table:table-cell table:formula="of:=ROUND([.H400])" office:value-type="float" office:value="22" calcext:value-type="float">
            <text:p>22</text:p>
          </table:table-cell>
          <table:table-cell table:formula="of:=ROUND([.H400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3" calcext:value-type="float">
            <text:p>363</text:p>
          </table:table-cell>
          <table:table-cell table:formula="of:=(((1/[.G401])*1000000)/[.$H$20])/[.$B$2]" office:value-type="float" office:value="21.5220385674931" calcext:value-type="float">
            <text:p>21,5220385674931</text:p>
          </table:table-cell>
          <table:table-cell table:formula="of:=ROUND([.H401])" office:value-type="float" office:value="22" calcext:value-type="float">
            <text:p>22</text:p>
          </table:table-cell>
          <table:table-cell table:formula="of:=ROUND([.H401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4" calcext:value-type="float">
            <text:p>364</text:p>
          </table:table-cell>
          <table:table-cell table:formula="of:=(((1/[.G402])*1000000)/[.$H$20])/[.$B$2]" office:value-type="float" office:value="21.4629120879121" calcext:value-type="float">
            <text:p>21,4629120879121</text:p>
          </table:table-cell>
          <table:table-cell table:formula="of:=ROUND([.H402])" office:value-type="float" office:value="21" calcext:value-type="float">
            <text:p>21</text:p>
          </table:table-cell>
          <table:table-cell table:formula="of:=ROUND([.H402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5" calcext:value-type="float">
            <text:p>365</text:p>
          </table:table-cell>
          <table:table-cell table:formula="of:=(((1/[.G403])*1000000)/[.$H$20])/[.$B$2]" office:value-type="float" office:value="21.4041095890411" calcext:value-type="float">
            <text:p>21,4041095890411</text:p>
          </table:table-cell>
          <table:table-cell table:formula="of:=ROUND([.H403])" office:value-type="float" office:value="21" calcext:value-type="float">
            <text:p>21</text:p>
          </table:table-cell>
          <table:table-cell table:formula="of:=ROUND([.H403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6" calcext:value-type="float">
            <text:p>366</text:p>
          </table:table-cell>
          <table:table-cell table:formula="of:=(((1/[.G404])*1000000)/[.$H$20])/[.$B$2]" office:value-type="float" office:value="21.3456284153005" calcext:value-type="float">
            <text:p>21,3456284153005</text:p>
          </table:table-cell>
          <table:table-cell table:formula="of:=ROUND([.H404])" office:value-type="float" office:value="21" calcext:value-type="float">
            <text:p>21</text:p>
          </table:table-cell>
          <table:table-cell table:formula="of:=ROUND([.H404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7" calcext:value-type="float">
            <text:p>367</text:p>
          </table:table-cell>
          <table:table-cell table:formula="of:=(((1/[.G405])*1000000)/[.$H$20])/[.$B$2]" office:value-type="float" office:value="21.2874659400545" calcext:value-type="float">
            <text:p>21,2874659400545</text:p>
          </table:table-cell>
          <table:table-cell table:formula="of:=ROUND([.H405])" office:value-type="float" office:value="21" calcext:value-type="float">
            <text:p>21</text:p>
          </table:table-cell>
          <table:table-cell table:formula="of:=ROUND([.H405]*2)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8" calcext:value-type="float">
            <text:p>368</text:p>
          </table:table-cell>
          <table:table-cell table:formula="of:=(((1/[.G406])*1000000)/[.$H$20])/[.$B$2]" office:value-type="float" office:value="21.2296195652174" calcext:value-type="float">
            <text:p>21,2296195652174</text:p>
          </table:table-cell>
          <table:table-cell table:formula="of:=ROUND([.H406])" office:value-type="float" office:value="21" calcext:value-type="float">
            <text:p>21</text:p>
          </table:table-cell>
          <table:table-cell table:formula="of:=ROUND([.H406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69" calcext:value-type="float">
            <text:p>369</text:p>
          </table:table-cell>
          <table:table-cell table:formula="of:=(((1/[.G407])*1000000)/[.$H$20])/[.$B$2]" office:value-type="float" office:value="21.1720867208672" calcext:value-type="float">
            <text:p>21,1720867208672</text:p>
          </table:table-cell>
          <table:table-cell table:formula="of:=ROUND([.H407])" office:value-type="float" office:value="21" calcext:value-type="float">
            <text:p>21</text:p>
          </table:table-cell>
          <table:table-cell table:formula="of:=ROUND([.H407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0" calcext:value-type="float">
            <text:p>370</text:p>
          </table:table-cell>
          <table:table-cell table:formula="of:=(((1/[.G408])*1000000)/[.$H$20])/[.$B$2]" office:value-type="float" office:value="21.1148648648649" calcext:value-type="float">
            <text:p>21,1148648648649</text:p>
          </table:table-cell>
          <table:table-cell table:formula="of:=ROUND([.H408])" office:value-type="float" office:value="21" calcext:value-type="float">
            <text:p>21</text:p>
          </table:table-cell>
          <table:table-cell table:formula="of:=ROUND([.H408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1" calcext:value-type="float">
            <text:p>371</text:p>
          </table:table-cell>
          <table:table-cell table:formula="of:=(((1/[.G409])*1000000)/[.$H$20])/[.$B$2]" office:value-type="float" office:value="21.0579514824798" calcext:value-type="float">
            <text:p>21,0579514824798</text:p>
          </table:table-cell>
          <table:table-cell table:formula="of:=ROUND([.H409])" office:value-type="float" office:value="21" calcext:value-type="float">
            <text:p>21</text:p>
          </table:table-cell>
          <table:table-cell table:formula="of:=ROUND([.H409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2" calcext:value-type="float">
            <text:p>372</text:p>
          </table:table-cell>
          <table:table-cell table:formula="of:=(((1/[.G410])*1000000)/[.$H$20])/[.$B$2]" office:value-type="float" office:value="21.0013440860215" calcext:value-type="float">
            <text:p>21,0013440860215</text:p>
          </table:table-cell>
          <table:table-cell table:formula="of:=ROUND([.H410])" office:value-type="float" office:value="21" calcext:value-type="float">
            <text:p>21</text:p>
          </table:table-cell>
          <table:table-cell table:formula="of:=ROUND([.H410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3" calcext:value-type="float">
            <text:p>373</text:p>
          </table:table-cell>
          <table:table-cell table:formula="of:=(((1/[.G411])*1000000)/[.$H$20])/[.$B$2]" office:value-type="float" office:value="20.9450402144772" calcext:value-type="float">
            <text:p>20,9450402144772</text:p>
          </table:table-cell>
          <table:table-cell table:formula="of:=ROUND([.H411])" office:value-type="float" office:value="21" calcext:value-type="float">
            <text:p>21</text:p>
          </table:table-cell>
          <table:table-cell table:formula="of:=ROUND([.H411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4" calcext:value-type="float">
            <text:p>374</text:p>
          </table:table-cell>
          <table:table-cell table:formula="of:=(((1/[.G412])*1000000)/[.$H$20])/[.$B$2]" office:value-type="float" office:value="20.8890374331551" calcext:value-type="float">
            <text:p>20,8890374331551</text:p>
          </table:table-cell>
          <table:table-cell table:formula="of:=ROUND([.H412])" office:value-type="float" office:value="21" calcext:value-type="float">
            <text:p>21</text:p>
          </table:table-cell>
          <table:table-cell table:formula="of:=ROUND([.H412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table:formula="of:=(((1/[.G413])*1000000)/[.$H$20])/[.$B$2]" office:value-type="float" office:value="20.8333333333333" calcext:value-type="float">
            <text:p>20,8333333333333</text:p>
          </table:table-cell>
          <table:table-cell table:formula="of:=ROUND([.H413])" office:value-type="float" office:value="21" calcext:value-type="float">
            <text:p>21</text:p>
          </table:table-cell>
          <table:table-cell table:formula="of:=ROUND([.H413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6" calcext:value-type="float">
            <text:p>376</text:p>
          </table:table-cell>
          <table:table-cell table:formula="of:=(((1/[.G414])*1000000)/[.$H$20])/[.$B$2]" office:value-type="float" office:value="20.7779255319149" calcext:value-type="float">
            <text:p>20,7779255319149</text:p>
          </table:table-cell>
          <table:table-cell table:formula="of:=ROUND([.H414])" office:value-type="float" office:value="21" calcext:value-type="float">
            <text:p>21</text:p>
          </table:table-cell>
          <table:table-cell table:formula="of:=ROUND([.H414]*2)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7" calcext:value-type="float">
            <text:p>377</text:p>
          </table:table-cell>
          <table:table-cell table:formula="of:=(((1/[.G415])*1000000)/[.$H$20])/[.$B$2]" office:value-type="float" office:value="20.7228116710875" calcext:value-type="float">
            <text:p>20,7228116710875</text:p>
          </table:table-cell>
          <table:table-cell table:formula="of:=ROUND([.H415])" office:value-type="float" office:value="21" calcext:value-type="float">
            <text:p>21</text:p>
          </table:table-cell>
          <table:table-cell table:formula="of:=ROUND([.H415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8" calcext:value-type="float">
            <text:p>378</text:p>
          </table:table-cell>
          <table:table-cell table:formula="of:=(((1/[.G416])*1000000)/[.$H$20])/[.$B$2]" office:value-type="float" office:value="20.6679894179894" calcext:value-type="float">
            <text:p>20,6679894179894</text:p>
          </table:table-cell>
          <table:table-cell table:formula="of:=ROUND([.H416])" office:value-type="float" office:value="21" calcext:value-type="float">
            <text:p>21</text:p>
          </table:table-cell>
          <table:table-cell table:formula="of:=ROUND([.H416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79" calcext:value-type="float">
            <text:p>379</text:p>
          </table:table-cell>
          <table:table-cell table:formula="of:=(((1/[.G417])*1000000)/[.$H$20])/[.$B$2]" office:value-type="float" office:value="20.6134564643799" calcext:value-type="float">
            <text:p>20,6134564643799</text:p>
          </table:table-cell>
          <table:table-cell table:formula="of:=ROUND([.H417])" office:value-type="float" office:value="21" calcext:value-type="float">
            <text:p>21</text:p>
          </table:table-cell>
          <table:table-cell table:formula="of:=ROUND([.H417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table:formula="of:=(((1/[.G418])*1000000)/[.$H$20])/[.$B$2]" office:value-type="float" office:value="20.5592105263158" calcext:value-type="float">
            <text:p>20,5592105263158</text:p>
          </table:table-cell>
          <table:table-cell table:formula="of:=ROUND([.H418])" office:value-type="float" office:value="21" calcext:value-type="float">
            <text:p>21</text:p>
          </table:table-cell>
          <table:table-cell table:formula="of:=ROUND([.H418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1" calcext:value-type="float">
            <text:p>381</text:p>
          </table:table-cell>
          <table:table-cell table:formula="of:=(((1/[.G419])*1000000)/[.$H$20])/[.$B$2]" office:value-type="float" office:value="20.505249343832" calcext:value-type="float">
            <text:p>20,505249343832</text:p>
          </table:table-cell>
          <table:table-cell table:formula="of:=ROUND([.H419])" office:value-type="float" office:value="21" calcext:value-type="float">
            <text:p>21</text:p>
          </table:table-cell>
          <table:table-cell table:formula="of:=ROUND([.H419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2" calcext:value-type="float">
            <text:p>382</text:p>
          </table:table-cell>
          <table:table-cell table:formula="of:=(((1/[.G420])*1000000)/[.$H$20])/[.$B$2]" office:value-type="float" office:value="20.4515706806283" calcext:value-type="float">
            <text:p>20,4515706806283</text:p>
          </table:table-cell>
          <table:table-cell table:formula="of:=ROUND([.H420])" office:value-type="float" office:value="20" calcext:value-type="float">
            <text:p>20</text:p>
          </table:table-cell>
          <table:table-cell table:formula="of:=ROUND([.H420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3" calcext:value-type="float">
            <text:p>383</text:p>
          </table:table-cell>
          <table:table-cell table:formula="of:=(((1/[.G421])*1000000)/[.$H$20])/[.$B$2]" office:value-type="float" office:value="20.3981723237598" calcext:value-type="float">
            <text:p>20,3981723237598</text:p>
          </table:table-cell>
          <table:table-cell table:formula="of:=ROUND([.H421])" office:value-type="float" office:value="20" calcext:value-type="float">
            <text:p>20</text:p>
          </table:table-cell>
          <table:table-cell table:formula="of:=ROUND([.H421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4" calcext:value-type="float">
            <text:p>384</text:p>
          </table:table-cell>
          <table:table-cell table:formula="of:=(((1/[.G422])*1000000)/[.$H$20])/[.$B$2]" office:value-type="float" office:value="20.3450520833333" calcext:value-type="float">
            <text:p>20,3450520833333</text:p>
          </table:table-cell>
          <table:table-cell table:formula="of:=ROUND([.H422])" office:value-type="float" office:value="20" calcext:value-type="float">
            <text:p>20</text:p>
          </table:table-cell>
          <table:table-cell table:formula="of:=ROUND([.H422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5" calcext:value-type="float">
            <text:p>385</text:p>
          </table:table-cell>
          <table:table-cell table:formula="of:=(((1/[.G423])*1000000)/[.$H$20])/[.$B$2]" office:value-type="float" office:value="20.2922077922078" calcext:value-type="float">
            <text:p>20,2922077922078</text:p>
          </table:table-cell>
          <table:table-cell table:formula="of:=ROUND([.H423])" office:value-type="float" office:value="20" calcext:value-type="float">
            <text:p>20</text:p>
          </table:table-cell>
          <table:table-cell table:formula="of:=ROUND([.H423]*2)" office:value-type="float" office:value="41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6" calcext:value-type="float">
            <text:p>386</text:p>
          </table:table-cell>
          <table:table-cell table:formula="of:=(((1/[.G424])*1000000)/[.$H$20])/[.$B$2]" office:value-type="float" office:value="20.2396373056995" calcext:value-type="float">
            <text:p>20,2396373056995</text:p>
          </table:table-cell>
          <table:table-cell table:formula="of:=ROUND([.H424])" office:value-type="float" office:value="20" calcext:value-type="float">
            <text:p>20</text:p>
          </table:table-cell>
          <table:table-cell table:formula="of:=ROUND([.H424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7" calcext:value-type="float">
            <text:p>387</text:p>
          </table:table-cell>
          <table:table-cell table:formula="of:=(((1/[.G425])*1000000)/[.$H$20])/[.$B$2]" office:value-type="float" office:value="20.187338501292" calcext:value-type="float">
            <text:p>20,187338501292</text:p>
          </table:table-cell>
          <table:table-cell table:formula="of:=ROUND([.H425])" office:value-type="float" office:value="20" calcext:value-type="float">
            <text:p>20</text:p>
          </table:table-cell>
          <table:table-cell table:formula="of:=ROUND([.H425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8" calcext:value-type="float">
            <text:p>388</text:p>
          </table:table-cell>
          <table:table-cell table:formula="of:=(((1/[.G426])*1000000)/[.$H$20])/[.$B$2]" office:value-type="float" office:value="20.1353092783505" calcext:value-type="float">
            <text:p>20,1353092783505</text:p>
          </table:table-cell>
          <table:table-cell table:formula="of:=ROUND([.H426])" office:value-type="float" office:value="20" calcext:value-type="float">
            <text:p>20</text:p>
          </table:table-cell>
          <table:table-cell table:formula="of:=ROUND([.H426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89" calcext:value-type="float">
            <text:p>389</text:p>
          </table:table-cell>
          <table:table-cell table:formula="of:=(((1/[.G427])*1000000)/[.$H$20])/[.$B$2]" office:value-type="float" office:value="20.0835475578406" calcext:value-type="float">
            <text:p>20,0835475578406</text:p>
          </table:table-cell>
          <table:table-cell table:formula="of:=ROUND([.H427])" office:value-type="float" office:value="20" calcext:value-type="float">
            <text:p>20</text:p>
          </table:table-cell>
          <table:table-cell table:formula="of:=ROUND([.H427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0" calcext:value-type="float">
            <text:p>390</text:p>
          </table:table-cell>
          <table:table-cell table:formula="of:=(((1/[.G428])*1000000)/[.$H$20])/[.$B$2]" office:value-type="float" office:value="20.0320512820513" calcext:value-type="float">
            <text:p>20,0320512820513</text:p>
          </table:table-cell>
          <table:table-cell table:formula="of:=ROUND([.H428])" office:value-type="float" office:value="20" calcext:value-type="float">
            <text:p>20</text:p>
          </table:table-cell>
          <table:table-cell table:formula="of:=ROUND([.H428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1" calcext:value-type="float">
            <text:p>391</text:p>
          </table:table-cell>
          <table:table-cell table:formula="of:=(((1/[.G429])*1000000)/[.$H$20])/[.$B$2]" office:value-type="float" office:value="19.9808184143223" calcext:value-type="float">
            <text:p>19,9808184143223</text:p>
          </table:table-cell>
          <table:table-cell table:formula="of:=ROUND([.H429])" office:value-type="float" office:value="20" calcext:value-type="float">
            <text:p>20</text:p>
          </table:table-cell>
          <table:table-cell table:formula="of:=ROUND([.H429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2" calcext:value-type="float">
            <text:p>392</text:p>
          </table:table-cell>
          <table:table-cell table:formula="of:=(((1/[.G430])*1000000)/[.$H$20])/[.$B$2]" office:value-type="float" office:value="19.9298469387755" calcext:value-type="float">
            <text:p>19,9298469387755</text:p>
          </table:table-cell>
          <table:table-cell table:formula="of:=ROUND([.H430])" office:value-type="float" office:value="20" calcext:value-type="float">
            <text:p>20</text:p>
          </table:table-cell>
          <table:table-cell table:formula="of:=ROUND([.H430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3" calcext:value-type="float">
            <text:p>393</text:p>
          </table:table-cell>
          <table:table-cell table:formula="of:=(((1/[.G431])*1000000)/[.$H$20])/[.$B$2]" office:value-type="float" office:value="19.8791348600509" calcext:value-type="float">
            <text:p>19,8791348600509</text:p>
          </table:table-cell>
          <table:table-cell table:formula="of:=ROUND([.H431])" office:value-type="float" office:value="20" calcext:value-type="float">
            <text:p>20</text:p>
          </table:table-cell>
          <table:table-cell table:formula="of:=ROUND([.H431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4" calcext:value-type="float">
            <text:p>394</text:p>
          </table:table-cell>
          <table:table-cell table:formula="of:=(((1/[.G432])*1000000)/[.$H$20])/[.$B$2]" office:value-type="float" office:value="19.8286802030457" calcext:value-type="float">
            <text:p>19,8286802030457</text:p>
          </table:table-cell>
          <table:table-cell table:formula="of:=ROUND([.H432])" office:value-type="float" office:value="20" calcext:value-type="float">
            <text:p>20</text:p>
          </table:table-cell>
          <table:table-cell table:formula="of:=ROUND([.H432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5" calcext:value-type="float">
            <text:p>395</text:p>
          </table:table-cell>
          <table:table-cell table:formula="of:=(((1/[.G433])*1000000)/[.$H$20])/[.$B$2]" office:value-type="float" office:value="19.7784810126582" calcext:value-type="float">
            <text:p>19,7784810126582</text:p>
          </table:table-cell>
          <table:table-cell table:formula="of:=ROUND([.H433])" office:value-type="float" office:value="20" calcext:value-type="float">
            <text:p>20</text:p>
          </table:table-cell>
          <table:table-cell table:formula="of:=ROUND([.H433]*2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6" calcext:value-type="float">
            <text:p>396</text:p>
          </table:table-cell>
          <table:table-cell table:formula="of:=(((1/[.G434])*1000000)/[.$H$20])/[.$B$2]" office:value-type="float" office:value="19.7285353535354" calcext:value-type="float">
            <text:p>19,7285353535354</text:p>
          </table:table-cell>
          <table:table-cell table:formula="of:=ROUND([.H434])" office:value-type="float" office:value="20" calcext:value-type="float">
            <text:p>20</text:p>
          </table:table-cell>
          <table:table-cell table:formula="of:=ROUND([.H434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7" calcext:value-type="float">
            <text:p>397</text:p>
          </table:table-cell>
          <table:table-cell table:formula="of:=(((1/[.G435])*1000000)/[.$H$20])/[.$B$2]" office:value-type="float" office:value="19.6788413098237" calcext:value-type="float">
            <text:p>19,6788413098237</text:p>
          </table:table-cell>
          <table:table-cell table:formula="of:=ROUND([.H435])" office:value-type="float" office:value="20" calcext:value-type="float">
            <text:p>20</text:p>
          </table:table-cell>
          <table:table-cell table:formula="of:=ROUND([.H435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8" calcext:value-type="float">
            <text:p>398</text:p>
          </table:table-cell>
          <table:table-cell table:formula="of:=(((1/[.G436])*1000000)/[.$H$20])/[.$B$2]" office:value-type="float" office:value="19.6293969849246" calcext:value-type="float">
            <text:p>19,6293969849246</text:p>
          </table:table-cell>
          <table:table-cell table:formula="of:=ROUND([.H436])" office:value-type="float" office:value="20" calcext:value-type="float">
            <text:p>20</text:p>
          </table:table-cell>
          <table:table-cell table:formula="of:=ROUND([.H436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99" calcext:value-type="float">
            <text:p>399</text:p>
          </table:table-cell>
          <table:table-cell table:formula="of:=(((1/[.G437])*1000000)/[.$H$20])/[.$B$2]" office:value-type="float" office:value="19.5802005012531" calcext:value-type="float">
            <text:p>19,5802005012531</text:p>
          </table:table-cell>
          <table:table-cell table:formula="of:=ROUND([.H437])" office:value-type="float" office:value="20" calcext:value-type="float">
            <text:p>20</text:p>
          </table:table-cell>
          <table:table-cell table:formula="of:=ROUND([.H437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table:formula="of:=(((1/[.G438])*1000000)/[.$H$20])/[.$B$2]" office:value-type="float" office:value="19.53125" calcext:value-type="float">
            <text:p>19,53125</text:p>
          </table:table-cell>
          <table:table-cell table:formula="of:=ROUND([.H438])" office:value-type="float" office:value="20" calcext:value-type="float">
            <text:p>20</text:p>
          </table:table-cell>
          <table:table-cell table:formula="of:=ROUND([.H438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1" calcext:value-type="float">
            <text:p>401</text:p>
          </table:table-cell>
          <table:table-cell table:formula="of:=(((1/[.G439])*1000000)/[.$H$20])/[.$B$2]" office:value-type="float" office:value="19.4825436408978" calcext:value-type="float">
            <text:p>19,4825436408978</text:p>
          </table:table-cell>
          <table:table-cell table:formula="of:=ROUND([.H439])" office:value-type="float" office:value="19" calcext:value-type="float">
            <text:p>19</text:p>
          </table:table-cell>
          <table:table-cell table:formula="of:=ROUND([.H439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2" calcext:value-type="float">
            <text:p>402</text:p>
          </table:table-cell>
          <table:table-cell table:formula="of:=(((1/[.G440])*1000000)/[.$H$20])/[.$B$2]" office:value-type="float" office:value="19.43407960199" calcext:value-type="float">
            <text:p>19,43407960199</text:p>
          </table:table-cell>
          <table:table-cell table:formula="of:=ROUND([.H440])" office:value-type="float" office:value="19" calcext:value-type="float">
            <text:p>19</text:p>
          </table:table-cell>
          <table:table-cell table:formula="of:=ROUND([.H440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3" calcext:value-type="float">
            <text:p>403</text:p>
          </table:table-cell>
          <table:table-cell table:formula="of:=(((1/[.G441])*1000000)/[.$H$20])/[.$B$2]" office:value-type="float" office:value="19.3858560794045" calcext:value-type="float">
            <text:p>19,3858560794045</text:p>
          </table:table-cell>
          <table:table-cell table:formula="of:=ROUND([.H441])" office:value-type="float" office:value="19" calcext:value-type="float">
            <text:p>19</text:p>
          </table:table-cell>
          <table:table-cell table:formula="of:=ROUND([.H441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4" calcext:value-type="float">
            <text:p>404</text:p>
          </table:table-cell>
          <table:table-cell table:formula="of:=(((1/[.G442])*1000000)/[.$H$20])/[.$B$2]" office:value-type="float" office:value="19.3378712871287" calcext:value-type="float">
            <text:p>19,3378712871287</text:p>
          </table:table-cell>
          <table:table-cell table:formula="of:=ROUND([.H442])" office:value-type="float" office:value="19" calcext:value-type="float">
            <text:p>19</text:p>
          </table:table-cell>
          <table:table-cell table:formula="of:=ROUND([.H442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5" calcext:value-type="float">
            <text:p>405</text:p>
          </table:table-cell>
          <table:table-cell table:formula="of:=(((1/[.G443])*1000000)/[.$H$20])/[.$B$2]" office:value-type="float" office:value="19.2901234567901" calcext:value-type="float">
            <text:p>19,2901234567901</text:p>
          </table:table-cell>
          <table:table-cell table:formula="of:=ROUND([.H443])" office:value-type="float" office:value="19" calcext:value-type="float">
            <text:p>19</text:p>
          </table:table-cell>
          <table:table-cell table:formula="of:=ROUND([.H443]*2)" office:value-type="float" office:value="39" calcext:value-type="float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6" calcext:value-type="float">
            <text:p>406</text:p>
          </table:table-cell>
          <table:table-cell table:formula="of:=(((1/[.G444])*1000000)/[.$H$20])/[.$B$2]" office:value-type="float" office:value="19.2426108374384" calcext:value-type="float">
            <text:p>19,2426108374384</text:p>
          </table:table-cell>
          <table:table-cell table:formula="of:=ROUND([.H444])" office:value-type="float" office:value="19" calcext:value-type="float">
            <text:p>19</text:p>
          </table:table-cell>
          <table:table-cell table:formula="of:=ROUND([.H444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7" calcext:value-type="float">
            <text:p>407</text:p>
          </table:table-cell>
          <table:table-cell table:formula="of:=(((1/[.G445])*1000000)/[.$H$20])/[.$B$2]" office:value-type="float" office:value="19.1953316953317" calcext:value-type="float">
            <text:p>19,1953316953317</text:p>
          </table:table-cell>
          <table:table-cell table:formula="of:=ROUND([.H445])" office:value-type="float" office:value="19" calcext:value-type="float">
            <text:p>19</text:p>
          </table:table-cell>
          <table:table-cell table:formula="of:=ROUND([.H445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8" calcext:value-type="float">
            <text:p>408</text:p>
          </table:table-cell>
          <table:table-cell table:formula="of:=(((1/[.G446])*1000000)/[.$H$20])/[.$B$2]" office:value-type="float" office:value="19.1482843137255" calcext:value-type="float">
            <text:p>19,1482843137255</text:p>
          </table:table-cell>
          <table:table-cell table:formula="of:=ROUND([.H446])" office:value-type="float" office:value="19" calcext:value-type="float">
            <text:p>19</text:p>
          </table:table-cell>
          <table:table-cell table:formula="of:=ROUND([.H446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09" calcext:value-type="float">
            <text:p>409</text:p>
          </table:table-cell>
          <table:table-cell table:formula="of:=(((1/[.G447])*1000000)/[.$H$20])/[.$B$2]" office:value-type="float" office:value="19.101466992665" calcext:value-type="float">
            <text:p>19,101466992665</text:p>
          </table:table-cell>
          <table:table-cell table:formula="of:=ROUND([.H447])" office:value-type="float" office:value="19" calcext:value-type="float">
            <text:p>19</text:p>
          </table:table-cell>
          <table:table-cell table:formula="of:=ROUND([.H447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0" calcext:value-type="float">
            <text:p>410</text:p>
          </table:table-cell>
          <table:table-cell table:formula="of:=(((1/[.G448])*1000000)/[.$H$20])/[.$B$2]" office:value-type="float" office:value="19.0548780487805" calcext:value-type="float">
            <text:p>19,0548780487805</text:p>
          </table:table-cell>
          <table:table-cell table:formula="of:=ROUND([.H448])" office:value-type="float" office:value="19" calcext:value-type="float">
            <text:p>19</text:p>
          </table:table-cell>
          <table:table-cell table:formula="of:=ROUND([.H448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1" calcext:value-type="float">
            <text:p>411</text:p>
          </table:table-cell>
          <table:table-cell table:formula="of:=(((1/[.G449])*1000000)/[.$H$20])/[.$B$2]" office:value-type="float" office:value="19.0085158150852" calcext:value-type="float">
            <text:p>19,0085158150852</text:p>
          </table:table-cell>
          <table:table-cell table:formula="of:=ROUND([.H449])" office:value-type="float" office:value="19" calcext:value-type="float">
            <text:p>19</text:p>
          </table:table-cell>
          <table:table-cell table:formula="of:=ROUND([.H449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2" calcext:value-type="float">
            <text:p>412</text:p>
          </table:table-cell>
          <table:table-cell table:formula="of:=(((1/[.G450])*1000000)/[.$H$20])/[.$B$2]" office:value-type="float" office:value="18.9623786407767" calcext:value-type="float">
            <text:p>18,9623786407767</text:p>
          </table:table-cell>
          <table:table-cell table:formula="of:=ROUND([.H450])" office:value-type="float" office:value="19" calcext:value-type="float">
            <text:p>19</text:p>
          </table:table-cell>
          <table:table-cell table:formula="of:=ROUND([.H450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3" calcext:value-type="float">
            <text:p>413</text:p>
          </table:table-cell>
          <table:table-cell table:formula="of:=(((1/[.G451])*1000000)/[.$H$20])/[.$B$2]" office:value-type="float" office:value="18.9164648910412" calcext:value-type="float">
            <text:p>18,9164648910412</text:p>
          </table:table-cell>
          <table:table-cell table:formula="of:=ROUND([.H451])" office:value-type="float" office:value="19" calcext:value-type="float">
            <text:p>19</text:p>
          </table:table-cell>
          <table:table-cell table:formula="of:=ROUND([.H451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4" calcext:value-type="float">
            <text:p>414</text:p>
          </table:table-cell>
          <table:table-cell table:formula="of:=(((1/[.G452])*1000000)/[.$H$20])/[.$B$2]" office:value-type="float" office:value="18.8707729468599" calcext:value-type="float">
            <text:p>18,8707729468599</text:p>
          </table:table-cell>
          <table:table-cell table:formula="of:=ROUND([.H452])" office:value-type="float" office:value="19" calcext:value-type="float">
            <text:p>19</text:p>
          </table:table-cell>
          <table:table-cell table:formula="of:=ROUND([.H452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5" calcext:value-type="float">
            <text:p>415</text:p>
          </table:table-cell>
          <table:table-cell table:formula="of:=(((1/[.G453])*1000000)/[.$H$20])/[.$B$2]" office:value-type="float" office:value="18.8253012048193" calcext:value-type="float">
            <text:p>18,8253012048193</text:p>
          </table:table-cell>
          <table:table-cell table:formula="of:=ROUND([.H453])" office:value-type="float" office:value="19" calcext:value-type="float">
            <text:p>19</text:p>
          </table:table-cell>
          <table:table-cell table:formula="of:=ROUND([.H453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6" calcext:value-type="float">
            <text:p>416</text:p>
          </table:table-cell>
          <table:table-cell table:formula="of:=(((1/[.G454])*1000000)/[.$H$20])/[.$B$2]" office:value-type="float" office:value="18.7800480769231" calcext:value-type="float">
            <text:p>18,7800480769231</text:p>
          </table:table-cell>
          <table:table-cell table:formula="of:=ROUND([.H454])" office:value-type="float" office:value="19" calcext:value-type="float">
            <text:p>19</text:p>
          </table:table-cell>
          <table:table-cell table:formula="of:=ROUND([.H454]*2)" office:value-type="float" office:value="38" calcext:value-type="float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7" calcext:value-type="float">
            <text:p>417</text:p>
          </table:table-cell>
          <table:table-cell table:formula="of:=(((1/[.G455])*1000000)/[.$H$20])/[.$B$2]" office:value-type="float" office:value="18.7350119904077" calcext:value-type="float">
            <text:p>18,7350119904077</text:p>
          </table:table-cell>
          <table:table-cell table:formula="of:=ROUND([.H455])" office:value-type="float" office:value="19" calcext:value-type="float">
            <text:p>19</text:p>
          </table:table-cell>
          <table:table-cell table:formula="of:=ROUND([.H455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8" calcext:value-type="float">
            <text:p>418</text:p>
          </table:table-cell>
          <table:table-cell table:formula="of:=(((1/[.G456])*1000000)/[.$H$20])/[.$B$2]" office:value-type="float" office:value="18.6901913875598" calcext:value-type="float">
            <text:p>18,6901913875598</text:p>
          </table:table-cell>
          <table:table-cell table:formula="of:=ROUND([.H456])" office:value-type="float" office:value="19" calcext:value-type="float">
            <text:p>19</text:p>
          </table:table-cell>
          <table:table-cell table:formula="of:=ROUND([.H456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19" calcext:value-type="float">
            <text:p>419</text:p>
          </table:table-cell>
          <table:table-cell table:formula="of:=(((1/[.G457])*1000000)/[.$H$20])/[.$B$2]" office:value-type="float" office:value="18.645584725537" calcext:value-type="float">
            <text:p>18,645584725537</text:p>
          </table:table-cell>
          <table:table-cell table:formula="of:=ROUND([.H457])" office:value-type="float" office:value="19" calcext:value-type="float">
            <text:p>19</text:p>
          </table:table-cell>
          <table:table-cell table:formula="of:=ROUND([.H457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0" calcext:value-type="float">
            <text:p>420</text:p>
          </table:table-cell>
          <table:table-cell table:formula="of:=(((1/[.G458])*1000000)/[.$H$20])/[.$B$2]" office:value-type="float" office:value="18.6011904761905" calcext:value-type="float">
            <text:p>18,6011904761905</text:p>
          </table:table-cell>
          <table:table-cell table:formula="of:=ROUND([.H458])" office:value-type="float" office:value="19" calcext:value-type="float">
            <text:p>19</text:p>
          </table:table-cell>
          <table:table-cell table:formula="of:=ROUND([.H458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1" calcext:value-type="float">
            <text:p>421</text:p>
          </table:table-cell>
          <table:table-cell table:formula="of:=(((1/[.G459])*1000000)/[.$H$20])/[.$B$2]" office:value-type="float" office:value="18.5570071258907" calcext:value-type="float">
            <text:p>18,5570071258907</text:p>
          </table:table-cell>
          <table:table-cell table:formula="of:=ROUND([.H459])" office:value-type="float" office:value="19" calcext:value-type="float">
            <text:p>19</text:p>
          </table:table-cell>
          <table:table-cell table:formula="of:=ROUND([.H459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2" calcext:value-type="float">
            <text:p>422</text:p>
          </table:table-cell>
          <table:table-cell table:formula="of:=(((1/[.G460])*1000000)/[.$H$20])/[.$B$2]" office:value-type="float" office:value="18.5130331753555" calcext:value-type="float">
            <text:p>18,5130331753555</text:p>
          </table:table-cell>
          <table:table-cell table:formula="of:=ROUND([.H460])" office:value-type="float" office:value="19" calcext:value-type="float">
            <text:p>19</text:p>
          </table:table-cell>
          <table:table-cell table:formula="of:=ROUND([.H460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3" calcext:value-type="float">
            <text:p>423</text:p>
          </table:table-cell>
          <table:table-cell table:formula="of:=(((1/[.G461])*1000000)/[.$H$20])/[.$B$2]" office:value-type="float" office:value="18.4692671394799" calcext:value-type="float">
            <text:p>18,4692671394799</text:p>
          </table:table-cell>
          <table:table-cell table:formula="of:=ROUND([.H461])" office:value-type="float" office:value="18" calcext:value-type="float">
            <text:p>18</text:p>
          </table:table-cell>
          <table:table-cell table:formula="of:=ROUND([.H461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4" calcext:value-type="float">
            <text:p>424</text:p>
          </table:table-cell>
          <table:table-cell table:formula="of:=(((1/[.G462])*1000000)/[.$H$20])/[.$B$2]" office:value-type="float" office:value="18.4257075471698" calcext:value-type="float">
            <text:p>18,4257075471698</text:p>
          </table:table-cell>
          <table:table-cell table:formula="of:=ROUND([.H462])" office:value-type="float" office:value="18" calcext:value-type="float">
            <text:p>18</text:p>
          </table:table-cell>
          <table:table-cell table:formula="of:=ROUND([.H462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5" calcext:value-type="float">
            <text:p>425</text:p>
          </table:table-cell>
          <table:table-cell table:formula="of:=(((1/[.G463])*1000000)/[.$H$20])/[.$B$2]" office:value-type="float" office:value="18.3823529411765" calcext:value-type="float">
            <text:p>18,3823529411765</text:p>
          </table:table-cell>
          <table:table-cell table:formula="of:=ROUND([.H463])" office:value-type="float" office:value="18" calcext:value-type="float">
            <text:p>18</text:p>
          </table:table-cell>
          <table:table-cell table:formula="of:=ROUND([.H463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6" calcext:value-type="float">
            <text:p>426</text:p>
          </table:table-cell>
          <table:table-cell table:formula="of:=(((1/[.G464])*1000000)/[.$H$20])/[.$B$2]" office:value-type="float" office:value="18.3392018779343" calcext:value-type="float">
            <text:p>18,3392018779343</text:p>
          </table:table-cell>
          <table:table-cell table:formula="of:=ROUND([.H464])" office:value-type="float" office:value="18" calcext:value-type="float">
            <text:p>18</text:p>
          </table:table-cell>
          <table:table-cell table:formula="of:=ROUND([.H464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7" calcext:value-type="float">
            <text:p>427</text:p>
          </table:table-cell>
          <table:table-cell table:formula="of:=(((1/[.G465])*1000000)/[.$H$20])/[.$B$2]" office:value-type="float" office:value="18.2962529274005" calcext:value-type="float">
            <text:p>18,2962529274005</text:p>
          </table:table-cell>
          <table:table-cell table:formula="of:=ROUND([.H465])" office:value-type="float" office:value="18" calcext:value-type="float">
            <text:p>18</text:p>
          </table:table-cell>
          <table:table-cell table:formula="of:=ROUND([.H465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8" calcext:value-type="float">
            <text:p>428</text:p>
          </table:table-cell>
          <table:table-cell table:formula="of:=(((1/[.G466])*1000000)/[.$H$20])/[.$B$2]" office:value-type="float" office:value="18.2535046728972" calcext:value-type="float">
            <text:p>18,2535046728972</text:p>
          </table:table-cell>
          <table:table-cell table:formula="of:=ROUND([.H466])" office:value-type="float" office:value="18" calcext:value-type="float">
            <text:p>18</text:p>
          </table:table-cell>
          <table:table-cell table:formula="of:=ROUND([.H466]*2)" office:value-type="float" office:value="37" calcext:value-type="float">
            <text:p>3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9" calcext:value-type="float">
            <text:p>429</text:p>
          </table:table-cell>
          <table:table-cell table:formula="of:=(((1/[.G467])*1000000)/[.$H$20])/[.$B$2]" office:value-type="float" office:value="18.2109557109557" calcext:value-type="float">
            <text:p>18,2109557109557</text:p>
          </table:table-cell>
          <table:table-cell table:formula="of:=ROUND([.H467])" office:value-type="float" office:value="18" calcext:value-type="float">
            <text:p>18</text:p>
          </table:table-cell>
          <table:table-cell table:formula="of:=ROUND([.H467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0" calcext:value-type="float">
            <text:p>430</text:p>
          </table:table-cell>
          <table:table-cell table:formula="of:=(((1/[.G468])*1000000)/[.$H$20])/[.$B$2]" office:value-type="float" office:value="18.1686046511628" calcext:value-type="float">
            <text:p>18,1686046511628</text:p>
          </table:table-cell>
          <table:table-cell table:formula="of:=ROUND([.H468])" office:value-type="float" office:value="18" calcext:value-type="float">
            <text:p>18</text:p>
          </table:table-cell>
          <table:table-cell table:formula="of:=ROUND([.H468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1" calcext:value-type="float">
            <text:p>431</text:p>
          </table:table-cell>
          <table:table-cell table:formula="of:=(((1/[.G469])*1000000)/[.$H$20])/[.$B$2]" office:value-type="float" office:value="18.1264501160093" calcext:value-type="float">
            <text:p>18,1264501160093</text:p>
          </table:table-cell>
          <table:table-cell table:formula="of:=ROUND([.H469])" office:value-type="float" office:value="18" calcext:value-type="float">
            <text:p>18</text:p>
          </table:table-cell>
          <table:table-cell table:formula="of:=ROUND([.H469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2" calcext:value-type="float">
            <text:p>432</text:p>
          </table:table-cell>
          <table:table-cell table:formula="of:=(((1/[.G470])*1000000)/[.$H$20])/[.$B$2]" office:value-type="float" office:value="18.0844907407407" calcext:value-type="float">
            <text:p>18,0844907407407</text:p>
          </table:table-cell>
          <table:table-cell table:formula="of:=ROUND([.H470])" office:value-type="float" office:value="18" calcext:value-type="float">
            <text:p>18</text:p>
          </table:table-cell>
          <table:table-cell table:formula="of:=ROUND([.H470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3" calcext:value-type="float">
            <text:p>433</text:p>
          </table:table-cell>
          <table:table-cell table:formula="of:=(((1/[.G471])*1000000)/[.$H$20])/[.$B$2]" office:value-type="float" office:value="18.0427251732102" calcext:value-type="float">
            <text:p>18,0427251732102</text:p>
          </table:table-cell>
          <table:table-cell table:formula="of:=ROUND([.H471])" office:value-type="float" office:value="18" calcext:value-type="float">
            <text:p>18</text:p>
          </table:table-cell>
          <table:table-cell table:formula="of:=ROUND([.H471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4" calcext:value-type="float">
            <text:p>434</text:p>
          </table:table-cell>
          <table:table-cell table:formula="of:=(((1/[.G472])*1000000)/[.$H$20])/[.$B$2]" office:value-type="float" office:value="18.0011520737327" calcext:value-type="float">
            <text:p>18,0011520737327</text:p>
          </table:table-cell>
          <table:table-cell table:formula="of:=ROUND([.H472])" office:value-type="float" office:value="18" calcext:value-type="float">
            <text:p>18</text:p>
          </table:table-cell>
          <table:table-cell table:formula="of:=ROUND([.H472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5" calcext:value-type="float">
            <text:p>435</text:p>
          </table:table-cell>
          <table:table-cell table:formula="of:=(((1/[.G473])*1000000)/[.$H$20])/[.$B$2]" office:value-type="float" office:value="17.9597701149425" calcext:value-type="float">
            <text:p>17,9597701149425</text:p>
          </table:table-cell>
          <table:table-cell table:formula="of:=ROUND([.H473])" office:value-type="float" office:value="18" calcext:value-type="float">
            <text:p>18</text:p>
          </table:table-cell>
          <table:table-cell table:formula="of:=ROUND([.H473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6" calcext:value-type="float">
            <text:p>436</text:p>
          </table:table-cell>
          <table:table-cell table:formula="of:=(((1/[.G474])*1000000)/[.$H$20])/[.$B$2]" office:value-type="float" office:value="17.9185779816514" calcext:value-type="float">
            <text:p>17,9185779816514</text:p>
          </table:table-cell>
          <table:table-cell table:formula="of:=ROUND([.H474])" office:value-type="float" office:value="18" calcext:value-type="float">
            <text:p>18</text:p>
          </table:table-cell>
          <table:table-cell table:formula="of:=ROUND([.H474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7" calcext:value-type="float">
            <text:p>437</text:p>
          </table:table-cell>
          <table:table-cell table:formula="of:=(((1/[.G475])*1000000)/[.$H$20])/[.$B$2]" office:value-type="float" office:value="17.8775743707094" calcext:value-type="float">
            <text:p>17,8775743707094</text:p>
          </table:table-cell>
          <table:table-cell table:formula="of:=ROUND([.H475])" office:value-type="float" office:value="18" calcext:value-type="float">
            <text:p>18</text:p>
          </table:table-cell>
          <table:table-cell table:formula="of:=ROUND([.H475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8" calcext:value-type="float">
            <text:p>438</text:p>
          </table:table-cell>
          <table:table-cell table:formula="of:=(((1/[.G476])*1000000)/[.$H$20])/[.$B$2]" office:value-type="float" office:value="17.8367579908676" calcext:value-type="float">
            <text:p>17,8367579908676</text:p>
          </table:table-cell>
          <table:table-cell table:formula="of:=ROUND([.H476])" office:value-type="float" office:value="18" calcext:value-type="float">
            <text:p>18</text:p>
          </table:table-cell>
          <table:table-cell table:formula="of:=ROUND([.H476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39" calcext:value-type="float">
            <text:p>439</text:p>
          </table:table-cell>
          <table:table-cell table:formula="of:=(((1/[.G477])*1000000)/[.$H$20])/[.$B$2]" office:value-type="float" office:value="17.7961275626424" calcext:value-type="float">
            <text:p>17,7961275626424</text:p>
          </table:table-cell>
          <table:table-cell table:formula="of:=ROUND([.H477])" office:value-type="float" office:value="18" calcext:value-type="float">
            <text:p>18</text:p>
          </table:table-cell>
          <table:table-cell table:formula="of:=ROUND([.H477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0" calcext:value-type="float">
            <text:p>440</text:p>
          </table:table-cell>
          <table:table-cell table:formula="of:=(((1/[.G478])*1000000)/[.$H$20])/[.$B$2]" office:value-type="float" office:value="17.7556818181818" calcext:value-type="float">
            <text:p>17,7556818181818</text:p>
          </table:table-cell>
          <table:table-cell table:formula="of:=ROUND([.H478])" office:value-type="float" office:value="18" calcext:value-type="float">
            <text:p>18</text:p>
          </table:table-cell>
          <table:table-cell table:formula="of:=ROUND([.H478]*2)" office:value-type="float" office:value="36" calcext:value-type="float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1" calcext:value-type="float">
            <text:p>441</text:p>
          </table:table-cell>
          <table:table-cell table:formula="of:=(((1/[.G479])*1000000)/[.$H$20])/[.$B$2]" office:value-type="float" office:value="17.7154195011338" calcext:value-type="float">
            <text:p>17,7154195011338</text:p>
          </table:table-cell>
          <table:table-cell table:formula="of:=ROUND([.H479])" office:value-type="float" office:value="18" calcext:value-type="float">
            <text:p>18</text:p>
          </table:table-cell>
          <table:table-cell table:formula="of:=ROUND([.H479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2" calcext:value-type="float">
            <text:p>442</text:p>
          </table:table-cell>
          <table:table-cell table:formula="of:=(((1/[.G480])*1000000)/[.$H$20])/[.$B$2]" office:value-type="float" office:value="17.6753393665158" calcext:value-type="float">
            <text:p>17,6753393665158</text:p>
          </table:table-cell>
          <table:table-cell table:formula="of:=ROUND([.H480])" office:value-type="float" office:value="18" calcext:value-type="float">
            <text:p>18</text:p>
          </table:table-cell>
          <table:table-cell table:formula="of:=ROUND([.H480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3" calcext:value-type="float">
            <text:p>443</text:p>
          </table:table-cell>
          <table:table-cell table:formula="of:=(((1/[.G481])*1000000)/[.$H$20])/[.$B$2]" office:value-type="float" office:value="17.6354401805869" calcext:value-type="float">
            <text:p>17,6354401805869</text:p>
          </table:table-cell>
          <table:table-cell table:formula="of:=ROUND([.H481])" office:value-type="float" office:value="18" calcext:value-type="float">
            <text:p>18</text:p>
          </table:table-cell>
          <table:table-cell table:formula="of:=ROUND([.H481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4" calcext:value-type="float">
            <text:p>444</text:p>
          </table:table-cell>
          <table:table-cell table:formula="of:=(((1/[.G482])*1000000)/[.$H$20])/[.$B$2]" office:value-type="float" office:value="17.5957207207207" calcext:value-type="float">
            <text:p>17,5957207207207</text:p>
          </table:table-cell>
          <table:table-cell table:formula="of:=ROUND([.H482])" office:value-type="float" office:value="18" calcext:value-type="float">
            <text:p>18</text:p>
          </table:table-cell>
          <table:table-cell table:formula="of:=ROUND([.H482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5" calcext:value-type="float">
            <text:p>445</text:p>
          </table:table-cell>
          <table:table-cell table:formula="of:=(((1/[.G483])*1000000)/[.$H$20])/[.$B$2]" office:value-type="float" office:value="17.5561797752809" calcext:value-type="float">
            <text:p>17,5561797752809</text:p>
          </table:table-cell>
          <table:table-cell table:formula="of:=ROUND([.H483])" office:value-type="float" office:value="18" calcext:value-type="float">
            <text:p>18</text:p>
          </table:table-cell>
          <table:table-cell table:formula="of:=ROUND([.H483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6" calcext:value-type="float">
            <text:p>446</text:p>
          </table:table-cell>
          <table:table-cell table:formula="of:=(((1/[.G484])*1000000)/[.$H$20])/[.$B$2]" office:value-type="float" office:value="17.5168161434978" calcext:value-type="float">
            <text:p>17,5168161434978</text:p>
          </table:table-cell>
          <table:table-cell table:formula="of:=ROUND([.H484])" office:value-type="float" office:value="18" calcext:value-type="float">
            <text:p>18</text:p>
          </table:table-cell>
          <table:table-cell table:formula="of:=ROUND([.H484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7" calcext:value-type="float">
            <text:p>447</text:p>
          </table:table-cell>
          <table:table-cell table:formula="of:=(((1/[.G485])*1000000)/[.$H$20])/[.$B$2]" office:value-type="float" office:value="17.4776286353468" calcext:value-type="float">
            <text:p>17,4776286353468</text:p>
          </table:table-cell>
          <table:table-cell table:formula="of:=ROUND([.H485])" office:value-type="float" office:value="17" calcext:value-type="float">
            <text:p>17</text:p>
          </table:table-cell>
          <table:table-cell table:formula="of:=ROUND([.H485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8" calcext:value-type="float">
            <text:p>448</text:p>
          </table:table-cell>
          <table:table-cell table:formula="of:=(((1/[.G486])*1000000)/[.$H$20])/[.$B$2]" office:value-type="float" office:value="17.4386160714286" calcext:value-type="float">
            <text:p>17,4386160714286</text:p>
          </table:table-cell>
          <table:table-cell table:formula="of:=ROUND([.H486])" office:value-type="float" office:value="17" calcext:value-type="float">
            <text:p>17</text:p>
          </table:table-cell>
          <table:table-cell table:formula="of:=ROUND([.H486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49" calcext:value-type="float">
            <text:p>449</text:p>
          </table:table-cell>
          <table:table-cell table:formula="of:=(((1/[.G487])*1000000)/[.$H$20])/[.$B$2]" office:value-type="float" office:value="17.3997772828508" calcext:value-type="float">
            <text:p>17,3997772828508</text:p>
          </table:table-cell>
          <table:table-cell table:formula="of:=ROUND([.H487])" office:value-type="float" office:value="17" calcext:value-type="float">
            <text:p>17</text:p>
          </table:table-cell>
          <table:table-cell table:formula="of:=ROUND([.H487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0" calcext:value-type="float">
            <text:p>450</text:p>
          </table:table-cell>
          <table:table-cell table:formula="of:=(((1/[.G488])*1000000)/[.$H$20])/[.$B$2]" office:value-type="float" office:value="17.3611111111111" calcext:value-type="float">
            <text:p>17,3611111111111</text:p>
          </table:table-cell>
          <table:table-cell table:formula="of:=ROUND([.H488])" office:value-type="float" office:value="17" calcext:value-type="float">
            <text:p>17</text:p>
          </table:table-cell>
          <table:table-cell table:formula="of:=ROUND([.H488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1" calcext:value-type="float">
            <text:p>451</text:p>
          </table:table-cell>
          <table:table-cell table:formula="of:=(((1/[.G489])*1000000)/[.$H$20])/[.$B$2]" office:value-type="float" office:value="17.3226164079823" calcext:value-type="float">
            <text:p>17,3226164079823</text:p>
          </table:table-cell>
          <table:table-cell table:formula="of:=ROUND([.H489])" office:value-type="float" office:value="17" calcext:value-type="float">
            <text:p>17</text:p>
          </table:table-cell>
          <table:table-cell table:formula="of:=ROUND([.H489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2" calcext:value-type="float">
            <text:p>452</text:p>
          </table:table-cell>
          <table:table-cell table:formula="of:=(((1/[.G490])*1000000)/[.$H$20])/[.$B$2]" office:value-type="float" office:value="17.2842920353982" calcext:value-type="float">
            <text:p>17,2842920353982</text:p>
          </table:table-cell>
          <table:table-cell table:formula="of:=ROUND([.H490])" office:value-type="float" office:value="17" calcext:value-type="float">
            <text:p>17</text:p>
          </table:table-cell>
          <table:table-cell table:formula="of:=ROUND([.H490]*2)" office:value-type="float" office:value="35" calcext:value-type="float">
            <text:p>3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3" calcext:value-type="float">
            <text:p>453</text:p>
          </table:table-cell>
          <table:table-cell table:formula="of:=(((1/[.G491])*1000000)/[.$H$20])/[.$B$2]" office:value-type="float" office:value="17.2461368653422" calcext:value-type="float">
            <text:p>17,2461368653422</text:p>
          </table:table-cell>
          <table:table-cell table:formula="of:=ROUND([.H491])" office:value-type="float" office:value="17" calcext:value-type="float">
            <text:p>17</text:p>
          </table:table-cell>
          <table:table-cell table:formula="of:=ROUND([.H491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4" calcext:value-type="float">
            <text:p>454</text:p>
          </table:table-cell>
          <table:table-cell table:formula="of:=(((1/[.G492])*1000000)/[.$H$20])/[.$B$2]" office:value-type="float" office:value="17.2081497797357" calcext:value-type="float">
            <text:p>17,2081497797357</text:p>
          </table:table-cell>
          <table:table-cell table:formula="of:=ROUND([.H492])" office:value-type="float" office:value="17" calcext:value-type="float">
            <text:p>17</text:p>
          </table:table-cell>
          <table:table-cell table:formula="of:=ROUND([.H492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5" calcext:value-type="float">
            <text:p>455</text:p>
          </table:table-cell>
          <table:table-cell table:formula="of:=(((1/[.G493])*1000000)/[.$H$20])/[.$B$2]" office:value-type="float" office:value="17.1703296703297" calcext:value-type="float">
            <text:p>17,1703296703297</text:p>
          </table:table-cell>
          <table:table-cell table:formula="of:=ROUND([.H493])" office:value-type="float" office:value="17" calcext:value-type="float">
            <text:p>17</text:p>
          </table:table-cell>
          <table:table-cell table:formula="of:=ROUND([.H493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6" calcext:value-type="float">
            <text:p>456</text:p>
          </table:table-cell>
          <table:table-cell table:formula="of:=(((1/[.G494])*1000000)/[.$H$20])/[.$B$2]" office:value-type="float" office:value="17.1326754385965" calcext:value-type="float">
            <text:p>17,1326754385965</text:p>
          </table:table-cell>
          <table:table-cell table:formula="of:=ROUND([.H494])" office:value-type="float" office:value="17" calcext:value-type="float">
            <text:p>17</text:p>
          </table:table-cell>
          <table:table-cell table:formula="of:=ROUND([.H494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7" calcext:value-type="float">
            <text:p>457</text:p>
          </table:table-cell>
          <table:table-cell table:formula="of:=(((1/[.G495])*1000000)/[.$H$20])/[.$B$2]" office:value-type="float" office:value="17.0951859956236" calcext:value-type="float">
            <text:p>17,0951859956236</text:p>
          </table:table-cell>
          <table:table-cell table:formula="of:=ROUND([.H495])" office:value-type="float" office:value="17" calcext:value-type="float">
            <text:p>17</text:p>
          </table:table-cell>
          <table:table-cell table:formula="of:=ROUND([.H495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8" calcext:value-type="float">
            <text:p>458</text:p>
          </table:table-cell>
          <table:table-cell table:formula="of:=(((1/[.G496])*1000000)/[.$H$20])/[.$B$2]" office:value-type="float" office:value="17.0578602620087" calcext:value-type="float">
            <text:p>17,0578602620087</text:p>
          </table:table-cell>
          <table:table-cell table:formula="of:=ROUND([.H496])" office:value-type="float" office:value="17" calcext:value-type="float">
            <text:p>17</text:p>
          </table:table-cell>
          <table:table-cell table:formula="of:=ROUND([.H496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59" calcext:value-type="float">
            <text:p>459</text:p>
          </table:table-cell>
          <table:table-cell table:formula="of:=(((1/[.G497])*1000000)/[.$H$20])/[.$B$2]" office:value-type="float" office:value="17.020697167756" calcext:value-type="float">
            <text:p>17,020697167756</text:p>
          </table:table-cell>
          <table:table-cell table:formula="of:=ROUND([.H497])" office:value-type="float" office:value="17" calcext:value-type="float">
            <text:p>17</text:p>
          </table:table-cell>
          <table:table-cell table:formula="of:=ROUND([.H497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0" calcext:value-type="float">
            <text:p>460</text:p>
          </table:table-cell>
          <table:table-cell table:formula="of:=(((1/[.G498])*1000000)/[.$H$20])/[.$B$2]" office:value-type="float" office:value="16.9836956521739" calcext:value-type="float">
            <text:p>16,9836956521739</text:p>
          </table:table-cell>
          <table:table-cell table:formula="of:=ROUND([.H498])" office:value-type="float" office:value="17" calcext:value-type="float">
            <text:p>17</text:p>
          </table:table-cell>
          <table:table-cell table:formula="of:=ROUND([.H498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1" calcext:value-type="float">
            <text:p>461</text:p>
          </table:table-cell>
          <table:table-cell table:formula="of:=(((1/[.G499])*1000000)/[.$H$20])/[.$B$2]" office:value-type="float" office:value="16.9468546637744" calcext:value-type="float">
            <text:p>16,9468546637744</text:p>
          </table:table-cell>
          <table:table-cell table:formula="of:=ROUND([.H499])" office:value-type="float" office:value="17" calcext:value-type="float">
            <text:p>17</text:p>
          </table:table-cell>
          <table:table-cell table:formula="of:=ROUND([.H499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2" calcext:value-type="float">
            <text:p>462</text:p>
          </table:table-cell>
          <table:table-cell table:formula="of:=(((1/[.G500])*1000000)/[.$H$20])/[.$B$2]" office:value-type="float" office:value="16.9101731601732" calcext:value-type="float">
            <text:p>16,9101731601732</text:p>
          </table:table-cell>
          <table:table-cell table:formula="of:=ROUND([.H500])" office:value-type="float" office:value="17" calcext:value-type="float">
            <text:p>17</text:p>
          </table:table-cell>
          <table:table-cell table:formula="of:=ROUND([.H500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3" calcext:value-type="float">
            <text:p>463</text:p>
          </table:table-cell>
          <table:table-cell table:formula="of:=(((1/[.G501])*1000000)/[.$H$20])/[.$B$2]" office:value-type="float" office:value="16.8736501079914" calcext:value-type="float">
            <text:p>16,8736501079914</text:p>
          </table:table-cell>
          <table:table-cell table:formula="of:=ROUND([.H501])" office:value-type="float" office:value="17" calcext:value-type="float">
            <text:p>17</text:p>
          </table:table-cell>
          <table:table-cell table:formula="of:=ROUND([.H501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4" calcext:value-type="float">
            <text:p>464</text:p>
          </table:table-cell>
          <table:table-cell table:formula="of:=(((1/[.G502])*1000000)/[.$H$20])/[.$B$2]" office:value-type="float" office:value="16.8372844827586" calcext:value-type="float">
            <text:p>16,8372844827586</text:p>
          </table:table-cell>
          <table:table-cell table:formula="of:=ROUND([.H502])" office:value-type="float" office:value="17" calcext:value-type="float">
            <text:p>17</text:p>
          </table:table-cell>
          <table:table-cell table:formula="of:=ROUND([.H502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5" calcext:value-type="float">
            <text:p>465</text:p>
          </table:table-cell>
          <table:table-cell table:formula="of:=(((1/[.G503])*1000000)/[.$H$20])/[.$B$2]" office:value-type="float" office:value="16.8010752688172" calcext:value-type="float">
            <text:p>16,8010752688172</text:p>
          </table:table-cell>
          <table:table-cell table:formula="of:=ROUND([.H503])" office:value-type="float" office:value="17" calcext:value-type="float">
            <text:p>17</text:p>
          </table:table-cell>
          <table:table-cell table:formula="of:=ROUND([.H503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6" calcext:value-type="float">
            <text:p>466</text:p>
          </table:table-cell>
          <table:table-cell table:formula="of:=(((1/[.G504])*1000000)/[.$H$20])/[.$B$2]" office:value-type="float" office:value="16.7650214592275" calcext:value-type="float">
            <text:p>16,7650214592275</text:p>
          </table:table-cell>
          <table:table-cell table:formula="of:=ROUND([.H504])" office:value-type="float" office:value="17" calcext:value-type="float">
            <text:p>17</text:p>
          </table:table-cell>
          <table:table-cell table:formula="of:=ROUND([.H504]*2)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7" calcext:value-type="float">
            <text:p>467</text:p>
          </table:table-cell>
          <table:table-cell table:formula="of:=(((1/[.G505])*1000000)/[.$H$20])/[.$B$2]" office:value-type="float" office:value="16.7291220556745" calcext:value-type="float">
            <text:p>16,7291220556745</text:p>
          </table:table-cell>
          <table:table-cell table:formula="of:=ROUND([.H505])" office:value-type="float" office:value="17" calcext:value-type="float">
            <text:p>17</text:p>
          </table:table-cell>
          <table:table-cell table:formula="of:=ROUND([.H505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8" calcext:value-type="float">
            <text:p>468</text:p>
          </table:table-cell>
          <table:table-cell table:formula="of:=(((1/[.G506])*1000000)/[.$H$20])/[.$B$2]" office:value-type="float" office:value="16.6933760683761" calcext:value-type="float">
            <text:p>16,6933760683761</text:p>
          </table:table-cell>
          <table:table-cell table:formula="of:=ROUND([.H506])" office:value-type="float" office:value="17" calcext:value-type="float">
            <text:p>17</text:p>
          </table:table-cell>
          <table:table-cell table:formula="of:=ROUND([.H506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69" calcext:value-type="float">
            <text:p>469</text:p>
          </table:table-cell>
          <table:table-cell table:formula="of:=(((1/[.G507])*1000000)/[.$H$20])/[.$B$2]" office:value-type="float" office:value="16.6577825159915" calcext:value-type="float">
            <text:p>16,6577825159915</text:p>
          </table:table-cell>
          <table:table-cell table:formula="of:=ROUND([.H507])" office:value-type="float" office:value="17" calcext:value-type="float">
            <text:p>17</text:p>
          </table:table-cell>
          <table:table-cell table:formula="of:=ROUND([.H507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0" calcext:value-type="float">
            <text:p>470</text:p>
          </table:table-cell>
          <table:table-cell table:formula="of:=(((1/[.G508])*1000000)/[.$H$20])/[.$B$2]" office:value-type="float" office:value="16.6223404255319" calcext:value-type="float">
            <text:p>16,6223404255319</text:p>
          </table:table-cell>
          <table:table-cell table:formula="of:=ROUND([.H508])" office:value-type="float" office:value="17" calcext:value-type="float">
            <text:p>17</text:p>
          </table:table-cell>
          <table:table-cell table:formula="of:=ROUND([.H508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1" calcext:value-type="float">
            <text:p>471</text:p>
          </table:table-cell>
          <table:table-cell table:formula="of:=(((1/[.G509])*1000000)/[.$H$20])/[.$B$2]" office:value-type="float" office:value="16.5870488322718" calcext:value-type="float">
            <text:p>16,5870488322718</text:p>
          </table:table-cell>
          <table:table-cell table:formula="of:=ROUND([.H509])" office:value-type="float" office:value="17" calcext:value-type="float">
            <text:p>17</text:p>
          </table:table-cell>
          <table:table-cell table:formula="of:=ROUND([.H509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2" calcext:value-type="float">
            <text:p>472</text:p>
          </table:table-cell>
          <table:table-cell table:formula="of:=(((1/[.G510])*1000000)/[.$H$20])/[.$B$2]" office:value-type="float" office:value="16.551906779661" calcext:value-type="float">
            <text:p>16,551906779661</text:p>
          </table:table-cell>
          <table:table-cell table:formula="of:=ROUND([.H510])" office:value-type="float" office:value="17" calcext:value-type="float">
            <text:p>17</text:p>
          </table:table-cell>
          <table:table-cell table:formula="of:=ROUND([.H510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3" calcext:value-type="float">
            <text:p>473</text:p>
          </table:table-cell>
          <table:table-cell table:formula="of:=(((1/[.G511])*1000000)/[.$H$20])/[.$B$2]" office:value-type="float" office:value="16.5169133192389" calcext:value-type="float">
            <text:p>16,5169133192389</text:p>
          </table:table-cell>
          <table:table-cell table:formula="of:=ROUND([.H511])" office:value-type="float" office:value="17" calcext:value-type="float">
            <text:p>17</text:p>
          </table:table-cell>
          <table:table-cell table:formula="of:=ROUND([.H511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4" calcext:value-type="float">
            <text:p>474</text:p>
          </table:table-cell>
          <table:table-cell table:formula="of:=(((1/[.G512])*1000000)/[.$H$20])/[.$B$2]" office:value-type="float" office:value="16.4820675105485" calcext:value-type="float">
            <text:p>16,4820675105485</text:p>
          </table:table-cell>
          <table:table-cell table:formula="of:=ROUND([.H512])" office:value-type="float" office:value="16" calcext:value-type="float">
            <text:p>16</text:p>
          </table:table-cell>
          <table:table-cell table:formula="of:=ROUND([.H512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5" calcext:value-type="float">
            <text:p>475</text:p>
          </table:table-cell>
          <table:table-cell table:formula="of:=(((1/[.G513])*1000000)/[.$H$20])/[.$B$2]" office:value-type="float" office:value="16.4473684210526" calcext:value-type="float">
            <text:p>16,4473684210526</text:p>
          </table:table-cell>
          <table:table-cell table:formula="of:=ROUND([.H513])" office:value-type="float" office:value="16" calcext:value-type="float">
            <text:p>16</text:p>
          </table:table-cell>
          <table:table-cell table:formula="of:=ROUND([.H513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6" calcext:value-type="float">
            <text:p>476</text:p>
          </table:table-cell>
          <table:table-cell table:formula="of:=(((1/[.G514])*1000000)/[.$H$20])/[.$B$2]" office:value-type="float" office:value="16.4128151260504" calcext:value-type="float">
            <text:p>16,4128151260504</text:p>
          </table:table-cell>
          <table:table-cell table:formula="of:=ROUND([.H514])" office:value-type="float" office:value="16" calcext:value-type="float">
            <text:p>16</text:p>
          </table:table-cell>
          <table:table-cell table:formula="of:=ROUND([.H514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7" calcext:value-type="float">
            <text:p>477</text:p>
          </table:table-cell>
          <table:table-cell table:formula="of:=(((1/[.G515])*1000000)/[.$H$20])/[.$B$2]" office:value-type="float" office:value="16.3784067085954" calcext:value-type="float">
            <text:p>16,3784067085954</text:p>
          </table:table-cell>
          <table:table-cell table:formula="of:=ROUND([.H515])" office:value-type="float" office:value="16" calcext:value-type="float">
            <text:p>16</text:p>
          </table:table-cell>
          <table:table-cell table:formula="of:=ROUND([.H515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8" calcext:value-type="float">
            <text:p>478</text:p>
          </table:table-cell>
          <table:table-cell table:formula="of:=(((1/[.G516])*1000000)/[.$H$20])/[.$B$2]" office:value-type="float" office:value="16.3441422594142" calcext:value-type="float">
            <text:p>16,3441422594142</text:p>
          </table:table-cell>
          <table:table-cell table:formula="of:=ROUND([.H516])" office:value-type="float" office:value="16" calcext:value-type="float">
            <text:p>16</text:p>
          </table:table-cell>
          <table:table-cell table:formula="of:=ROUND([.H516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79" calcext:value-type="float">
            <text:p>479</text:p>
          </table:table-cell>
          <table:table-cell table:formula="of:=(((1/[.G517])*1000000)/[.$H$20])/[.$B$2]" office:value-type="float" office:value="16.3100208768267" calcext:value-type="float">
            <text:p>16,3100208768267</text:p>
          </table:table-cell>
          <table:table-cell table:formula="of:=ROUND([.H517])" office:value-type="float" office:value="16" calcext:value-type="float">
            <text:p>16</text:p>
          </table:table-cell>
          <table:table-cell table:formula="of:=ROUND([.H517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0" calcext:value-type="float">
            <text:p>480</text:p>
          </table:table-cell>
          <table:table-cell table:formula="of:=(((1/[.G518])*1000000)/[.$H$20])/[.$B$2]" office:value-type="float" office:value="16.2760416666667" calcext:value-type="float">
            <text:p>16,2760416666667</text:p>
          </table:table-cell>
          <table:table-cell table:formula="of:=ROUND([.H518])" office:value-type="float" office:value="16" calcext:value-type="float">
            <text:p>16</text:p>
          </table:table-cell>
          <table:table-cell table:formula="of:=ROUND([.H518]*2)" office:value-type="float" office:value="33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1" calcext:value-type="float">
            <text:p>481</text:p>
          </table:table-cell>
          <table:table-cell table:formula="of:=(((1/[.G519])*1000000)/[.$H$20])/[.$B$2]" office:value-type="float" office:value="16.2422037422037" calcext:value-type="float">
            <text:p>16,2422037422037</text:p>
          </table:table-cell>
          <table:table-cell table:formula="of:=ROUND([.H519])" office:value-type="float" office:value="16" calcext:value-type="float">
            <text:p>16</text:p>
          </table:table-cell>
          <table:table-cell table:formula="of:=ROUND([.H519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2" calcext:value-type="float">
            <text:p>482</text:p>
          </table:table-cell>
          <table:table-cell table:formula="of:=(((1/[.G520])*1000000)/[.$H$20])/[.$B$2]" office:value-type="float" office:value="16.2085062240664" calcext:value-type="float">
            <text:p>16,2085062240664</text:p>
          </table:table-cell>
          <table:table-cell table:formula="of:=ROUND([.H520])" office:value-type="float" office:value="16" calcext:value-type="float">
            <text:p>16</text:p>
          </table:table-cell>
          <table:table-cell table:formula="of:=ROUND([.H520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3" calcext:value-type="float">
            <text:p>483</text:p>
          </table:table-cell>
          <table:table-cell table:formula="of:=(((1/[.G521])*1000000)/[.$H$20])/[.$B$2]" office:value-type="float" office:value="16.1749482401656" calcext:value-type="float">
            <text:p>16,1749482401656</text:p>
          </table:table-cell>
          <table:table-cell table:formula="of:=ROUND([.H521])" office:value-type="float" office:value="16" calcext:value-type="float">
            <text:p>16</text:p>
          </table:table-cell>
          <table:table-cell table:formula="of:=ROUND([.H521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4" calcext:value-type="float">
            <text:p>484</text:p>
          </table:table-cell>
          <table:table-cell table:formula="of:=(((1/[.G522])*1000000)/[.$H$20])/[.$B$2]" office:value-type="float" office:value="16.1415289256198" calcext:value-type="float">
            <text:p>16,1415289256198</text:p>
          </table:table-cell>
          <table:table-cell table:formula="of:=ROUND([.H522])" office:value-type="float" office:value="16" calcext:value-type="float">
            <text:p>16</text:p>
          </table:table-cell>
          <table:table-cell table:formula="of:=ROUND([.H522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5" calcext:value-type="float">
            <text:p>485</text:p>
          </table:table-cell>
          <table:table-cell table:formula="of:=(((1/[.G523])*1000000)/[.$H$20])/[.$B$2]" office:value-type="float" office:value="16.1082474226804" calcext:value-type="float">
            <text:p>16,1082474226804</text:p>
          </table:table-cell>
          <table:table-cell table:formula="of:=ROUND([.H523])" office:value-type="float" office:value="16" calcext:value-type="float">
            <text:p>16</text:p>
          </table:table-cell>
          <table:table-cell table:formula="of:=ROUND([.H523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6" calcext:value-type="float">
            <text:p>486</text:p>
          </table:table-cell>
          <table:table-cell table:formula="of:=(((1/[.G524])*1000000)/[.$H$20])/[.$B$2]" office:value-type="float" office:value="16.0751028806584" calcext:value-type="float">
            <text:p>16,0751028806584</text:p>
          </table:table-cell>
          <table:table-cell table:formula="of:=ROUND([.H524])" office:value-type="float" office:value="16" calcext:value-type="float">
            <text:p>16</text:p>
          </table:table-cell>
          <table:table-cell table:formula="of:=ROUND([.H524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7" calcext:value-type="float">
            <text:p>487</text:p>
          </table:table-cell>
          <table:table-cell table:formula="of:=(((1/[.G525])*1000000)/[.$H$20])/[.$B$2]" office:value-type="float" office:value="16.0420944558522" calcext:value-type="float">
            <text:p>16,0420944558522</text:p>
          </table:table-cell>
          <table:table-cell table:formula="of:=ROUND([.H525])" office:value-type="float" office:value="16" calcext:value-type="float">
            <text:p>16</text:p>
          </table:table-cell>
          <table:table-cell table:formula="of:=ROUND([.H525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8" calcext:value-type="float">
            <text:p>488</text:p>
          </table:table-cell>
          <table:table-cell table:formula="of:=(((1/[.G526])*1000000)/[.$H$20])/[.$B$2]" office:value-type="float" office:value="16.0092213114754" calcext:value-type="float">
            <text:p>16,0092213114754</text:p>
          </table:table-cell>
          <table:table-cell table:formula="of:=ROUND([.H526])" office:value-type="float" office:value="16" calcext:value-type="float">
            <text:p>16</text:p>
          </table:table-cell>
          <table:table-cell table:formula="of:=ROUND([.H526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89" calcext:value-type="float">
            <text:p>489</text:p>
          </table:table-cell>
          <table:table-cell table:formula="of:=(((1/[.G527])*1000000)/[.$H$20])/[.$B$2]" office:value-type="float" office:value="15.9764826175869" calcext:value-type="float">
            <text:p>15,9764826175869</text:p>
          </table:table-cell>
          <table:table-cell table:formula="of:=ROUND([.H527])" office:value-type="float" office:value="16" calcext:value-type="float">
            <text:p>16</text:p>
          </table:table-cell>
          <table:table-cell table:formula="of:=ROUND([.H527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90" calcext:value-type="float">
            <text:p>490</text:p>
          </table:table-cell>
          <table:table-cell table:formula="of:=(((1/[.G528])*1000000)/[.$H$20])/[.$B$2]" office:value-type="float" office:value="15.9438775510204" calcext:value-type="float">
            <text:p>15,9438775510204</text:p>
          </table:table-cell>
          <table:table-cell table:formula="of:=ROUND([.H528])" office:value-type="float" office:value="16" calcext:value-type="float">
            <text:p>16</text:p>
          </table:table-cell>
          <table:table-cell table:formula="of:=ROUND([.H528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91" calcext:value-type="float">
            <text:p>491</text:p>
          </table:table-cell>
          <table:table-cell table:formula="of:=(((1/[.G529])*1000000)/[.$H$20])/[.$B$2]" office:value-type="float" office:value="15.9114052953157" calcext:value-type="float">
            <text:p>15,9114052953157</text:p>
          </table:table-cell>
          <table:table-cell table:formula="of:=ROUND([.H529])" office:value-type="float" office:value="16" calcext:value-type="float">
            <text:p>16</text:p>
          </table:table-cell>
          <table:table-cell table:formula="of:=ROUND([.H529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92" calcext:value-type="float">
            <text:p>492</text:p>
          </table:table-cell>
          <table:table-cell table:formula="of:=(((1/[.G530])*1000000)/[.$H$20])/[.$B$2]" office:value-type="float" office:value="15.8790650406504" calcext:value-type="float">
            <text:p>15,8790650406504</text:p>
          </table:table-cell>
          <table:table-cell table:formula="of:=ROUND([.H530])" office:value-type="float" office:value="16" calcext:value-type="float">
            <text:p>16</text:p>
          </table:table-cell>
          <table:table-cell table:formula="of:=ROUND([.H530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93" calcext:value-type="float">
            <text:p>493</text:p>
          </table:table-cell>
          <table:table-cell table:formula="of:=(((1/[.G531])*1000000)/[.$H$20])/[.$B$2]" office:value-type="float" office:value="15.8468559837728" calcext:value-type="float">
            <text:p>15,8468559837728</text:p>
          </table:table-cell>
          <table:table-cell table:formula="of:=ROUND([.H531])" office:value-type="float" office:value="16" calcext:value-type="float">
            <text:p>16</text:p>
          </table:table-cell>
          <table:table-cell table:formula="of:=ROUND([.H531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94" calcext:value-type="float">
            <text:p>494</text:p>
          </table:table-cell>
          <table:table-cell table:formula="of:=(((1/[.G532])*1000000)/[.$H$20])/[.$B$2]" office:value-type="float" office:value="15.8147773279352" calcext:value-type="float">
            <text:p>15,8147773279352</text:p>
          </table:table-cell>
          <table:table-cell table:formula="of:=ROUND([.H532])" office:value-type="float" office:value="16" calcext:value-type="float">
            <text:p>16</text:p>
          </table:table-cell>
          <table:table-cell table:formula="of:=ROUND([.H532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95" calcext:value-type="float">
            <text:p>495</text:p>
          </table:table-cell>
          <table:table-cell table:formula="of:=(((1/[.G533])*1000000)/[.$H$20])/[.$B$2]" office:value-type="float" office:value="15.7828282828283" calcext:value-type="float">
            <text:p>15,7828282828283</text:p>
          </table:table-cell>
          <table:table-cell table:formula="of:=ROUND([.H533])" office:value-type="float" office:value="16" calcext:value-type="float">
            <text:p>16</text:p>
          </table:table-cell>
          <table:table-cell table:formula="of:=ROUND([.H533]*2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8000" calcext:value-type="float">
            <text:p>8000</text:p>
          </table:table-cell>
          <table:table-cell table:formula="of:=(((1/[.G534])*1000000)/[.$H$20])/[.$B$2]" office:value-type="float" office:value="0.9765625" calcext:value-type="float">
            <text:p>0,9765625</text:p>
          </table:table-cell>
          <table:table-cell table:formula="of:=ROUND([.H534])" office:value-type="float" office:value="1" calcext:value-type="float">
            <text:p>1</text:p>
          </table:table-cell>
          <table:table-cell table:formula="of:=ROUND([.H534]*2)" office:value-type="float" office:value="2" calcext:value-type="float">
            <text:p>2</text:p>
          </table:table-cell>
          <table:table-cell table:number-columns-repeated="1014"/>
        </table:table-row>
      </table:table>
      <table:table table:name="Tone" table:style-name="ta1">
        <table:table-column table:style-name="co3" table:default-cell-style-name="ce32"/>
        <table:table-column table:style-name="co3" table:number-columns-repeated="1023" table:default-cell-style-name="Default"/>
        <table:table-row table:style-name="ro1">
          <table:table-cell table:style-name="ce44" office:value-type="string" calcext:value-type="string">
            <text:p>Not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Round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16.35" calcext:value-type="float">
            <text:p>16,35</text:p>
          </table:table-cell>
          <table:table-cell table:formula="of:=ROUND([.B2];0)" office:value-type="float" office:value="16" calcext:value-type="float">
            <text:p>16</text:p>
          </table:table-cell>
          <table:table-cell/>
          <table:table-cell table:formula="of:=[.B3]-[.B2]" office:value-type="float" office:value="0.969999999999999" calcext:value-type="float">
            <text:p>0,969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0/Db0 </text:p>
          </table:table-cell>
          <table:table-cell office:value-type="float" office:value="17.32" calcext:value-type="float">
            <text:p>17,32</text:p>
          </table:table-cell>
          <table:table-cell table:formula="of:=ROUND([.B3];0)" office:value-type="float" office:value="17" calcext:value-type="float">
            <text:p>17</text:p>
          </table:table-cell>
          <table:table-cell/>
          <table:table-cell table:formula="of:=[.B4]-[.B3]" office:value-type="float" office:value="1.03" calcext:value-type="float">
            <text:p>1,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18.35" calcext:value-type="float">
            <text:p>18,35</text:p>
          </table:table-cell>
          <table:table-cell table:formula="of:=ROUND([.B4];0)" office:value-type="float" office:value="18" calcext:value-type="float">
            <text:p>18</text:p>
          </table:table-cell>
          <table:table-cell/>
          <table:table-cell table:formula="of:=[.B5]-[.B4]" office:value-type="float" office:value="1.1" calcext:value-type="float">
            <text:p>1,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0/Eb0 </text:p>
          </table:table-cell>
          <table:table-cell office:value-type="float" office:value="19.45" calcext:value-type="float">
            <text:p>19,45</text:p>
          </table:table-cell>
          <table:table-cell table:formula="of:=ROUND([.B5];0)" office:value-type="float" office:value="19" calcext:value-type="float">
            <text:p>19</text:p>
          </table:table-cell>
          <table:table-cell/>
          <table:table-cell table:formula="of:=[.B6]-[.B5]" office:value-type="float" office:value="1.15" calcext:value-type="float">
            <text:p>1,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0</text:p>
          </table:table-cell>
          <table:table-cell office:value-type="float" office:value="20.6" calcext:value-type="float">
            <text:p>20,6</text:p>
          </table:table-cell>
          <table:table-cell table:formula="of:=ROUND([.B6];0)" office:value-type="float" office:value="21" calcext:value-type="float">
            <text:p>21</text:p>
          </table:table-cell>
          <table:table-cell/>
          <table:table-cell table:formula="of:=[.B7]-[.B6]" office:value-type="float" office:value="1.23" calcext:value-type="float">
            <text:p>1,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21.83" calcext:value-type="float">
            <text:p>21,83</text:p>
          </table:table-cell>
          <table:table-cell table:formula="of:=ROUND([.B7];0)" office:value-type="float" office:value="22" calcext:value-type="float">
            <text:p>22</text:p>
          </table:table-cell>
          <table:table-cell/>
          <table:table-cell table:formula="of:=[.B8]-[.B7]" office:value-type="float" office:value="21.992" calcext:value-type="float">
            <text:p>21,9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0/Gb0 </text:p>
          </table:table-cell>
          <table:table-cell office:value-type="float" office:value="43.822" calcext:value-type="float">
            <text:p>43,822</text:p>
          </table:table-cell>
          <table:table-cell table:formula="of:=ROUND([.B8];0)" office:value-type="float" office:value="44" calcext:value-type="float">
            <text:p>44</text:p>
          </table:table-cell>
          <table:table-cell/>
          <table:table-cell table:formula="of:=[.B9]-[.B8]" office:value-type="float" office:value="-19.322" calcext:value-type="float">
            <text:p>-19,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24.5" calcext:value-type="float">
            <text:p>24,5</text:p>
          </table:table-cell>
          <table:table-cell table:formula="of:=ROUND([.B9];0)" office:value-type="float" office:value="25" calcext:value-type="float">
            <text:p>25</text:p>
          </table:table-cell>
          <table:table-cell/>
          <table:table-cell table:formula="of:=[.B10]-[.B9]" office:value-type="float" office:value="1.46" calcext:value-type="float">
            <text:p>1,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0/Ab0 </text:p>
          </table:table-cell>
          <table:table-cell office:value-type="float" office:value="25.96" calcext:value-type="float">
            <text:p>25,96</text:p>
          </table:table-cell>
          <table:table-cell table:formula="of:=ROUND([.B10];0)" office:value-type="float" office:value="26" calcext:value-type="float">
            <text:p>26</text:p>
          </table:table-cell>
          <table:table-cell/>
          <table:table-cell table:formula="of:=[.B11]-[.B10]" office:value-type="float" office:value="1.54" calcext:value-type="float">
            <text:p>1,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27.5" calcext:value-type="float">
            <text:p>27,5</text:p>
          </table:table-cell>
          <table:table-cell table:formula="of:=ROUND([.B11];0)" office:value-type="float" office:value="28" calcext:value-type="float">
            <text:p>28</text:p>
          </table:table-cell>
          <table:table-cell/>
          <table:table-cell table:formula="of:=[.B12]-[.B11]" office:value-type="float" office:value="1.64" calcext:value-type="float">
            <text:p>1,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0/Bb0 </text:p>
          </table:table-cell>
          <table:table-cell office:value-type="float" office:value="29.14" calcext:value-type="float">
            <text:p>29,14</text:p>
          </table:table-cell>
          <table:table-cell table:formula="of:=ROUND([.B12];0)" office:value-type="float" office:value="29" calcext:value-type="float">
            <text:p>29</text:p>
          </table:table-cell>
          <table:table-cell/>
          <table:table-cell table:formula="of:=[.B13]-[.B12]" office:value-type="float" office:value="1.73" calcext:value-type="float">
            <text:p>1,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0</text:p>
          </table:table-cell>
          <table:table-cell office:value-type="float" office:value="30.87" calcext:value-type="float">
            <text:p>30,87</text:p>
          </table:table-cell>
          <table:table-cell table:formula="of:=ROUND([.B13];0)" office:value-type="float" office:value="31" calcext:value-type="float">
            <text:p>31</text:p>
          </table:table-cell>
          <table:table-cell/>
          <table:table-cell table:formula="of:=[.B14]-[.B13]" office:value-type="float" office:value="1.83" calcext:value-type="float">
            <text:p>1,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2.7" calcext:value-type="float">
            <text:p>32,7</text:p>
          </table:table-cell>
          <table:table-cell table:formula="of:=ROUND([.B14];0)" office:value-type="float" office:value="33" calcext:value-type="float">
            <text:p>33</text:p>
          </table:table-cell>
          <table:table-cell/>
          <table:table-cell table:formula="of:=[.B15]-[.B14]" office:value-type="float" office:value="1.95" calcext:value-type="float">
            <text:p>1,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1/Db1 </text:p>
          </table:table-cell>
          <table:table-cell office:value-type="float" office:value="34.65" calcext:value-type="float">
            <text:p>34,65</text:p>
          </table:table-cell>
          <table:table-cell table:formula="of:=ROUND([.B15];0)" office:value-type="float" office:value="35" calcext:value-type="float">
            <text:p>35</text:p>
          </table:table-cell>
          <table:table-cell/>
          <table:table-cell table:formula="of:=[.B16]-[.B15]" office:value-type="float" office:value="2.06" calcext:value-type="float">
            <text:p>2,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36.71" calcext:value-type="float">
            <text:p>36,71</text:p>
          </table:table-cell>
          <table:table-cell table:formula="of:=ROUND([.B16];0)" office:value-type="float" office:value="37" calcext:value-type="float">
            <text:p>37</text:p>
          </table:table-cell>
          <table:table-cell/>
          <table:table-cell table:formula="of:=[.B17]-[.B16]" office:value-type="float" office:value="2.18" calcext:value-type="float">
            <text:p>2,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1/Eb1 </text:p>
          </table:table-cell>
          <table:table-cell office:value-type="float" office:value="38.89" calcext:value-type="float">
            <text:p>38,89</text:p>
          </table:table-cell>
          <table:table-cell table:formula="of:=ROUND([.B17];0)" office:value-type="float" office:value="39" calcext:value-type="float">
            <text:p>39</text:p>
          </table:table-cell>
          <table:table-cell/>
          <table:table-cell table:formula="of:=[.B18]-[.B17]" office:value-type="float" office:value="2.31" calcext:value-type="float">
            <text:p>2,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1.2" calcext:value-type="float">
            <text:p>41,2</text:p>
          </table:table-cell>
          <table:table-cell table:formula="of:=ROUND([.B18];0)" office:value-type="float" office:value="41" calcext:value-type="float">
            <text:p>41</text:p>
          </table:table-cell>
          <table:table-cell/>
          <table:table-cell table:formula="of:=[.B19]-[.B18]" office:value-type="float" office:value="2.45" calcext:value-type="float">
            <text:p>2,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3.65" calcext:value-type="float">
            <text:p>43,65</text:p>
          </table:table-cell>
          <table:table-cell table:formula="of:=ROUND([.B19];0)" office:value-type="float" office:value="44" calcext:value-type="float">
            <text:p>44</text:p>
          </table:table-cell>
          <table:table-cell/>
          <table:table-cell table:formula="of:=[.B20]-[.B19]" office:value-type="float" office:value="2.6" calcext:value-type="float">
            <text:p>2,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1/Gb1 </text:p>
          </table:table-cell>
          <table:table-cell office:value-type="float" office:value="46.25" calcext:value-type="float">
            <text:p>46,25</text:p>
          </table:table-cell>
          <table:table-cell table:formula="of:=ROUND([.B20];0)" office:value-type="float" office:value="46" calcext:value-type="float">
            <text:p>46</text:p>
          </table:table-cell>
          <table:table-cell/>
          <table:table-cell table:formula="of:=[.B21]-[.B20]" office:value-type="float" office:value="2.75" calcext:value-type="float">
            <text:p>2,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 table:formula="of:=ROUND([.B21];0)" office:value-type="float" office:value="49" calcext:value-type="float">
            <text:p>49</text:p>
          </table:table-cell>
          <table:table-cell/>
          <table:table-cell table:formula="of:=[.B22]-[.B21]" office:value-type="float" office:value="2.91" calcext:value-type="float">
            <text:p>2,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1/Ab1 </text:p>
          </table:table-cell>
          <table:table-cell office:value-type="float" office:value="51.91" calcext:value-type="float">
            <text:p>51,91</text:p>
          </table:table-cell>
          <table:table-cell table:formula="of:=ROUND([.B22];0)" office:value-type="float" office:value="52" calcext:value-type="float">
            <text:p>52</text:p>
          </table:table-cell>
          <table:table-cell/>
          <table:table-cell table:formula="of:=[.B23]-[.B22]" office:value-type="float" office:value="3.09" calcext:value-type="float">
            <text:p>3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 table:formula="of:=ROUND([.B23];0)" office:value-type="float" office:value="55" calcext:value-type="float">
            <text:p>55</text:p>
          </table:table-cell>
          <table:table-cell/>
          <table:table-cell table:formula="of:=[.B24]-[.B23]" office:value-type="float" office:value="3.27" calcext:value-type="float">
            <text:p>3,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1/Bb1 </text:p>
          </table:table-cell>
          <table:table-cell office:value-type="float" office:value="58.27" calcext:value-type="float">
            <text:p>58,27</text:p>
          </table:table-cell>
          <table:table-cell table:formula="of:=ROUND([.B24];0)" office:value-type="float" office:value="58" calcext:value-type="float">
            <text:p>58</text:p>
          </table:table-cell>
          <table:table-cell/>
          <table:table-cell table:formula="of:=[.B25]-[.B24]" office:value-type="float" office:value="3.47" calcext:value-type="float">
            <text:p>3,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61.74" calcext:value-type="float">
            <text:p>61,74</text:p>
          </table:table-cell>
          <table:table-cell table:formula="of:=ROUND([.B25];0)" office:value-type="float" office:value="62" calcext:value-type="float">
            <text:p>62</text:p>
          </table:table-cell>
          <table:table-cell/>
          <table:table-cell table:formula="of:=[.B26]-[.B25]" office:value-type="float" office:value="3.66999999999999" calcext:value-type="float">
            <text:p>3,66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65.41" calcext:value-type="float">
            <text:p>65,41</text:p>
          </table:table-cell>
          <table:table-cell table:formula="of:=ROUND([.B26];0)" office:value-type="float" office:value="65" calcext:value-type="float">
            <text:p>65</text:p>
          </table:table-cell>
          <table:table-cell/>
          <table:table-cell table:formula="of:=[.B27]-[.B26]" office:value-type="float" office:value="3.89" calcext:value-type="float">
            <text:p>3,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2/Db2 </text:p>
          </table:table-cell>
          <table:table-cell office:value-type="float" office:value="69.3" calcext:value-type="float">
            <text:p>69,3</text:p>
          </table:table-cell>
          <table:table-cell table:formula="of:=ROUND([.B27];0)" office:value-type="float" office:value="69" calcext:value-type="float">
            <text:p>69</text:p>
          </table:table-cell>
          <table:table-cell/>
          <table:table-cell table:formula="of:=[.B28]-[.B27]" office:value-type="float" office:value="4.12" calcext:value-type="float">
            <text:p>4,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73.42" calcext:value-type="float">
            <text:p>73,42</text:p>
          </table:table-cell>
          <table:table-cell table:formula="of:=ROUND([.B28];0)" office:value-type="float" office:value="73" calcext:value-type="float">
            <text:p>73</text:p>
          </table:table-cell>
          <table:table-cell/>
          <table:table-cell table:formula="of:=[.B29]-[.B28]" office:value-type="float" office:value="4.36" calcext:value-type="float">
            <text:p>4,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2/Eb2 </text:p>
          </table:table-cell>
          <table:table-cell office:value-type="float" office:value="77.78" calcext:value-type="float">
            <text:p>77,78</text:p>
          </table:table-cell>
          <table:table-cell table:formula="of:=ROUND([.B29];0)" office:value-type="float" office:value="78" calcext:value-type="float">
            <text:p>78</text:p>
          </table:table-cell>
          <table:table-cell/>
          <table:table-cell table:formula="of:=[.B30]-[.B29]" office:value-type="float" office:value="4.63" calcext:value-type="float">
            <text:p>4,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82.41" calcext:value-type="float">
            <text:p>82,41</text:p>
          </table:table-cell>
          <table:table-cell table:formula="of:=ROUND([.B30];0)" office:value-type="float" office:value="82" calcext:value-type="float">
            <text:p>82</text:p>
          </table:table-cell>
          <table:table-cell/>
          <table:table-cell table:formula="of:=[.B31]-[.B30]" office:value-type="float" office:value="4.90000000000001" calcext:value-type="float">
            <text:p>4,90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7.31" calcext:value-type="float">
            <text:p>87,31</text:p>
          </table:table-cell>
          <table:table-cell table:formula="of:=ROUND([.B31];0)" office:value-type="float" office:value="87" calcext:value-type="float">
            <text:p>87</text:p>
          </table:table-cell>
          <table:table-cell/>
          <table:table-cell table:formula="of:=[.B32]-[.B31]" office:value-type="float" office:value="5.19" calcext:value-type="float">
            <text:p>5,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2/Gb2 </text:p>
          </table:table-cell>
          <table:table-cell office:value-type="float" office:value="92.5" calcext:value-type="float">
            <text:p>92,5</text:p>
          </table:table-cell>
          <table:table-cell table:formula="of:=ROUND([.B32];0)" office:value-type="float" office:value="93" calcext:value-type="float">
            <text:p>93</text:p>
          </table:table-cell>
          <table:table-cell/>
          <table:table-cell table:formula="of:=[.B33]-[.B32]" office:value-type="float" office:value="5.5" calcext:value-type="float">
            <text:p>5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98" calcext:value-type="float">
            <text:p>98</text:p>
          </table:table-cell>
          <table:table-cell table:formula="of:=ROUND([.B33];0)" office:value-type="float" office:value="98" calcext:value-type="float">
            <text:p>98</text:p>
          </table:table-cell>
          <table:table-cell/>
          <table:table-cell table:formula="of:=[.B34]-[.B33]" office:value-type="float" office:value="5.83" calcext:value-type="float">
            <text:p>5,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2/Ab2 </text:p>
          </table:table-cell>
          <table:table-cell office:value-type="float" office:value="103.83" calcext:value-type="float">
            <text:p>103,83</text:p>
          </table:table-cell>
          <table:table-cell table:formula="of:=ROUND([.B34];0)" office:value-type="float" office:value="104" calcext:value-type="float">
            <text:p>104</text:p>
          </table:table-cell>
          <table:table-cell/>
          <table:table-cell table:formula="of:=[.B35]-[.B34]" office:value-type="float" office:value="6.17" calcext:value-type="float">
            <text:p>6,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 table:formula="of:=ROUND([.B35];0)" office:value-type="float" office:value="110" calcext:value-type="float">
            <text:p>110</text:p>
          </table:table-cell>
          <table:table-cell/>
          <table:table-cell table:formula="of:=[.B36]-[.B35]" office:value-type="float" office:value="6.54000000000001" calcext:value-type="float">
            <text:p>6,54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2/Bb2 </text:p>
          </table:table-cell>
          <table:table-cell office:value-type="float" office:value="116.54" calcext:value-type="float">
            <text:p>116,54</text:p>
          </table:table-cell>
          <table:table-cell table:formula="of:=ROUND([.B36];0)" office:value-type="float" office:value="117" calcext:value-type="float">
            <text:p>117</text:p>
          </table:table-cell>
          <table:table-cell/>
          <table:table-cell table:formula="of:=[.B37]-[.B36]" office:value-type="float" office:value="6.92999999999999" calcext:value-type="float">
            <text:p>6,92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23.47" calcext:value-type="float">
            <text:p>123,47</text:p>
          </table:table-cell>
          <table:table-cell table:formula="of:=ROUND([.B37];0)" office:value-type="float" office:value="123" calcext:value-type="float">
            <text:p>123</text:p>
          </table:table-cell>
          <table:table-cell/>
          <table:table-cell table:formula="of:=[.B38]-[.B37]" office:value-type="float" office:value="7.34" calcext:value-type="float">
            <text:p>7,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0.81" calcext:value-type="float">
            <text:p>130,81</text:p>
          </table:table-cell>
          <table:table-cell table:formula="of:=ROUND([.B38];0)" office:value-type="float" office:value="131" calcext:value-type="float">
            <text:p>131</text:p>
          </table:table-cell>
          <table:table-cell/>
          <table:table-cell table:formula="of:=[.B39]-[.B38]" office:value-type="float" office:value="7.78" calcext:value-type="float">
            <text:p>7,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3/Db3 </text:p>
          </table:table-cell>
          <table:table-cell office:value-type="float" office:value="138.59" calcext:value-type="float">
            <text:p>138,59</text:p>
          </table:table-cell>
          <table:table-cell table:formula="of:=ROUND([.B39];0)" office:value-type="float" office:value="139" calcext:value-type="float">
            <text:p>139</text:p>
          </table:table-cell>
          <table:table-cell/>
          <table:table-cell table:formula="of:=[.B40]-[.B39]" office:value-type="float" office:value="8.24000000000001" calcext:value-type="float">
            <text:p>8,24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46.83" calcext:value-type="float">
            <text:p>146,83</text:p>
          </table:table-cell>
          <table:table-cell table:formula="of:=ROUND([.B40];0)" office:value-type="float" office:value="147" calcext:value-type="float">
            <text:p>147</text:p>
          </table:table-cell>
          <table:table-cell/>
          <table:table-cell table:formula="of:=[.B41]-[.B40]" office:value-type="float" office:value="8.72999999999999" calcext:value-type="float">
            <text:p>8,729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3/Eb3 </text:p>
          </table:table-cell>
          <table:table-cell office:value-type="float" office:value="155.56" calcext:value-type="float">
            <text:p>155,56</text:p>
          </table:table-cell>
          <table:table-cell table:formula="of:=ROUND([.B41];0)" office:value-type="float" office:value="156" calcext:value-type="float">
            <text:p>156</text:p>
          </table:table-cell>
          <table:table-cell/>
          <table:table-cell table:formula="of:=[.B42]-[.B41]" office:value-type="float" office:value="9.25" calcext:value-type="float">
            <text:p>9,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64.81" calcext:value-type="float">
            <text:p>164,81</text:p>
          </table:table-cell>
          <table:table-cell table:formula="of:=ROUND([.B42];0)" office:value-type="float" office:value="165" calcext:value-type="float">
            <text:p>165</text:p>
          </table:table-cell>
          <table:table-cell/>
          <table:table-cell table:formula="of:=[.B43]-[.B42]" office:value-type="float" office:value="9.80000000000001" calcext:value-type="float">
            <text:p>9,80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74.61" calcext:value-type="float">
            <text:p>174,61</text:p>
          </table:table-cell>
          <table:table-cell table:formula="of:=ROUND([.B43];0)" office:value-type="float" office:value="175" calcext:value-type="float">
            <text:p>175</text:p>
          </table:table-cell>
          <table:table-cell/>
          <table:table-cell table:formula="of:=[.B44]-[.B43]" office:value-type="float" office:value="10.39" calcext:value-type="float">
            <text:p>10,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3/Gb3 </text:p>
          </table:table-cell>
          <table:table-cell office:value-type="float" office:value="185" calcext:value-type="float">
            <text:p>185</text:p>
          </table:table-cell>
          <table:table-cell table:formula="of:=ROUND([.B44];0)" office:value-type="float" office:value="185" calcext:value-type="float">
            <text:p>185</text:p>
          </table:table-cell>
          <table:table-cell/>
          <table:table-cell table:formula="of:=[.B45]-[.B44]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 table:formula="of:=ROUND([.B45];0)" office:value-type="float" office:value="196" calcext:value-type="float">
            <text:p>196</text:p>
          </table:table-cell>
          <table:table-cell/>
          <table:table-cell table:formula="of:=[.B46]-[.B45]" office:value-type="float" office:value="11.65" calcext:value-type="float">
            <text:p>11,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3/Ab3 </text:p>
          </table:table-cell>
          <table:table-cell office:value-type="float" office:value="207.65" calcext:value-type="float">
            <text:p>207,65</text:p>
          </table:table-cell>
          <table:table-cell table:formula="of:=ROUND([.B46];0)" office:value-type="float" office:value="208" calcext:value-type="float">
            <text:p>208</text:p>
          </table:table-cell>
          <table:table-cell/>
          <table:table-cell table:formula="of:=[.B47]-[.B46]" office:value-type="float" office:value="12.35" calcext:value-type="float">
            <text:p>12,35</text:p>
          </table:table-cell>
          <table:table-cell table:number-columns-repeated="1019"/>
        </table:table-row>
        <table:table-row table:style-name="ro5">
          <table:table-cell table:style-name="ce45" office:value-type="string" calcext:value-type="string">
            <text:p>A3</text:p>
          </table:table-cell>
          <table:table-cell table:style-name="ce46" office:value-type="float" office:value="220" calcext:value-type="float">
            <text:p>220</text:p>
          </table:table-cell>
          <table:table-cell table:style-name="ce46" table:formula="of:=ROUND([.B47];0)" office:value-type="float" office:value="220" calcext:value-type="float">
            <text:p>220</text:p>
          </table:table-cell>
          <table:table-cell table:style-name="ce46"/>
          <table:table-cell table:style-name="ce46" table:formula="of:=[.B48]-[.B47]" office:value-type="float" office:value="13.08" calcext:value-type="float">
            <text:p>13,08</text:p>
          </table:table-cell>
          <table:table-cell table:style-name="ce46" table:number-columns-repeated="1019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,08</text:p>
          </table:table-cell>
          <table:table-cell table:formula="of:=ROUND([.B48];0)" office:value-type="float" office:value="233" calcext:value-type="float">
            <text:p>233</text:p>
          </table:table-cell>
          <table:table-cell/>
          <table:table-cell table:formula="of:=[.B49]-[.B48]" office:value-type="float" office:value="13.86" calcext:value-type="float">
            <text:p>13,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,94</text:p>
          </table:table-cell>
          <table:table-cell table:formula="of:=ROUND([.B49];0)" office:value-type="float" office:value="247" calcext:value-type="float">
            <text:p>247</text:p>
          </table:table-cell>
          <table:table-cell/>
          <table:table-cell table:formula="of:=[.B50]-[.B49]" office:value-type="float" office:value="14.69" calcext:value-type="float">
            <text:p>14,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,63</text:p>
          </table:table-cell>
          <table:table-cell table:formula="of:=ROUND([.B50];0)" office:value-type="float" office:value="262" calcext:value-type="float">
            <text:p>262</text:p>
          </table:table-cell>
          <table:table-cell/>
          <table:table-cell table:formula="of:=[.B51]-[.B50]" office:value-type="float" office:value="15.55" calcext:value-type="float">
            <text:p>15,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,18</text:p>
          </table:table-cell>
          <table:table-cell table:formula="of:=ROUND([.B51];0)" office:value-type="float" office:value="277" calcext:value-type="float">
            <text:p>277</text:p>
          </table:table-cell>
          <table:table-cell/>
          <table:table-cell table:formula="of:=[.B52]-[.B51]" office:value-type="float" office:value="16.48" calcext:value-type="float">
            <text:p>16,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,66</text:p>
          </table:table-cell>
          <table:table-cell table:formula="of:=ROUND([.B52];0)" office:value-type="float" office:value="294" calcext:value-type="float">
            <text:p>294</text:p>
          </table:table-cell>
          <table:table-cell/>
          <table:table-cell table:formula="of:=[.B53]-[.B52]" office:value-type="float" office:value="17.47" calcext:value-type="float">
            <text:p>17,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,13</text:p>
          </table:table-cell>
          <table:table-cell table:formula="of:=ROUND([.B53];0)" office:value-type="float" office:value="311" calcext:value-type="float">
            <text:p>311</text:p>
          </table:table-cell>
          <table:table-cell/>
          <table:table-cell table:formula="of:=[.B54]-[.B53]" office:value-type="float" office:value="18.5" calcext:value-type="float">
            <text:p>18,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,63</text:p>
          </table:table-cell>
          <table:table-cell table:formula="of:=ROUND([.B54];0)" office:value-type="float" office:value="330" calcext:value-type="float">
            <text:p>330</text:p>
          </table:table-cell>
          <table:table-cell/>
          <table:table-cell table:formula="of:=[.B55]-[.B54]" office:value-type="float" office:value="19.6" calcext:value-type="float">
            <text:p>19,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,23</text:p>
          </table:table-cell>
          <table:table-cell table:formula="of:=ROUND([.B55];0)" office:value-type="float" office:value="349" calcext:value-type="float">
            <text:p>349</text:p>
          </table:table-cell>
          <table:table-cell/>
          <table:table-cell table:formula="of:=[.B56]-[.B55]" office:value-type="float" office:value="20.76" calcext:value-type="float">
            <text:p>20,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,99</text:p>
          </table:table-cell>
          <table:table-cell table:formula="of:=ROUND([.B56];0)" office:value-type="float" office:value="370" calcext:value-type="float">
            <text:p>370</text:p>
          </table:table-cell>
          <table:table-cell/>
          <table:table-cell table:formula="of:=[.B57]-[.B56]" office:value-type="float" office:value="22.01" calcext:value-type="float">
            <text:p>22,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 table:formula="of:=ROUND([.B57];0)" office:value-type="float" office:value="392" calcext:value-type="float">
            <text:p>392</text:p>
          </table:table-cell>
          <table:table-cell/>
          <table:table-cell table:formula="of:=[.B58]-[.B57]" office:value-type="float" office:value="23.3" calcext:value-type="float">
            <text:p>23,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,3</text:p>
          </table:table-cell>
          <table:table-cell table:formula="of:=ROUND([.B58];0)" office:value-type="float" office:value="415" calcext:value-type="float">
            <text:p>415</text:p>
          </table:table-cell>
          <table:table-cell/>
          <table:table-cell table:formula="of:=[.B59]-[.B58]" office:value-type="float" office:value="24.7" calcext:value-type="float">
            <text:p>24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formula="of:=ROUND([.B59];0)" office:value-type="float" office:value="440" calcext:value-type="float">
            <text:p>440</text:p>
          </table:table-cell>
          <table:table-cell/>
          <table:table-cell table:formula="of:=[.B60]-[.B59]" office:value-type="float" office:value="26.16" calcext:value-type="float">
            <text:p>26,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,16</text:p>
          </table:table-cell>
          <table:table-cell table:formula="of:=ROUND([.B60];0)" office:value-type="float" office:value="466" calcext:value-type="float">
            <text:p>466</text:p>
          </table:table-cell>
          <table:table-cell/>
          <table:table-cell table:formula="of:=[.B61]-[.B60]" office:value-type="float" office:value="27.72" calcext:value-type="float">
            <text:p>27,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93.88" calcext:value-type="float">
            <text:p>493,88</text:p>
          </table:table-cell>
          <table:table-cell table:formula="of:=ROUND([.B61];0)" office:value-type="float" office:value="494" calcext:value-type="float">
            <text:p>494</text:p>
          </table:table-cell>
          <table:table-cell/>
          <table:table-cell table:formula="of:=[.B62]-[.B61]" office:value-type="float" office:value="29.37" calcext:value-type="float">
            <text:p>29,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.25" calcext:value-type="float">
            <text:p>523,25</text:p>
          </table:table-cell>
          <table:table-cell table:formula="of:=ROUND([.B62];0)" office:value-type="float" office:value="523" calcext:value-type="float">
            <text:p>523</text:p>
          </table:table-cell>
          <table:table-cell/>
          <table:table-cell table:formula="of:=[.B63]-[.B62]" office:value-type="float" office:value="31.12" calcext:value-type="float">
            <text:p>31,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5/Db5 </text:p>
          </table:table-cell>
          <table:table-cell office:value-type="float" office:value="554.37" calcext:value-type="float">
            <text:p>554,37</text:p>
          </table:table-cell>
          <table:table-cell table:formula="of:=ROUND([.B63];0)" office:value-type="float" office:value="554" calcext:value-type="float">
            <text:p>554</text:p>
          </table:table-cell>
          <table:table-cell/>
          <table:table-cell table:formula="of:=[.B64]-[.B63]" office:value-type="float" office:value="32.96" calcext:value-type="float">
            <text:p>32,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587.33" calcext:value-type="float">
            <text:p>587,33</text:p>
          </table:table-cell>
          <table:table-cell table:formula="of:=ROUND([.B64];0)" office:value-type="float" office:value="587" calcext:value-type="float">
            <text:p>587</text:p>
          </table:table-cell>
          <table:table-cell/>
          <table:table-cell table:formula="of:=[.B65]-[.B64]" office:value-type="float" office:value="34.92" calcext:value-type="float">
            <text:p>34,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,25</text:p>
          </table:table-cell>
          <table:table-cell table:formula="of:=ROUND([.B65];0)" office:value-type="float" office:value="622" calcext:value-type="float">
            <text:p>622</text:p>
          </table:table-cell>
          <table:table-cell/>
          <table:table-cell table:formula="of:=[.B66]-[.B65]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,25</text:p>
          </table:table-cell>
          <table:table-cell table:formula="of:=ROUND([.B66];0)" office:value-type="float" office:value="659" calcext:value-type="float">
            <text:p>659</text:p>
          </table:table-cell>
          <table:table-cell/>
          <table:table-cell table:formula="of:=[.B67]-[.B66]" office:value-type="float" office:value="39.21" calcext:value-type="float">
            <text:p>39,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,46</text:p>
          </table:table-cell>
          <table:table-cell table:formula="of:=ROUND([.B67];0)" office:value-type="float" office:value="698" calcext:value-type="float">
            <text:p>698</text:p>
          </table:table-cell>
          <table:table-cell/>
          <table:table-cell table:formula="of:=[.B68]-[.B67]" office:value-type="float" office:value="41.53" calcext:value-type="float">
            <text:p>41,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,99</text:p>
          </table:table-cell>
          <table:table-cell table:formula="of:=ROUND([.B68];0)" office:value-type="float" office:value="740" calcext:value-type="float">
            <text:p>740</text:p>
          </table:table-cell>
          <table:table-cell/>
          <table:table-cell table:formula="of:=[.B69]-[.B68]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,99</text:p>
          </table:table-cell>
          <table:table-cell table:formula="of:=ROUND([.B69];0)" office:value-type="float" office:value="784" calcext:value-type="float">
            <text:p>784</text:p>
          </table:table-cell>
          <table:table-cell/>
          <table:table-cell table:formula="of:=[.B70]-[.B69]" office:value-type="float" office:value="46.62" calcext:value-type="float">
            <text:p>46,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,61</text:p>
          </table:table-cell>
          <table:table-cell table:formula="of:=ROUND([.B70];0)" office:value-type="float" office:value="831" calcext:value-type="float">
            <text:p>831</text:p>
          </table:table-cell>
          <table:table-cell/>
          <table:table-cell table:formula="of:=[.B71]-[.B70]" office:value-type="float" office:value="49.39" calcext:value-type="float">
            <text:p>49,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formula="of:=ROUND([.B71];0)" office:value-type="float" office:value="880" calcext:value-type="float">
            <text:p>880</text:p>
          </table:table-cell>
          <table:table-cell/>
          <table:table-cell table:formula="of:=[.B72]-[.B71]" office:value-type="float" office:value="52.33" calcext:value-type="float">
            <text:p>52,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,33</text:p>
          </table:table-cell>
          <table:table-cell table:formula="of:=ROUND([.B72];0)" office:value-type="float" office:value="932" calcext:value-type="float">
            <text:p>932</text:p>
          </table:table-cell>
          <table:table-cell/>
          <table:table-cell table:formula="of:=[.B73]-[.B72]" office:value-type="float" office:value="55.4399999999999" calcext:value-type="float">
            <text:p>55,43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,77</text:p>
          </table:table-cell>
          <table:table-cell table:formula="of:=ROUND([.B73];0)" office:value-type="float" office:value="988" calcext:value-type="float">
            <text:p>988</text:p>
          </table:table-cell>
          <table:table-cell/>
          <table:table-cell table:formula="of:=[.B74]-[.B73]" office:value-type="float" office:value="58.73" calcext:value-type="float">
            <text:p>58,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,5</text:p>
          </table:table-cell>
          <table:table-cell table:formula="of:=ROUND([.B74];0)" office:value-type="float" office:value="1047" calcext:value-type="float">
            <text:p>1047</text:p>
          </table:table-cell>
          <table:table-cell/>
          <table:table-cell table:formula="of:=[.B75]-[.B74]" office:value-type="float" office:value="62.23" calcext:value-type="float">
            <text:p>62,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,73</text:p>
          </table:table-cell>
          <table:table-cell table:formula="of:=ROUND([.B75];0)" office:value-type="float" office:value="1109" calcext:value-type="float">
            <text:p>1109</text:p>
          </table:table-cell>
          <table:table-cell/>
          <table:table-cell table:formula="of:=[.B76]-[.B75]" office:value-type="float" office:value="65.9300000000001" calcext:value-type="float">
            <text:p>65,93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,66</text:p>
          </table:table-cell>
          <table:table-cell table:formula="of:=ROUND([.B76];0)" office:value-type="float" office:value="1175" calcext:value-type="float">
            <text:p>1175</text:p>
          </table:table-cell>
          <table:table-cell/>
          <table:table-cell table:formula="of:=[.B77]-[.B76]" office:value-type="float" office:value="69.8499999999999" calcext:value-type="float">
            <text:p>69,84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,51</text:p>
          </table:table-cell>
          <table:table-cell table:formula="of:=ROUND([.B77];0)" office:value-type="float" office:value="1245" calcext:value-type="float">
            <text:p>1245</text:p>
          </table:table-cell>
          <table:table-cell/>
          <table:table-cell table:formula="of:=[.B78]-[.B77]" office:value-type="float" office:value="74" calcext:value-type="float">
            <text:p>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,51</text:p>
          </table:table-cell>
          <table:table-cell table:formula="of:=ROUND([.B78];0)" office:value-type="float" office:value="1319" calcext:value-type="float">
            <text:p>1319</text:p>
          </table:table-cell>
          <table:table-cell/>
          <table:table-cell table:formula="of:=[.B79]-[.B78]" office:value-type="float" office:value="78.4000000000001" calcext:value-type="float">
            <text:p>78,400000000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,91</text:p>
          </table:table-cell>
          <table:table-cell table:formula="of:=ROUND([.B79];0)" office:value-type="float" office:value="1397" calcext:value-type="float">
            <text:p>1397</text:p>
          </table:table-cell>
          <table:table-cell/>
          <table:table-cell table:formula="of:=[.B80]-[.B79]" office:value-type="float" office:value="83.0699999999999" calcext:value-type="float">
            <text:p>83,06999999999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,98</text:p>
          </table:table-cell>
          <table:table-cell table:formula="of:=ROUND([.B80];0)" office:value-type="float" office:value="1480" calcext:value-type="float">
            <text:p>1480</text:p>
          </table:table-cell>
          <table:table-cell/>
          <table:table-cell table:formula="of:=[.B81]-[.B80]" office:value-type="float" office:value="88" calcext:value-type="float">
            <text:p>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,98</text:p>
          </table:table-cell>
          <table:table-cell table:formula="of:=ROUND([.B81];0)" office:value-type="float" office:value="1568" calcext:value-type="float">
            <text:p>1568</text:p>
          </table:table-cell>
          <table:table-cell/>
          <table:table-cell table:formula="of:=[.B82]-[.B81]" office:value-type="float" office:value="93.24" calcext:value-type="float">
            <text:p>93,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,22</text:p>
          </table:table-cell>
          <table:table-cell table:formula="of:=ROUND([.B82];0)" office:value-type="float" office:value="1661" calcext:value-type="float">
            <text:p>1661</text:p>
          </table:table-cell>
          <table:table-cell/>
          <table:table-cell table:formula="of:=[.B83]-[.B82]" office:value-type="float" office:value="98.78" calcext:value-type="float">
            <text:p>98,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formula="of:=ROUND([.B83];0)" office:value-type="float" office:value="1760" calcext:value-type="float">
            <text:p>1760</text:p>
          </table:table-cell>
          <table:table-cell/>
          <table:table-cell table:formula="of:=[.B84]-[.B83]" office:value-type="float" office:value="104.66" calcext:value-type="float">
            <text:p>104,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,66</text:p>
          </table:table-cell>
          <table:table-cell table:formula="of:=ROUND([.B84];0)" office:value-type="float" office:value="1865" calcext:value-type="float">
            <text:p>1865</text:p>
          </table:table-cell>
          <table:table-cell/>
          <table:table-cell table:formula="of:=[.B85]-[.B84]" office:value-type="float" office:value="110.87" calcext:value-type="float">
            <text:p>110,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,53</text:p>
          </table:table-cell>
          <table:table-cell table:formula="of:=ROUND([.B85];0)" office:value-type="float" office:value="1976" calcext:value-type="float">
            <text:p>1976</text:p>
          </table:table-cell>
          <table:table-cell/>
          <table:table-cell table:formula="of:=[.B86]-[.B85]" office:value-type="float" office:value="117.47" calcext:value-type="float">
            <text:p>117,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formula="of:=ROUND([.B86];0)" office:value-type="float" office:value="2093" calcext:value-type="float">
            <text:p>2093</text:p>
          </table:table-cell>
          <table:table-cell/>
          <table:table-cell table:formula="of:=[.B87]-[.B86]" office:value-type="float" office:value="124.46" calcext:value-type="float">
            <text:p>124,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,46</text:p>
          </table:table-cell>
          <table:table-cell table:formula="of:=ROUND([.B87];0)" office:value-type="float" office:value="2217" calcext:value-type="float">
            <text:p>2217</text:p>
          </table:table-cell>
          <table:table-cell/>
          <table:table-cell table:formula="of:=[.B88]-[.B87]" office:value-type="float" office:value="131.86" calcext:value-type="float">
            <text:p>131,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,32</text:p>
          </table:table-cell>
          <table:table-cell table:formula="of:=ROUND([.B88];0)" office:value-type="float" office:value="2349" calcext:value-type="float">
            <text:p>2349</text:p>
          </table:table-cell>
          <table:table-cell/>
          <table:table-cell table:formula="of:=[.B89]-[.B88]" office:value-type="float" office:value="139.7" calcext:value-type="float">
            <text:p>139,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,02</text:p>
          </table:table-cell>
          <table:table-cell table:formula="of:=ROUND([.B89];0)" office:value-type="float" office:value="2489" calcext:value-type="float">
            <text:p>2489</text:p>
          </table:table-cell>
          <table:table-cell/>
          <table:table-cell table:formula="of:=[.B90]-[.B89]"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,02</text:p>
          </table:table-cell>
          <table:table-cell table:formula="of:=ROUND([.B90];0)" office:value-type="float" office:value="2637" calcext:value-type="float">
            <text:p>2637</text:p>
          </table:table-cell>
          <table:table-cell/>
          <table:table-cell table:formula="of:=[.B91]-[.B90]" office:value-type="float" office:value="156.81" calcext:value-type="float">
            <text:p>156,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,83</text:p>
          </table:table-cell>
          <table:table-cell table:formula="of:=ROUND([.B91];0)" office:value-type="float" office:value="2794" calcext:value-type="float">
            <text:p>2794</text:p>
          </table:table-cell>
          <table:table-cell/>
          <table:table-cell table:formula="of:=[.B92]-[.B91]" office:value-type="float" office:value="166.13" calcext:value-type="float">
            <text:p>166,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,96</text:p>
          </table:table-cell>
          <table:table-cell table:formula="of:=ROUND([.B92];0)" office:value-type="float" office:value="2960" calcext:value-type="float">
            <text:p>2960</text:p>
          </table:table-cell>
          <table:table-cell/>
          <table:table-cell table:formula="of:=[.B93]-[.B92]" office:value-type="float" office:value="176" calcext:value-type="float">
            <text:p>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,96</text:p>
          </table:table-cell>
          <table:table-cell table:formula="of:=ROUND([.B93];0)" office:value-type="float" office:value="3136" calcext:value-type="float">
            <text:p>3136</text:p>
          </table:table-cell>
          <table:table-cell/>
          <table:table-cell table:formula="of:=[.B94]-[.B93]" office:value-type="float" office:value="186.48" calcext:value-type="float">
            <text:p>186,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,44</text:p>
          </table:table-cell>
          <table:table-cell table:formula="of:=ROUND([.B94];0)" office:value-type="float" office:value="3322" calcext:value-type="float">
            <text:p>3322</text:p>
          </table:table-cell>
          <table:table-cell/>
          <table:table-cell table:formula="of:=[.B95]-[.B94]" office:value-type="float" office:value="197.56" calcext:value-type="float">
            <text:p>197,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formula="of:=ROUND([.B95];0)" office:value-type="float" office:value="3520" calcext:value-type="float">
            <text:p>3520</text:p>
          </table:table-cell>
          <table:table-cell/>
          <table:table-cell table:formula="of:=[.B96]-[.B95]" office:value-type="float" office:value="209.31" calcext:value-type="float">
            <text:p>209,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,31</text:p>
          </table:table-cell>
          <table:table-cell table:formula="of:=ROUND([.B96];0)" office:value-type="float" office:value="3729" calcext:value-type="float">
            <text:p>3729</text:p>
          </table:table-cell>
          <table:table-cell/>
          <table:table-cell table:formula="of:=[.B97]-[.B96]" office:value-type="float" office:value="221.76" calcext:value-type="float">
            <text:p>221,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,07</text:p>
          </table:table-cell>
          <table:table-cell table:formula="of:=ROUND([.B97];0)" office:value-type="float" office:value="3951" calcext:value-type="float">
            <text:p>3951</text:p>
          </table:table-cell>
          <table:table-cell/>
          <table:table-cell table:formula="of:=[.B98]-[.B97]" office:value-type="float" office:value="234.94" calcext:value-type="float">
            <text:p>234,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,01</text:p>
          </table:table-cell>
          <table:table-cell table:formula="of:=ROUND([.B98];0)" office:value-type="float" office:value="4186" calcext:value-type="float">
            <text:p>4186</text:p>
          </table:table-cell>
          <table:table-cell/>
          <table:table-cell table:formula="of:=[.B99]-[.B98]" office:value-type="float" office:value="248.91" calcext:value-type="float">
            <text:p>248,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,92</text:p>
          </table:table-cell>
          <table:table-cell table:formula="of:=ROUND([.B99];0)" office:value-type="float" office:value="4435" calcext:value-type="float">
            <text:p>4435</text:p>
          </table:table-cell>
          <table:table-cell/>
          <table:table-cell table:formula="of:=[.B100]-[.B99]" office:value-type="float" office:value="263.71" calcext:value-type="float">
            <text:p>263,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,63</text:p>
          </table:table-cell>
          <table:table-cell table:formula="of:=ROUND([.B100];0)" office:value-type="float" office:value="4699" calcext:value-type="float">
            <text:p>4699</text:p>
          </table:table-cell>
          <table:table-cell/>
          <table:table-cell table:formula="of:=[.B101]-[.B100]" office:value-type="float" office:value="279.4" calcext:value-type="float">
            <text:p>279,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,03</text:p>
          </table:table-cell>
          <table:table-cell table:formula="of:=ROUND([.B101];0)" office:value-type="float" office:value="4978" calcext:value-type="float">
            <text:p>4978</text:p>
          </table:table-cell>
          <table:table-cell/>
          <table:table-cell table:formula="of:=[.B102]-[.B101]" office:value-type="float" office:value="296.01" calcext:value-type="float">
            <text:p>296,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,04</text:p>
          </table:table-cell>
          <table:table-cell table:formula="of:=ROUND([.B102];0)" office:value-type="float" office:value="5274" calcext:value-type="float">
            <text:p>5274</text:p>
          </table:table-cell>
          <table:table-cell/>
          <table:table-cell table:formula="of:=[.B103]-[.B102]" office:value-type="float" office:value="313.61" calcext:value-type="float">
            <text:p>313,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,65</text:p>
          </table:table-cell>
          <table:table-cell table:formula="of:=ROUND([.B103];0)" office:value-type="float" office:value="5588" calcext:value-type="float">
            <text:p>5588</text:p>
          </table:table-cell>
          <table:table-cell/>
          <table:table-cell table:formula="of:=[.B104]-[.B103]" office:value-type="float" office:value="332.26" calcext:value-type="float">
            <text:p>332,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,91</text:p>
          </table:table-cell>
          <table:table-cell table:formula="of:=ROUND([.B104];0)" office:value-type="float" office:value="5920" calcext:value-type="float">
            <text:p>5920</text:p>
          </table:table-cell>
          <table:table-cell/>
          <table:table-cell table:formula="of:=[.B105]-[.B104]" office:value-type="float" office:value="352.02" calcext:value-type="float">
            <text:p>352,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,93</text:p>
          </table:table-cell>
          <table:table-cell table:formula="of:=ROUND([.B105];0)" office:value-type="float" office:value="6272" calcext:value-type="float">
            <text:p>6272</text:p>
          </table:table-cell>
          <table:table-cell/>
          <table:table-cell table:formula="of:=[.B106]-[.B105]" office:value-type="float" office:value="372.95" calcext:value-type="float">
            <text:p>372,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,88</text:p>
          </table:table-cell>
          <table:table-cell table:formula="of:=ROUND([.B106];0)" office:value-type="float" office:value="6645" calcext:value-type="float">
            <text:p>6645</text:p>
          </table:table-cell>
          <table:table-cell/>
          <table:table-cell table:formula="of:=[.B107]-[.B106]" office:value-type="float" office:value="395.12" calcext:value-type="float">
            <text:p>395,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formula="of:=ROUND([.B107];0)" office:value-type="float" office:value="7040" calcext:value-type="float">
            <text:p>7040</text:p>
          </table:table-cell>
          <table:table-cell/>
          <table:table-cell table:formula="of:=[.B108]-[.B107]" office:value-type="float" office:value="418.62" calcext:value-type="float">
            <text:p>418,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,62</text:p>
          </table:table-cell>
          <table:table-cell table:formula="of:=ROUND([.B108];0)" office:value-type="float" office:value="7459" calcext:value-type="float">
            <text:p>7459</text:p>
          </table:table-cell>
          <table:table-cell/>
          <table:table-cell table:formula="of:=[.B109]-[.B108]" office:value-type="float" office:value="443.51" calcext:value-type="float">
            <text:p>443,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,13</text:p>
          </table:table-cell>
          <table:table-cell table:formula="of:=ROUND([.B109];0)" office:value-type="float" office:value="7902" calcext:value-type="float">
            <text:p>7902</text:p>
          </table:table-cell>
          <table:table-cell/>
          <table:table-cell table:formula="of:=[.B110]-[.B109]" office:value-type="float" office:value="-7902.13" calcext:value-type="float">
            <text:p>-7902,13</text:p>
          </table:table-cell>
          <table:table-cell table:number-columns-repeated="1019"/>
        </table:table-row>
      </table:table>
      <table:table table:name="FilterPoint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X67</text:p>
          </table:table-cell>
          <table:table-cell/>
        </table:table-row>
        <table:table-row table:style-name="ro1">
          <table:table-cell office:value-type="string" calcext:value-type="string">
            <text:p>X2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X21</text:p>
          </table:table-cell>
          <table:table-cell office:value-type="string" calcext:value-type="string">
            <text:p>Modulation sources (voltage)</text:p>
          </table:table-cell>
        </table:table-row>
        <table:table-row table:style-name="ro1">
          <table:table-cell office:value-type="string" calcext:value-type="string">
            <text:p>X25</text:p>
          </table:table-cell>
          <table:table-cell office:value-type="string" calcext:value-type="string">
            <text:p>Modulation sources (voltag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style:rfc-language-tag="sr-Latn-RS" fo:language="sr" fo:script="Latn" fo:country="R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 number:grouping="true"/>
    </number:number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.00.0000</text:date>, <text:time style:data-style-name="N2" text:time-value="02:44:53.3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20:22:19.385000000</meta:creation-date>
    <meta:generator>LibreOffice/5.4.5.1$Windows_X86_64 LibreOffice_project/79c9829dd5d8054ec39a82dc51cd9eff340dbee8</meta:generator>
    <dc:date>2019-09-03T08:12:09.877000000</dc:date>
    <meta:editing-duration>P2DT22H14M22S</meta:editing-duration>
    <meta:editing-cycles>9</meta:editing-cycles>
    <meta:document-statistic meta:table-count="3" meta:cell-count="2526" meta:object-count="0"/>
  </office:meta>
</office:document-meta>
</file>